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028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0.3634in"/>
    </style:style>
    <style:style style:name="co7" style:family="table-column">
      <style:table-column-properties fo:break-before="auto" style:column-width="0.5902in"/>
    </style:style>
    <style:style style:name="co8" style:family="table-column">
      <style:table-column-properties fo:break-before="auto" style:column-width="1.3602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6957in"/>
    </style:style>
    <style:style style:name="co11" style:family="table-column">
      <style:table-column-properties fo:break-before="auto" style:column-width="2.1909in"/>
    </style:style>
    <style:style style:name="co12" style:family="table-column">
      <style:table-column-properties fo:break-before="auto" style:column-width="0.6008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0.4071in"/>
    </style:style>
    <style:style style:name="co15" style:family="table-column">
      <style:table-column-properties fo:break-before="auto" style:column-width="0.8335in"/>
    </style:style>
    <style:style style:name="co16" style:family="table-column">
      <style:table-column-properties fo:break-before="auto" style:column-width="0.5799in"/>
    </style:style>
    <style:style style:name="co17" style:family="table-column">
      <style:table-column-properties fo:break-before="auto" style:column-width="0.9799in"/>
    </style:style>
    <style:style style:name="co18" style:family="table-column">
      <style:table-column-properties fo:break-before="auto" style:column-width="0.4382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4256in"/>
    </style:style>
    <style:style style:name="co21" style:family="table-column">
      <style:table-column-properties fo:break-before="auto" style:column-width="1.378in"/>
    </style:style>
    <style:style style:name="co22" style:family="table-column">
      <style:table-column-properties fo:break-before="auto" style:column-width="0.9402in"/>
    </style:style>
    <style:style style:name="co23" style:family="table-column">
      <style:table-column-properties fo:break-before="auto" style:column-width="1.8291in"/>
    </style:style>
    <style:style style:name="co24" style:family="table-column">
      <style:table-column-properties fo:break-before="auto" style:column-width="0.852in"/>
    </style:style>
    <style:style style:name="co25" style:family="table-column">
      <style:table-column-properties fo:break-before="auto" style:column-width="0.8882in"/>
    </style:style>
    <style:style style:name="co26" style:family="table-column">
      <style:table-column-properties fo:break-before="auto" style:column-width="0.6744in"/>
    </style:style>
    <style:style style:name="co27" style:family="table-column">
      <style:table-column-properties fo:break-before="auto" style:column-width="1.2583in"/>
    </style:style>
    <style:style style:name="co28" style:family="table-column">
      <style:table-column-properties fo:break-before="auto" style:column-width="2.4862in"/>
    </style:style>
    <style:style style:name="co29" style:family="table-column">
      <style:table-column-properties fo:break-before="auto" style:column-width="0.639in"/>
    </style:style>
    <style:style style:name="co30" style:family="table-column">
      <style:table-column-properties fo:break-before="auto" style:column-width="1.7654in"/>
    </style:style>
    <style:style style:name="co31" style:family="table-column">
      <style:table-column-properties fo:break-before="auto" style:column-width="1.8256in"/>
    </style:style>
    <style:style style:name="co32" style:family="table-column">
      <style:table-column-properties fo:break-before="auto" style:column-width="1.0535in"/>
    </style:style>
    <style:style style:name="co33" style:family="table-column">
      <style:table-column-properties fo:break-before="auto" style:column-width="0.8181in"/>
    </style:style>
    <style:style style:name="co34" style:family="table-column">
      <style:table-column-properties fo:break-before="auto" style:column-width="0.9681in"/>
    </style:style>
    <style:style style:name="co35" style:family="table-column">
      <style:table-column-properties fo:break-before="auto" style:column-width="0.8071in"/>
    </style:style>
    <style:style style:name="co36" style:family="table-column">
      <style:table-column-properties fo:break-before="auto" style:column-width="0.8398in"/>
    </style:style>
    <style:style style:name="co37" style:family="table-column">
      <style:table-column-properties fo:break-before="auto" style:column-width="0.6354in"/>
    </style:style>
    <style:style style:name="co38" style:family="table-column">
      <style:table-column-properties fo:break-before="auto" style:column-width="0.6138in"/>
    </style:style>
    <style:style style:name="co39" style:family="table-column">
      <style:table-column-properties fo:break-before="auto" style:column-width="0.8819in"/>
    </style:style>
    <style:style style:name="co40" style:family="table-column">
      <style:table-column-properties fo:break-before="auto" style:column-width="0.7752in"/>
    </style:style>
    <style:style style:name="co41" style:family="table-column">
      <style:table-column-properties fo:break-before="auto" style:column-width="0.7965in"/>
    </style:style>
    <style:style style:name="co42" style:family="table-column">
      <style:table-column-properties fo:break-before="auto" style:column-width="2.6516in"/>
    </style:style>
    <style:style style:name="co43" style:family="table-column">
      <style:table-column-properties fo:break-before="auto" style:column-width="1.2898in"/>
    </style:style>
    <style:style style:name="co44" style:family="table-column">
      <style:table-column-properties fo:break-before="auto" style:column-width="1.2791in"/>
    </style:style>
    <style:style style:name="co45" style:family="table-column">
      <style:table-column-properties fo:break-before="auto" style:column-width="1.5362in"/>
    </style:style>
    <style:style style:name="ro1" style:family="table-row">
      <style:table-row-properties style:row-height="0.6083in" fo:break-before="auto" style:use-optimal-row-height="false"/>
    </style:style>
    <style:style style:name="ro2" style:family="table-row">
      <style:table-row-properties style:row-height="0.6646in" fo:break-before="auto" style:use-optimal-row-height="false"/>
    </style:style>
    <style:style style:name="ro3" style:family="table-row">
      <style:table-row-properties style:row-height="0.5256in" fo:break-before="auto" style:use-optimal-row-height="false"/>
    </style:style>
    <style:style style:name="ro4" style:family="table-row">
      <style:table-row-properties style:row-height="0.4299in" fo:break-before="auto" style:use-optimal-row-height="false"/>
    </style:style>
    <style:style style:name="ro5" style:family="table-row">
      <style:table-row-properties style:row-height="0.3799in" fo:break-before="auto" style:use-optimal-row-height="false"/>
    </style:style>
    <style:style style:name="ro6" style:family="table-row">
      <style:table-row-properties style:row-height="0.5866in" fo:break-before="auto" style:use-optimal-row-height="false"/>
    </style:style>
    <style:style style:name="ro7" style:family="table-row">
      <style:table-row-properties style:row-height="0.5091in" fo:break-before="auto" style:use-optimal-row-height="false"/>
    </style:style>
    <style:style style:name="ro8" style:family="table-row">
      <style:table-row-properties style:row-height="0.3508in" fo:break-before="auto" style:use-optimal-row-height="false"/>
    </style:style>
    <style:style style:name="ro9" style:family="table-row">
      <style:table-row-properties style:row-height="0.45in" fo:break-before="auto" style:use-optimal-row-height="fals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8134in" fo:break-before="auto" style:use-optimal-row-height="false"/>
    </style:style>
    <style:style style:name="ro12" style:family="table-row">
      <style:table-row-properties style:row-height="0.402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296" style:family="table-cell" style:parent-style-name="Default">
      <style:text-properties style:font-name="Liberation Sans"/>
    </style:style>
    <style:style style:name="ce297" style:family="table-cell" style:parent-style-name="Default">
      <style:table-cell-properties fo:background-color="transparent"/>
      <style:text-properties style:font-name="Liberation Sans"/>
    </style:style>
    <style:style style:name="ce2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30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307" style:family="table-cell" style:parent-style-name="Default">
      <style:table-cell-properties style:text-align-source="fix" style:repeat-content="false" fo:wrap-option="wrap" fo:border="0.06pt solid #000000" style:rotation-angle="90" style:rotation-align="top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310" style:family="table-cell" style:parent-style-name="Default">
      <style:table-cell-properties fo:background-color="transparent" fo:border="none"/>
      <style:text-properties style:font-name="Liberation Sans" fo:font-size="12pt" style:font-size-asian="12pt" style:font-size-complex="12pt"/>
    </style:style>
    <style:style style:name="ce311" style:family="table-cell" style:parent-style-name="Default">
      <style:table-cell-properties style:text-align-source="fix" style:repeat-content="false" fo:border="0.06pt solid #000000" style:rotation-angle="90" style:rotation-align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order="0.06pt solid #000000" style:rotation-angle="90"/>
      <style:text-properties style:font-name="Liberation Sans" fo:font-size="12pt" style:font-size-asian="12pt" style:font-size-complex="12pt"/>
    </style:style>
    <style:style style:name="ce31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wrap-option="wrap" fo:border="0.06pt solid #000000" style:vertical-align="middle"/>
      <style:text-properties style:font-name="Liberation Sans" fo:font-weight="bold" style:font-weight-asian="bold" style:font-weight-complex="bold"/>
    </style:style>
    <style:style style:name="ce31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/>
    </style:style>
    <style:style style:name="ce329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 fo:font-weight="normal" style:font-weight-asian="normal" style:font-weight-complex="normal"/>
    </style:style>
    <style:style style:name="ce330" style:family="table-cell" style:parent-style-name="Default" style:data-style-name="N0">
      <style:table-cell-properties fo:background-color="transparent" fo:border="none" style:vertical-align="middle"/>
      <style:text-properties style:font-name="Liberation Sans" fo:font-weight="normal" style:font-weight-asian="normal" style:font-weight-complex="normal"/>
    </style:style>
    <style:style style:name="ce333" style:family="table-cell" style:parent-style-name="Default">
      <style:table-cell-properties fo:background-color="transparent" fo:border="0.06pt solid #000000" style:vertical-align="middl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ackground-color="transparent" fo:border="0.74pt solid #000000"/>
      <style:text-properties style:font-name="Liberation Sans"/>
    </style:style>
    <style:style style:name="ce344" style:family="table-cell" style:parent-style-name="Default" style:data-style-name="N0">
      <style:table-cell-properties fo:background-color="transparent" fo:border="0.74pt solid #000000"/>
      <style:text-properties style:font-name="Liberation Sans"/>
    </style:style>
    <style:style style:name="ce345" style:family="table-cell" style:parent-style-name="Default">
      <style:table-cell-properties fo:background-color="transparent" fo:wrap-option="wrap" fo:border="0.74pt solid #000000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4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ans"/>
    </style:style>
    <style:style style:name="ce351" style:family="table-cell" style:parent-style-name="Default">
      <style:table-cell-properties fo:background-color="transparent" fo:wrap-option="wrap" fo:border="0.06pt solid #000000"/>
      <style:text-properties style:font-name="Liberation Sans"/>
    </style:style>
    <style:style style:name="ce352" style:family="table-cell" style:parent-style-name="Default" style:data-style-name="N0">
      <style:table-cell-properties fo:background-color="transparent"/>
      <style:text-properties style:font-name="Liberation Sans"/>
    </style:style>
    <style:style style:name="ce353" style:family="table-cell" style:parent-style-name="Default" style:data-style-name="N0">
      <style:table-cell-properties fo:border="non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 style:data-style-name="N0">
      <style:table-cell-properties fo:border="0.06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 style:data-style-name="N0">
      <style:table-cell-properties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="0.74pt solid #000000"/>
      <style:text-properties style:font-name="Liberation Sans"/>
    </style:style>
    <style:style style:name="ce377" style:family="table-cell" style:parent-style-name="Default">
      <style:table-cell-properties fo:background-color="transparent" fo:border="none"/>
      <style:text-properties style:font-name="Liberation Sans"/>
    </style:style>
    <style:style style:name="ce378" style:family="table-cell" style:parent-style-name="Default" style:data-style-name="N0">
      <style:table-cell-properties fo:border="0.74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79" style:family="table-cell" style:parent-style-name="Default" style:data-style-name="N0">
      <style:table-cell-properties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5" style:family="table-cell" style:parent-style-name="Default">
      <style:table-cell-properties fo:wrap-option="wrap" fo:border="0.06pt solid #000000"/>
      <style:text-properties style:font-name="Liberation Sans"/>
    </style:style>
    <style:style style:name="ce397" style:family="table-cell" style:parent-style-name="Default" style:data-style-name="N0">
      <style:text-properties style:font-name="Liberation Sans"/>
    </style:style>
    <style:style style:name="ce39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0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405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1" style:family="table-cell" style:parent-style-name="Default" style:data-style-name="N0">
      <style:table-cell-properties fo:background-color="#ffd8ce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font-name="Liberation Sans"/>
    </style:style>
    <style:style style:name="ce4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4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415" style:family="table-cell" style:parent-style-name="Default">
      <style:table-cell-properties fo:border="none"/>
      <style:text-properties style:font-name="Liberation Sans"/>
    </style:style>
    <style:style style:name="ce59" style:family="table-cell" style:parent-style-name="Default">
      <style:table-cell-properties fo:border="0.06pt solid #000000"/>
      <style:text-properties style:font-name="Liberation Sans"/>
    </style:style>
    <style:style style:name="ce417" style:family="table-cell" style:parent-style-name="Default" style:data-style-name="N0">
      <style:table-cell-properties fo:background-color="transparent" fo:border="none"/>
      <style:text-properties style:font-name="Liberation Sans"/>
    </style:style>
    <style:style style:name="ce62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Liberation Sans"/>
    </style:style>
    <style:style style:name="ce42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4" style:family="table-cell" style:parent-style-name="Default">
      <style:table-cell-properties fo:background-color="#b6eb75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425" style:family="table-cell" style:parent-style-name="Default" style:data-style-name="N0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6" style:family="table-cell" style:parent-style-name="Default" style:data-style-name="N0">
      <style:table-cell-properties fo:background-color="#b6eb75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7" style:family="table-cell" style:parent-style-name="Default">
      <style:table-cell-properties fo:background-color="#b6eb75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8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style:font-name="Liberation Sans"/>
    </style:style>
    <style:style style:name="ce7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7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1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Liberation Sans"/>
    </style:style>
    <style:style style:name="ce77" style:family="table-cell" style:parent-style-name="Default">
      <style:table-cell-properties fo:wrap-option="wrap" fo:border="0.06pt solid #000000" style:vertical-align="middle"/>
      <style:text-properties style:font-name="Liberation Sans"/>
    </style:style>
    <style:style style:name="ce4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3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36" style:family="table-cell" style:parent-style-name="Default">
      <style:table-cell-properties fo:background-color="#ff6d6d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 style:data-style-name="N0">
      <style:table-cell-properties fo:background-color="#ff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438" style:family="table-cell" style:parent-style-name="Default">
      <style:table-cell-properties fo:background-color="transparent" fo:wrap-option="wrap" fo:border="none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order="0.74pt solid #000000"/>
      <style:text-properties style:font-name="Liberation Sans"/>
    </style:style>
    <style:style style:name="ce439" style:family="table-cell" style:parent-style-name="Default" style:data-style-name="N0">
      <style:table-cell-properties fo:background-color="#b6eb75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440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441" style:family="table-cell" style:parent-style-name="Default" style:data-style-name="N0">
      <style:table-cell-properties fo:background-color="#b6eb75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442" style:family="table-cell" style:parent-style-name="Default" style:data-style-name="N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4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44" style:family="table-cell" style:parent-style-name="Default">
      <style:text-properties style:font-name="Liberation Sans" fo:font-size="10pt" style:font-size-asian="10pt" style:font-size-complex="10pt"/>
    </style:style>
    <style:style style:name="ce44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48" style:family="table-cell" style:parent-style-name="Default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49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51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5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/>
    </style:style>
    <style:style style:name="ce4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/>
    </style:style>
    <style:style style:name="ce45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5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8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59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6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1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style:font-name="Liberation Sans"/>
    </style:style>
    <style:style style:name="ce462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463" style:family="table-cell" style:parent-style-name="Default" style:data-style-name="N0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4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Liberation Sans"/>
    </style:style>
    <style:style style:name="ce465" style:family="table-cell" style:parent-style-name="Default" style:data-style-name="N0">
      <style:table-cell-properties fo:border="none"/>
      <style:text-properties style:font-name="Liberation Sans"/>
    </style:style>
    <style:style style:name="ce466" style:family="table-cell" style:parent-style-name="Default" style:data-style-name="N0">
      <style:table-cell-properties fo:border="0.06pt solid #000000"/>
      <style:text-properties style:font-name="Liberation Sans"/>
    </style:style>
    <style:style style:name="ce467" style:family="table-cell" style:parent-style-name="Default" style:data-style-name="N0">
      <style:table-cell-properties fo:wrap-option="wrap" fo:border="0.06pt solid #000000"/>
      <style:text-properties style:font-name="Liberation Sans" fo:font-size="10pt" style:font-size-asian="10pt" style:font-size-complex="10pt"/>
    </style:style>
    <style:style style:name="ce4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69" style:family="table-cell" style:parent-style-name="Default" style:data-style-name="N0">
      <style:table-cell-properties fo:border="0.74pt solid #000000"/>
      <style:text-properties style:font-name="Liberation Sans"/>
    </style:style>
    <style:style style:name="ce470" style:family="table-cell" style:parent-style-name="Default" style:data-style-name="N0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471" style:family="table-cell" style:parent-style-name="Default" style:data-style-name="N2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72" style:family="table-cell" style:parent-style-name="Default" style:data-style-name="N2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73" style:family="table-cell" style:parent-style-name="Default" style:data-style-name="N2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74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7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7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Liberation Sans"/>
    </style:style>
    <style:style style:name="ce47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9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80" style:family="table-cell" style:parent-style-name="Default" style:data-style-name="N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1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2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ce48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5" style:family="table-cell" style:parent-style-name="Default" style:data-style-name="N10">
      <style:table-cell-properties fo:background-color="#bf819e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86" style:family="table-cell" style:parent-style-name="Default" style:data-style-name="N1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87" style:family="table-cell" style:parent-style-name="Default" style:data-style-name="N1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88" style:family="table-cell" style:parent-style-name="Default" style:data-style-name="N1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89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90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491" style:family="table-cell" style:parent-style-name="Default" style:data-style-name="N0">
      <style:table-cell-properties fo:border="0.74pt solid #000000"/>
      <style:text-properties style:font-name="Liberation Sans" fo:font-size="10pt" style:font-size-asian="10pt" style:font-size-complex="10pt"/>
    </style:style>
    <style:style style:name="ce492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49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49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>
      <style:table-cell-properties style:text-align-source="fix" style:repeat-content="false" fo:wrap-option="wrap" fo:border="0.74pt solid #000000" style:rotation-angle="90" style:rotation-align="top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="0.74pt solid #000000"/>
      <style:text-properties style:font-name="Liberation Sans" fo:font-size="12pt" style:font-size-asian="12pt" style:font-size-complex="12pt"/>
    </style:style>
    <style:style style:name="ce49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2pt" style:font-size-asian="12pt" style:font-size-complex="12pt"/>
    </style:style>
    <style:style style:name="ce500" style:family="table-cell" style:parent-style-name="Default">
      <style:table-cell-properties style:text-align-source="fix" style:repeat-content="false" fo:border="0.74pt solid #000000" style:rotation-angle="90" style:rotation-align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="0.74pt solid #000000" style:rotation-angle="90"/>
      <style:text-properties style:font-name="Liberation Sans" fo:font-size="12pt" style:font-size-asian="12pt" style:font-size-complex="12pt"/>
    </style:style>
    <style:style style:name="ce50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ackground-color="#ffd8ce" fo:wrap-option="wrap" style:vertical-align="middle"/>
      <style:text-properties style:font-name="Liberation Sans" fo:font-size="9pt" style:font-size-asian="9pt" style:font-size-complex="9pt"/>
    </style:style>
    <style:style style:name="ce50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505" style:family="table-cell" style:parent-style-name="Default" style:data-style-name="N0">
      <style:table-cell-properties fo:background-color="transparent" fo:border="0.74pt solid #000000" style:vertical-align="middle"/>
      <style:text-properties style:font-name="Liberation Sans"/>
    </style:style>
    <style:style style:name="ce506" style:family="table-cell" style:parent-style-name="Default" style:data-style-name="N0">
      <style:table-cell-properties fo:background-color="transparent" fo:border="0.74pt solid #000000" style:vertical-align="middle"/>
      <style:text-properties style:font-name="Liberation Sans" fo:font-weight="normal" style:font-weight-asian="normal" style:font-weight-complex="normal"/>
    </style:style>
    <style:style style:name="ce50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Liberation Sans" fo:font-weight="normal" style:font-weight-asian="normal" style:font-weight-complex="normal"/>
    </style:style>
    <style:style style:name="ce508" style:family="table-cell" style:parent-style-name="Default" style:data-style-name="N0">
      <style:table-cell-properties fo:background-color="transparent" fo:border="0.74pt solid #000000" style:vertical-align="middle"/>
      <style:text-properties style:font-name="Calibri" fo:font-weight="normal" style:font-weight-asian="normal" style:font-weight-complex="normal"/>
    </style:style>
    <style:style style:name="ce509" style:family="table-cell" style:parent-style-name="Default">
      <style:table-cell-properties fo:background-color="transparent" fo:border="0.74pt solid #000000" style:vertical-align="middl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b6eb75" fo:border="0.74pt solid #000000"/>
      <style:text-properties style:font-name="Liberation Sans"/>
    </style:style>
    <style:style style:name="ce512" style:family="table-cell" style:parent-style-name="Default" style:data-style-name="N0">
      <style:table-cell-properties fo:background-color="#ffff99" fo:border="0.74pt solid #000000"/>
      <style:text-properties style:font-name="Liberation Sans"/>
    </style:style>
    <style:style style:name="ce513" style:family="table-cell" style:parent-style-name="Default">
      <style:table-cell-properties fo:background-color="#ffff99" fo:border="0.74pt solid #000000"/>
      <style:text-properties style:font-name="Liberation Sans"/>
    </style:style>
    <style:style style:name="ce514" style:family="table-cell" style:parent-style-name="Default" style:data-style-name="N0">
      <style:table-cell-properties fo:background-color="#b6eb75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515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516" style:family="table-cell" style:parent-style-name="Default">
      <style:table-cell-properties fo:background-color="#b6eb75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517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16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16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51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5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>
      <style:table-cell-properties fo:background-color="#ff6d6d"/>
    </style:style>
    <style:style style:name="ce191" style:family="table-cell" style:parent-style-name="Default">
      <style:table-cell-properties fo:background-color="#ff6d6d"/>
    </style:style>
    <style:style style:name="ce192" style:family="table-cell" style:parent-style-name="Default">
      <style:table-cell-properties fo:background-color="#ff6d6d"/>
    </style:style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>
      <style:table-cell-properties fo:background-color="#ff6d6d"/>
    </style:style>
    <style:style style:name="ce197" style:family="table-cell" style:parent-style-name="Default">
      <style:table-cell-properties fo:background-color="#ff6d6d"/>
    </style:style>
    <style:style style:name="ce198" style:family="table-cell" style:parent-style-name="Default">
      <style:table-cell-properties fo:background-color="#ff6d6d"/>
    </style:style>
    <style:style style:name="ce199" style:family="table-cell" style:parent-style-name="Default">
      <style:table-cell-properties fo:background-color="#ff6d6d"/>
    </style:style>
    <style:style style:name="ce200" style:family="table-cell" style:parent-style-name="Default">
      <style:table-cell-properties fo:background-color="#ff6d6d"/>
    </style:style>
    <style:style style:name="ce201" style:family="table-cell" style:parent-style-name="Default">
      <style:table-cell-properties fo:background-color="#ff6d6d"/>
    </style:style>
    <style:style style:name="ce204" style:family="table-cell" style:parent-style-name="Default"/>
    <style:style style:name="ce203" style:family="table-cell" style:parent-style-name="Default">
      <style:table-cell-properties fo:background-color="#b6eb75"/>
    </style:style>
    <style:style style:name="ce207" style:family="table-cell" style:parent-style-name="Default"/>
    <style:style style:name="ce205" style:family="table-cell" style:parent-style-name="Default" style:data-style-name="N100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number-columns-repeated="2" table:default-cell-style-name="ce296"/>
        <table:table-column table:style-name="co2" table:default-cell-style-name="ce296"/>
        <table:table-column table:style-name="co3" table:visibility="collapse" table:default-cell-style-name="ce352"/>
        <table:table-column table:style-name="co4" table:visibility="collapse" table:default-cell-style-name="ce397"/>
        <table:table-column table:style-name="co5" table:visibility="collapse" table:default-cell-style-name="ce414"/>
        <table:table-column table:style-name="co6" table:visibility="collapse" table:default-cell-style-name="ce397"/>
        <table:table-column table:style-name="co7" table:default-cell-style-name="ce435"/>
        <table:table-column table:style-name="co8" table:default-cell-style-name="ce397"/>
        <table:table-column table:style-name="co9" table:default-cell-style-name="ce397"/>
        <table:table-column table:style-name="co10" table:default-cell-style-name="ce414"/>
        <table:table-column table:style-name="co11" table:visibility="collapse" table:default-cell-style-name="ce435"/>
        <table:table-column table:style-name="co12" table:default-cell-style-name="ce414"/>
        <table:table-column table:style-name="co13" table:default-cell-style-name="ce397"/>
        <table:table-column table:style-name="co14" table:visibility="collapse" table:default-cell-style-name="ce397"/>
        <table:table-column table:style-name="co15" table:default-cell-style-name="ce397"/>
        <table:table-column table:style-name="co16" table:default-cell-style-name="ce397"/>
        <table:table-column table:style-name="co17" table:visibility="collapse" table:default-cell-style-name="ce397"/>
        <table:table-column table:style-name="co15" table:default-cell-style-name="ce397"/>
        <table:table-column table:style-name="co7" table:number-columns-repeated="2" table:default-cell-style-name="ce397"/>
        <table:table-column table:style-name="co18" table:default-cell-style-name="ce296"/>
        <table:table-column table:style-name="co15" table:default-cell-style-name="ce296"/>
        <table:table-column table:style-name="co15" table:number-columns-repeated="990" table:default-cell-style-name="ce397"/>
        <table:table-column table:style-name="co19" table:number-columns-repeated="11" table:default-cell-style-name="ce296"/>
        <table:table-row table:style-name="ro1">
          <table:table-cell/>
          <table:table-cell table:style-name="ce298"/>
          <table:table-cell table:style-name="ce319"/>
          <table:table-cell table:style-name="ce337"/>
          <table:table-cell table:style-name="ce353"/>
          <table:table-cell table:style-name="ce399"/>
          <table:table-cell table:style-name="ce415"/>
          <table:table-cell table:style-name="ce420"/>
          <table:table-cell table:style-name="ce415" table:number-columns-repeated="2"/>
          <table:table-cell table:style-name="ce420"/>
          <table:table-cell table:style-name="ce399" table:number-columns-repeated="2"/>
          <table:table-cell table:style-name="ce461"/>
          <table:table-cell table:style-name="ce465"/>
          <table:table-cell table:style-name="ce420"/>
          <table:table-cell table:style-name="ce399"/>
          <table:table-cell table:style-name="ce465" table:number-columns-repeated="2"/>
          <table:table-cell table:style-name="ce399"/>
          <table:table-cell table:style-name="ce461"/>
          <table:table-cell table:style-name="Default" table:number-columns-repeated="24"/>
          <table:table-cell table:number-columns-repeated="979"/>
        </table:table-row>
        <table:table-row table:style-name="ro2">
          <table:table-cell/>
          <table:table-cell table:style-name="ce300" table:number-columns-spanned="2" table:number-rows-spanned="1"/>
          <table:covered-table-cell table:style-name="ce321"/>
          <table:table-cell table:style-name="ce339"/>
          <table:table-cell table:style-name="ce354"/>
          <table:table-cell table:style-name="ce47"/>
          <table:table-cell table:style-name="ce59"/>
          <table:table-cell table:style-name="ce65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59"/>
          <table:table-cell table:style-name="ce65" office:value-type="string" calcext:value-type="string" table:number-columns-spanned="5" table:number-rows-spanned="1">
            <text:p>Practicability</text:p>
          </table:table-cell>
          <table:covered-table-cell table:number-columns-repeated="2" table:style-name="ce47"/>
          <table:covered-table-cell table:style-name="ce462"/>
          <table:covered-table-cell table:style-name="ce466"/>
          <table:table-cell table:style-name="ce65" office:value-type="string" calcext:value-type="string" table:number-columns-spanned="6" table:number-rows-spanned="1">
            <text:p>Performance</text:p>
          </table:table-cell>
          <table:covered-table-cell table:style-name="ce47"/>
          <table:covered-table-cell table:number-columns-repeated="2" table:style-name="ce466"/>
          <table:covered-table-cell table:style-name="ce47"/>
          <table:covered-table-cell table:style-name="ce462"/>
          <table:table-cell table:style-name="Default" table:number-columns-repeated="24"/>
          <table:table-cell table:number-columns-repeated="979"/>
        </table:table-row>
        <table:table-row table:style-name="ro3">
          <table:table-cell/>
          <table:table-cell table:style-name="ce301" office:value-type="string" calcext:value-type="string" table:number-columns-spanned="2" table:number-rows-spanned="2">
            <text:p>Provider</text:p>
          </table:table-cell>
          <table:covered-table-cell table:style-name="ce16"/>
          <table:table-cell table:style-name="ce341"/>
          <table:table-cell table:style-name="ce355"/>
          <table:table-cell table:style-name="ce401"/>
          <table:table-cell table:style-name="ce6"/>
          <table:table-cell table:style-name="ce66" office:value-type="string" calcext:value-type="string" table:number-columns-spanned="1" table:number-rows-spanned="2">
            <text:p>Public Rate Limits </text:p>
          </table:table-cell>
          <table:table-cell table:style-name="ce66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66" office:value-type="string" calcext:value-type="string" table:number-columns-spanned="1" table:number-rows-spanned="2">
            <text:p>Privacy Policy</text:p>
          </table:table-cell>
          <table:table-cell table:style-name="ce445" office:value-type="string" calcext:value-type="string">
            <text:p>Provider Setup</text:p>
          </table:table-cell>
          <table:table-cell table:style-name="ce91" office:value-type="string" calcext:value-type="string" table:number-columns-spanned="2" table:number-rows-spanned="1">
            <text:p>Delta Chat Setup</text:p>
          </table:table-cell>
          <table:covered-table-cell table:style-name="ce457"/>
          <table:table-cell table:style-name="ce66" office:value-type="string" calcext:value-type="string" table:number-columns-spanned="2" table:number-rows-spanned="1">
            <text:p>Provider Migration</text:p>
          </table:table-cell>
          <table:covered-table-cell table:style-name="ce467"/>
          <table:table-cell table:style-name="ce66" office:value-type="string" calcext:value-type="string">
            <text:p>Attachment Size</text:p>
          </table:table-cell>
          <table:table-cell table:style-name="ce91" office:value-type="string" calcext:value-type="string">
            <text:p>Speed</text:p>
          </table:table-cell>
          <table:table-cell table:style-name="ce66" office:value-type="string" calcext:value-type="string">
            <text:p>quota report</text:p>
          </table:table-cell>
          <table:table-cell table:style-name="ce66" office:value-type="string" calcext:value-type="string">
            <text:p>IMAP Features</text:p>
          </table:table-cell>
          <table:table-cell table:style-name="ce38" office:value-type="string" calcext:value-type="string" table:number-columns-spanned="2" table:number-rows-spanned="1">
            <text:p>Interoperability</text:p>
          </table:table-cell>
          <table:covered-table-cell table:style-name="ce490"/>
          <table:table-cell table:style-name="Default" table:number-columns-repeated="24"/>
          <table:table-cell table:number-columns-repeated="979"/>
        </table:table-row>
        <table:table-row table:style-name="ro4">
          <table:table-cell/>
          <table:covered-table-cell table:number-columns-repeated="2" table:style-name="ce6"/>
          <table:table-cell table:style-name="ce342" office:value-type="string" calcext:value-type="string">
            <text:p>legal operator</text:p>
          </table:table-cell>
          <table:table-cell table:style-name="ce38" office:value-type="string" calcext:value-type="string">
            <text:p>open registration</text:p>
          </table:table-cell>
          <table:table-cell table:style-name="ce16" office:value-type="string" calcext:value-type="string">
            <text:p>costs (basic fare)</text:p>
          </table:table-cell>
          <table:table-cell table:style-name="ce16" office:value-type="string" calcext:value-type="string">
            <text:p>Mailbox size</text:p>
          </table:table-cell>
          <table:covered-table-cell table:number-columns-repeated="3" table:style-name="ce6"/>
          <table:table-cell table:style-name="ce91" office:value-type="string" calcext:value-type="string">
            <text:p>Steps Needed</text:p>
          </table:table-cell>
          <table:table-cell table:style-name="ce66" office:value-type="string" calcext:value-type="string">
            <text:p>prep measures needed</text:p>
          </table:table-cell>
          <table:table-cell table:style-name="ce66" office:value-type="string" calcext:value-type="string">
            <text:p>Steps Needed</text:p>
          </table:table-cell>
          <table:table-cell table:style-name="ce66" office:value-type="string" calcext:value-type="string">
            <text:p>Auto Forward</text:p>
          </table:table-cell>
          <table:table-cell table:style-name="ce66" office:value-type="string" calcext:value-type="string">
            <text:p>import / export</text:p>
          </table:table-cell>
          <table:table-cell table:style-name="ce6" table:number-columns-spanned="4" table:number-rows-spanned="1"/>
          <table:covered-table-cell table:style-name="ce6"/>
          <table:covered-table-cell table:number-columns-repeated="2" table:style-name="ce476"/>
          <table:table-cell table:style-name="ce38" office:value-type="string" calcext:value-type="string">
            <text:p>Send</text:p>
          </table:table-cell>
          <table:table-cell table:style-name="ce16" office:value-type="string" calcext:value-type="string">
            <text:p>Receive</text:p>
          </table:table-cell>
          <table:table-cell table:style-name="Default" table:number-columns-repeated="24"/>
          <table:table-cell table:style-name="ce493" table:number-columns-repeated="968"/>
          <table:table-cell table:style-name="ce494" table:number-columns-repeated="10"/>
          <table:table-cell/>
        </table:table-row>
        <table:table-row table:style-name="ro5">
          <table:table-cell/>
          <table:table-cell table:style-name="ce307" office:value-type="string" calcext:value-type="string" table:number-columns-spanned="1" table:number-rows-spanned="14">
            <text:p>Freemium / Advertising </text:p>
          </table:table-cell>
          <table:table-cell table:style-name="ce327" office:value-type="string" calcext:value-type="string">
            <text:p>AOL Mail</text:p>
          </table:table-cell>
          <table:table-cell table:style-name="ce343" office:value-type="string" calcext:value-type="string">
            <text:p>Yahoo! Inc.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unlimited</text:p>
          </table:table-cell>
          <table:table-cell table:style-name="ce423" office:value-type="string" calcext:value-type="string">
            <text:p>no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privacy.aol.com/legacy/privacy-policy.1.html" xlink:type="simple">Link1</text:a>  <text:a xlink:href="https://legal.yahoo.com/ie/en/yahoo/privacy/index.html" xlink:type="simple">Link2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9" office:value-type="string" calcext:value-type="string">
            <text:p>No </text:p>
          </table:table-cell>
          <table:table-cell table:style-name="ce454" office:value-type="string" calcext:value-type="string">
            <text:p>yes, contacts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9.25557708740234" calcext:value-type="float">
            <text:p>9.26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Gmail Free</text:p>
          </table:table-cell>
          <table:table-cell table:style-name="ce343" office:value-type="string" calcext:value-type="string">
            <text:p>Google LLC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max. 15 GB</text:p>
          </table:table-cell>
          <table:table-cell table:style-name="ce424" office:value-type="string" calcext:value-type="string">
            <text:p><text:a xlink:href="https://support.google.com/a/answer/166852#imap&amp;zippy=%2Cfree-trial-account-limits" xlink:type="simple">Link</text:a>, <text:a xlink:href="https://support.google.com/mail/answer/22839?hl=en" xlink:type="simple">Link</text:a>, <text:a xlink:href="https://support.google.com/a/answer/1366776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24" office:value-type="string" calcext:value-type="string">
            <text:p><text:a xlink:href="https://policies.google.com/privacy?hl=en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4" office:value-type="string" calcext:value-type="string">
            <text:p>prepare</text:p>
          </table:table-cell>
          <table:table-cell table:style-name="ce45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5.91371846199036" calcext:value-type="float">
            <text:p>5.91</text:p>
          </table:table-cell>
          <table:table-cell table:style-name="ce442" office:value-type="string" calcext:value-type="string">
            <text:p>1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GMX FreeMail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agb-server.gmx.net/datenschutz" xlink:type="simple">Link1</text:a>  <text:a xlink:href="https://www.gmx.com/company/privacypolicy/" xlink:type="simple">Link2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4" calcext:value-type="float">
            <text:p>4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, calendar</text:p>
          </table:table-cell>
          <table:table-cell table:style-name="ce458" office:value-type="string" calcext:value-type="string">
            <text:p>20MB</text:p>
          </table:table-cell>
          <table:table-cell table:style-name="ce471" office:value-type="float" office:value="1.55661845207214" calcext:value-type="float">
            <text:p>1.56</text:p>
          </table:table-cell>
          <table:table-cell table:style-name="ce441" office:value-type="string" calcext:value-type="string">
            <text:p>1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hotmail.com</text:p>
          </table:table-cell>
          <table:table-cell table:style-name="ce343" office:value-type="string" calcext:value-type="string">
            <text:p>Microsoft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5 GB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<text:a xlink:href="https://privacy.microsoft.com/en-us/privacystatement" xlink:type="simple">Link</text:a></text:p>
          </table:table-cell>
          <table:table-cell table:style-name="ce449" office:value-type="string" calcext:value-type="string">
            <text:p>6+7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0MB</text:p>
          </table:table-cell>
          <table:table-cell table:style-name="ce471" office:value-type="float" office:value="5.0611424446106" calcext:value-type="float">
            <text:p>5.06</text:p>
          </table:table-cell>
          <table:table-cell table:style-name="ce441" office:value-type="string" calcext:value-type="string">
            <text:p>15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iCloud Mail</text:p>
          </table:table-cell>
          <table:table-cell table:style-name="ce343" office:value-type="string" calcext:value-type="string">
            <text:p>Apple Inc.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5 GB (shared)</text:p>
          </table:table-cell>
          <table:table-cell table:style-name="ce426" office:value-type="string" calcext:value-type="string">
            <text:p><text:a xlink:href="https://support.apple.com/en-us/HT202305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<text:a xlink:href="https://www.apple.com/legal/privacy/" xlink:type="simple">Link</text:a> </text:p>
          </table:table-cell>
          <table:table-cell table:style-name="ce447" office:value-type="float" office:value="5" calcext:value-type="float">
            <text:p>5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6.69161128997803" calcext:value-type="float">
            <text:p>6.69</text:p>
          </table:table-cell>
          <table:table-cell table:style-name="ce442" office:value-type="string" calcext:value-type="string">
            <text:p>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ik.me</text:p>
          </table:table-cell>
          <table:table-cell table:style-name="ce344" office:value-type="string" calcext:value-type="string">
            <text:p>infomaniak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20 GB</text:p>
          </table:table-cell>
          <table:table-cell table:style-name="ce426" office:value-type="string" calcext:value-type="string">
            <text:p><text:a xlink:href="https://www.infomaniak.com/en/support/faq/search?q=rate+limits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www.infomaniak.com/de/agb/datenschutzrichtlinien" xlink:type="simple">Link1</text:a>  <text:a xlink:href="https://www.infomaniak.com/en/legal/general-data-protection-regulation" xlink:type="simple">Link2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5" office:value-type="string" calcext:value-type="string">
            <text:p>ok</text:p>
          </table:table-cell>
          <table:table-cell table:style-name="ce448" office:value-type="float" office:value="1" calcext:value-type="float">
            <text:p>1</text:p>
          </table:table-cell>
          <table:table-cell table:style-name="ce463" office:value-type="string" calcext:value-type="string">
            <text:p>not for free</text:p>
          </table:table-cell>
          <table:table-cell table:style-name="ce454" office:value-type="string" calcext:value-type="string">
            <text:p>yes, messages, contacts, calendar BUT export messages impossible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4.65144467353821" calcext:value-type="float">
            <text:p>4.65</text:p>
          </table:table-cell>
          <table:table-cell table:style-name="ce442" office:value-type="string" calcext:value-type="string">
            <text:p>20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mail.ru</text:p>
          </table:table-cell>
          <table:table-cell table:style-name="ce345" office:value-type="string" calcext:value-type="string">
            <text:p>Mail.Ru Group / LLC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unlimited</text:p>
          </table:table-cell>
          <table:table-cell table:style-name="ce427" office:value-type="string" calcext:value-type="string">
            <text:p><text:a xlink:href="https://help.mail.ru/enmail-help/rules/general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help.mail.ru/legal/terms/common/privacy" xlink:type="simple">Link1</text:a>  <text:a xlink:href="https://help.mail.ru/legal/terms/agent/eng/privacy" xlink:type="simple">Link2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prepare</text:p>
          </table:table-cell>
          <table:table-cell table:style-name="ce459" office:value-type="float" office:value="7" calcext:value-type="float">
            <text:p>7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52844953536987" calcext:value-type="float">
            <text:p>3.53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mail.de</text:p>
          </table:table-cell>
          <table:table-cell table:style-name="ce343" office:value-type="string" calcext:value-type="string">
            <text:p>mail.de GmbH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2 GB (shared)</text:p>
          </table:table-cell>
          <table:table-cell table:style-name="ce427" office:value-type="string" calcext:value-type="string">
            <text:p><text:a xlink:href="https://mail.de/en/products/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2" office:value-type="string" calcext:value-type="string">
            <text:p><text:a xlink:href="https://mail.de/de/datenschutz/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55452346801758" calcext:value-type="float">
            <text:p>5.55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mailo.com</text:p>
          </table:table-cell>
          <table:table-cell table:style-name="ce345" office:value-type="string" calcext:value-type="string">
            <text:p>Mail Object company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7" office:value-type="string" calcext:value-type="string">
            <text:p>name, gender, DOB, email address</text:p>
          </table:table-cell>
          <table:table-cell table:style-name="ce442" office:value-type="string" calcext:value-type="string">
            <text:p><text:a xlink:href="https://www.mailo.com/mailo/en/privacy-rules.php?ea_screen=1836x939&amp;ea_encode=0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2" office:value-type="float" office:value="126.459357261658" calcext:value-type="float">
            <text:p>126.46</text:p>
          </table:table-cell>
          <table:table-cell table:style-name="ce442" office:value-type="string" calcext:value-type="string">
            <text:p>1G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Outlook.com</text:p>
          </table:table-cell>
          <table:table-cell table:style-name="ce343" office:value-type="string" calcext:value-type="string">
            <text:p>Microsoft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max. 100 GB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7" office:value-type="string" calcext:value-type="string">
            <text:p>name, region, DOB</text:p>
          </table:table-cell>
          <table:table-cell table:style-name="ce442" office:value-type="string" calcext:value-type="string">
            <text:p><text:a xlink:href="https://privacy.microsoft.com/en-us/privacystatement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8" office:value-type="string" calcext:value-type="string">
            <text:p>30MB</text:p>
          </table:table-cell>
          <table:table-cell table:style-name="ce471" office:value-type="float" office:value="4.91998648643494" calcext:value-type="float">
            <text:p>4.92</text:p>
          </table:table-cell>
          <table:table-cell table:style-name="ce441" office:value-type="string" calcext:value-type="string">
            <text:p>10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WEB.de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8">name, address, gender, DOB, unverified </text:span>phone</text:p>
          </table:table-cell>
          <table:table-cell table:style-name="ce442" office:value-type="string" calcext:value-type="string">
            <text:p><text:a xlink:href="https://agb-server.web.de/datenschutz#datenschutz_freemai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1.60815477371216" calcext:value-type="float">
            <text:p>1.61</text:p>
          </table:table-cell>
          <table:table-cell table:style-name="ce442" office:value-type="string" calcext:value-type="string">
            <text:p>1000M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Yahoo Mail</text:p>
          </table:table-cell>
          <table:table-cell table:style-name="ce344" office:value-type="string" calcext:value-type="string">
            <text:p>Yahoo! Inc. / Verizon Media EMEA Limited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TB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8">name, address, gender, DOB, unverified </text:span>phone</text:p>
          </table:table-cell>
          <table:table-cell table:style-name="ce442" office:value-type="string" calcext:value-type="string">
            <text:p><text:a xlink:href="https://legal.yahoo.com/ie/de/yahoo/privacy/index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463" office:value-type="string" calcext:value-type="string">
            <text:p>not for free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6.74836421012878" calcext:value-type="float">
            <text:p>6.75</text:p>
          </table:table-cell>
          <table:table-cell table:style-name="ce441" office:value-type="string" calcext:value-type="string">
            <text:p>1TB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Yandex.Mail</text:p>
          </table:table-cell>
          <table:table-cell table:style-name="ce344" office:value-type="string" calcext:value-type="string">
            <text:p>Yandex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0 GB</text:p>
          </table:table-cell>
          <table:table-cell table:style-name="ce426" office:value-type="string" calcext:value-type="string">
            <text:p><text:a xlink:href="https://yandex.com/support/mail/web/letter/create/send-many-letters.html" xlink:type="simple">Link</text:a></text:p>
          </table:table-cell>
          <table:table-cell table:style-name="ce436" office:value-type="string" calcext:value-type="string">
            <text:p><text:span text:style-name="T8">name, address, gender, DOB, unverified </text:span>phone</text:p>
          </table:table-cell>
          <table:table-cell table:style-name="ce442" office:value-type="string" calcext:value-type="string">
            <text:p><text:a xlink:href="https://yandex.com/support/partner2/gdpr-yan.html?lang=en" xlink:type="simple">Link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 </text:p>
          </table:table-cell>
          <table:table-cell table:style-name="ce442" office:value-type="string" calcext:value-type="string">
            <text:p>35MB</text:p>
          </table:table-cell>
          <table:table-cell table:style-name="ce471" office:value-type="float" office:value="7.12363624572754" calcext:value-type="float">
            <text:p>7.12</text:p>
          </table:table-cell>
          <table:table-cell table:style-name="ce441" office:value-type="string" calcext:value-type="string">
            <text:p>1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Zoho Mail Lite</text:p>
          </table:table-cell>
          <table:table-cell table:style-name="ce345" office:value-type="string" calcext:value-type="string">
            <text:p>Zoho Corporation Private Limited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5 GB</text:p>
          </table:table-cell>
          <table:table-cell table:style-name="ce426" office:value-type="string" calcext:value-type="string">
            <text:p><text:a xlink:href="https://help.zoho.com/portal/en/kb/crm/connect-with-customers/email/articles/email-limits#Limits_for_Individual_Emails" xlink:type="simple">Link</text:a></text:p>
          </table:table-cell>
          <table:table-cell table:style-name="ce436" office:value-type="string" calcext:value-type="string">
            <text:p><text:span text:style-name="T8">name, address, gender, DOB, unverified </text:span>phone</text:p>
          </table:table-cell>
          <table:table-cell table:style-name="ce442" office:value-type="string" calcext:value-type="string">
            <text:p><text:a xlink:href="https://www.zoho.com/privacy.html" xlink:type="simple">Link</text:a></text:p>
          </table:table-cell>
          <table:table-cell table:style-name="ce448" office:value-type="float" office:value="2" calcext:value-type="float">
            <text:p>2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0MB</text:p>
          </table:table-cell>
          <table:table-cell table:style-name="ce473" office:value-type="float" office:value="10.3233742713928" calcext:value-type="float">
            <text:p>10.32</text:p>
          </table:table-cell>
          <table:table-cell table:style-name="ce441" office:value-type="string" calcext:value-type="string">
            <text:p>5GB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 table:number-rows-repeated="2">
          <table:table-cell table:style-name="ce297"/>
          <table:table-cell table:style-name="ce310"/>
          <table:table-cell table:style-name="ce330"/>
          <table:table-cell table:style-name="ce346"/>
          <table:table-cell table:style-name="ce377"/>
          <table:table-cell table:style-name="ce405"/>
          <table:table-cell table:style-name="ce417"/>
          <table:table-cell table:style-name="ce428"/>
          <table:table-cell table:style-name="ce438"/>
          <table:table-cell table:style-name="ce443"/>
          <table:table-cell table:style-name="ce450" table:number-columns-repeated="3"/>
          <table:table-cell table:style-name="ce443" table:number-columns-repeated="3"/>
          <table:table-cell table:style-name="ce474"/>
          <table:table-cell table:style-name="ce477"/>
          <table:table-cell table:style-name="ce483"/>
          <table:table-cell table:style-name="ce488" table:number-columns-repeated="2"/>
          <table:table-cell table:style-name="Default" table:number-columns-repeated="24"/>
          <table:table-cell table:style-name="ce352" table:number-columns-repeated="968"/>
          <table:table-cell table:style-name="ce297" table:number-columns-repeated="11"/>
        </table:table-row>
        <table:table-row table:style-name="ro6">
          <table:table-cell/>
          <table:table-cell table:style-name="ce300" table:number-columns-spanned="2" table:number-rows-spanned="1"/>
          <table:covered-table-cell table:style-name="ce321"/>
          <table:table-cell table:style-name="ce347"/>
          <table:table-cell table:style-name="ce378"/>
          <table:table-cell table:style-name="ce51"/>
          <table:table-cell table:style-name="ce60"/>
          <table:table-cell table:style-name="ce73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360"/>
          <table:table-cell table:style-name="ce73" office:value-type="string" calcext:value-type="string" table:number-columns-spanned="5" table:number-rows-spanned="1">
            <text:p>Practicability</text:p>
          </table:table-cell>
          <table:covered-table-cell table:number-columns-repeated="2" table:style-name="ce51"/>
          <table:covered-table-cell table:style-name="ce464"/>
          <table:covered-table-cell table:style-name="ce469"/>
          <table:table-cell table:style-name="ce73" office:value-type="string" calcext:value-type="string" table:number-columns-spanned="6" table:number-rows-spanned="1">
            <text:p>Performance</text:p>
          </table:table-cell>
          <table:covered-table-cell table:style-name="ce51"/>
          <table:covered-table-cell table:number-columns-repeated="2" table:style-name="ce469"/>
          <table:covered-table-cell table:style-name="ce51"/>
          <table:covered-table-cell table:style-name="ce464"/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7">
          <table:table-cell/>
          <table:table-cell table:style-name="ce301" office:value-type="string" calcext:value-type="string" table:number-columns-spanned="2" table:number-rows-spanned="2">
            <text:p>Provider</text:p>
          </table:table-cell>
          <table:covered-table-cell table:style-name="ce16"/>
          <table:table-cell table:style-name="ce348"/>
          <table:table-cell table:style-name="ce379"/>
          <table:table-cell table:style-name="ce409"/>
          <table:table-cell table:style-name="ce62"/>
          <table:table-cell table:style-name="ce74" office:value-type="string" calcext:value-type="string" table:number-columns-spanned="1" table:number-rows-spanned="2">
            <text:p>Public Rate Limits </text:p>
          </table:table-cell>
          <table:table-cell table:style-name="ce74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74" office:value-type="string" calcext:value-type="string" table:number-columns-spanned="1" table:number-rows-spanned="2">
            <text:p>Privacy Policy</text:p>
          </table:table-cell>
          <table:table-cell table:style-name="ce451" office:value-type="string" calcext:value-type="string">
            <text:p>Provider Setup</text:p>
          </table:table-cell>
          <table:table-cell table:style-name="ce97" office:value-type="string" calcext:value-type="string" table:number-columns-spanned="2" table:number-rows-spanned="1">
            <text:p>Delta Chat Setup</text:p>
          </table:table-cell>
          <table:covered-table-cell table:style-name="ce460"/>
          <table:table-cell table:style-name="ce74" office:value-type="string" calcext:value-type="string" table:number-columns-spanned="2" table:number-rows-spanned="1">
            <text:p>Provider Migration</text:p>
          </table:table-cell>
          <table:covered-table-cell table:style-name="ce470"/>
          <table:table-cell table:style-name="ce74" office:value-type="string" calcext:value-type="string">
            <text:p>Attachment Size</text:p>
          </table:table-cell>
          <table:table-cell table:style-name="ce97" office:value-type="string" calcext:value-type="string">
            <text:p>Speed</text:p>
          </table:table-cell>
          <table:table-cell table:style-name="ce74" office:value-type="string" calcext:value-type="string">
            <text:p>quota report</text:p>
          </table:table-cell>
          <table:table-cell table:style-name="ce74" office:value-type="string" calcext:value-type="string">
            <text:p>IMAP Features</text:p>
          </table:table-cell>
          <table:table-cell table:style-name="ce43" office:value-type="string" calcext:value-type="string" table:number-columns-spanned="2" table:number-rows-spanned="1">
            <text:p>Interoperability</text:p>
          </table:table-cell>
          <table:covered-table-cell table:style-name="ce491"/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number-columns-repeated="2" table:style-name="ce6"/>
          <table:table-cell table:style-name="ce349" office:value-type="string" calcext:value-type="string">
            <text:p>legal operator</text:p>
          </table:table-cell>
          <table:table-cell table:style-name="ce43" office:value-type="string" calcext:value-type="string">
            <text:p>open registration</text:p>
          </table:table-cell>
          <table:table-cell table:style-name="ce410" office:value-type="string" calcext:value-type="string">
            <text:p>costs (basic fare)</text:p>
          </table:table-cell>
          <table:table-cell table:style-name="ce410" office:value-type="string" calcext:value-type="string">
            <text:p>Mailbox size</text:p>
          </table:table-cell>
          <table:covered-table-cell table:number-columns-repeated="2" table:style-name="ce62"/>
          <table:covered-table-cell table:style-name="ce444"/>
          <table:table-cell table:style-name="ce97" office:value-type="string" calcext:value-type="string">
            <text:p>Steps Needed</text:p>
          </table:table-cell>
          <table:table-cell table:style-name="ce74" office:value-type="string" calcext:value-type="string">
            <text:p>prep measures needed</text:p>
          </table:table-cell>
          <table:table-cell table:style-name="ce74" office:value-type="string" calcext:value-type="string">
            <text:p>Steps Needed</text:p>
          </table:table-cell>
          <table:table-cell table:style-name="ce74" office:value-type="string" calcext:value-type="string">
            <text:p>Auto Forward</text:p>
          </table:table-cell>
          <table:table-cell table:style-name="ce74" office:value-type="string" calcext:value-type="string">
            <text:p>import / export</text:p>
          </table:table-cell>
          <table:table-cell table:style-name="ce62" table:number-columns-spanned="4" table:number-rows-spanned="1"/>
          <table:covered-table-cell table:style-name="ce62"/>
          <table:covered-table-cell table:number-columns-repeated="2" table:style-name="ce478"/>
          <table:table-cell table:style-name="ce43" office:value-type="string" calcext:value-type="string">
            <text:p>Send</text:p>
          </table:table-cell>
          <table:table-cell table:style-name="ce410" office:value-type="string" calcext:value-type="string">
            <text:p>Receive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8"/>
          <table:table-cell table:number-columns-repeated="3"/>
        </table:table-row>
        <table:table-row table:style-name="ro5">
          <table:table-cell/>
          <table:table-cell table:style-name="ce311" office:value-type="string" calcext:value-type="string" table:number-columns-spanned="1" table:number-rows-spanned="3">
            <text:p>Paying Users</text:p>
          </table:table-cell>
          <table:table-cell table:style-name="ce329" office:value-type="string" calcext:value-type="string">
            <text:p>fastmail</text:p>
          </table:table-cell>
          <table:table-cell table:style-name="ce345" office:value-type="string" calcext:value-type="string">
            <text:p>Fastmail Pty Ltd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Yes: 3$/ month</text:p>
          </table:table-cell>
          <table:table-cell table:style-name="ce344" office:value-type="string" calcext:value-type="string">
            <text:p>2 GB</text:p>
          </table:table-cell>
          <table:table-cell table:style-name="ce426" office:value-type="string" calcext:value-type="string">
            <text:p><text:a xlink:href="https://www.fastmail.help/hc/en-us/articles/1500000277382-Account-limits" xlink:type="simple">Link</text:a></text:p>
          </table:table-cell>
          <table:table-cell table:style-name="ce436" office:value-type="string" calcext:value-type="string">
            <text:p>phone</text:p>
          </table:table-cell>
          <table:table-cell table:style-name="ce442" office:value-type="string" calcext:value-type="string">
            <text:p><text:a xlink:href="https://www.fastmail.com/about/dpa/" xlink:type="simple">Link</text:a></text:p>
          </table:table-cell>
          <table:table-cell table:style-name="ce449" office:value-type="string" calcext:value-type="string">
            <text:p>3+4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7.8599271774292" calcext:value-type="float">
            <text:p>7.86</text:p>
          </table:table-cell>
          <table:table-cell table:style-name="ce448" office:value-type="string" calcext:value-type="string">
            <text:p><text:s/>27.94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315"/>
          <table:table-cell table:style-name="ce329" office:value-type="string" calcext:value-type="string">
            <text:p><text:span text:style-name="T1">mailbox.org Light</text:span><text:span text:style-name="T2">**</text:span></text:p>
          </table:table-cell>
          <table:table-cell table:style-name="ce343" office:value-type="string" calcext:value-type="string">
            <text:p>Heinlein Hosting GmbH</text:p>
          </table:table-cell>
          <table:table-cell table:style-name="ce60" office:value-type="string" calcext:value-type="string">
            <text:p>yes</text:p>
          </table:table-cell>
          <table:table-cell table:style-name="ce411" office:value-type="string" calcext:value-type="string">
            <text:p>Yes: 1€/ month</text:p>
          </table:table-cell>
          <table:table-cell table:style-name="ce344" office:value-type="string" calcext:value-type="string">
            <text:p>2 GB</text:p>
          </table:table-cell>
          <table:table-cell table:style-name="ce426" office:value-type="string" calcext:value-type="string">
            <text:p><text:a xlink:href="https://kb.mailbox.org/en/private/e-mail-article/is-there-a-limit-on-the-amount-of-e-mails-that-i-can-send-from-my-account" xlink:type="simple">Link</text:a></text:p>
          </table:table-cell>
          <table:table-cell table:style-name="ce437" office:value-type="string" calcext:value-type="string">
            <text:p>name, DOB</text:p>
          </table:table-cell>
          <table:table-cell table:style-name="ce442" office:value-type="string" calcext:value-type="string">
            <text:p><text:a xlink:href="https://mailbox.org/en/data-protection-privacy-policy" xlink:type="simple">Link</text:a></text:p>
          </table:table-cell>
          <table:table-cell table:style-name="ce447" office:value-type="float" office:value="9" calcext:value-type="float">
            <text:p>9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8.39517450332642" calcext:value-type="float">
            <text:p>8.40</text:p>
          </table:table-cell>
          <table:table-cell table:style-name="ce442" office:value-type="string" calcext:value-type="string">
            <text:p>10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315"/>
          <table:table-cell table:style-name="ce329" office:value-type="string" calcext:value-type="string">
            <text:p>Posteo</text:p>
          </table:table-cell>
          <table:table-cell table:style-name="ce343" office:value-type="string" calcext:value-type="string">
            <text:p>posteo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Yes: 1€/ month</text:p>
          </table:table-cell>
          <table:table-cell table:style-name="ce344" office:value-type="string" calcext:value-type="string">
            <text:p>2 GB</text:p>
          </table:table-cell>
          <table:table-cell table:style-name="ce426" office:value-type="string" calcext:value-type="string">
            <text:p><text:a xlink:href="https://posteo.de/en/site/terms" xlink:type="simple">Link</text:a></text:p>
          </table:table-cell>
          <table:table-cell table:style-name="ce439" office:value-type="string" calcext:value-type="string">
            <text:p>none</text:p>
          </table:table-cell>
          <table:table-cell table:style-name="ce442" office:value-type="string" calcext:value-type="string">
            <text:p><text:a xlink:href="https://posteo.de/en/site/privacy_policy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33089423179626" calcext:value-type="float">
            <text:p>3.33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table-cell table:style-name="ce8"/>
          <table:table-cell table:style-name="ce329"/>
          <table:table-cell table:style-name="ce350" table:number-columns-repeated="2"/>
          <table:table-cell table:style-name="ce412"/>
          <table:table-cell table:style-name="ce419"/>
          <table:table-cell table:style-name="ce431"/>
          <table:table-cell table:style-name="ce440"/>
          <table:table-cell table:style-name="ce419"/>
          <table:table-cell table:style-name="ce453"/>
          <table:table-cell table:style-name="ce456" table:number-columns-repeated="5"/>
          <table:table-cell table:style-name="ce475"/>
          <table:table-cell table:style-name="ce456"/>
          <table:table-cell table:style-name="ce484"/>
          <table:table-cell table:style-name="ce489"/>
          <table:table-cell table:style-name="ce492"/>
          <table:table-cell table:style-name="Default" table:number-columns-repeated="24"/>
          <table:table-cell table:style-name="ce352" table:number-columns-repeated="968"/>
          <table:table-cell table:style-name="ce297" table:number-columns-repeated="8"/>
          <table:table-cell table:number-columns-repeated="3"/>
        </table:table-row>
        <table:table-row table:style-name="ro5">
          <table:table-cell/>
          <table:table-cell table:style-name="ce316" office:value-type="string" calcext:value-type="string" table:number-columns-spanned="1" table:number-rows-spanned="4">
            <text:p>Donations</text:p>
          </table:table-cell>
          <table:table-cell table:style-name="ce329" office:value-type="string" calcext:value-type="string">
            <text:p>riseup.net</text:p>
          </table:table-cell>
          <table:table-cell table:style-name="ce344" office:value-type="string" calcext:value-type="string">
            <text:p>RiseUp Collective</text:p>
          </table:table-cell>
          <table:table-cell table:style-name="ce344" office:value-type="string" calcext:value-type="string">
            <text:p>invite</text:p>
          </table:table-cell>
          <table:table-cell table:style-name="ce51" office:value-type="string" calcext:value-type="string">
            <text:p>no*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riseup.net/en/privacy-policy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 and export of messages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7.26051640510559" calcext:value-type="float">
            <text:p>7.26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buzon.uy</text:p>
          </table:table-cell>
          <table:table-cell table:style-name="ce343" office:value-type="string" calcext:value-type="string">
            <text:p><text:a xlink:href="https://isc.sans.edu/ipinfo.html?ip=buzon.uy" xlink:type="simple">https://isc.sans.edu/ipinfo.html?ip=buzon.uy</text:a></text:p>
          </table:table-cell>
          <table:table-cell table:style-name="ce344" office:value-type="string" calcext:value-type="string">
            <text:p>invite</text:p>
          </table:table-cell>
          <table:table-cell table:style-name="ce413" office:value-type="string" calcext:value-type="string">
            <text:p>no*</text:p>
          </table:table-cell>
          <table:table-cell table:style-name="ce344" office:value-type="string" calcext:value-type="string">
            <text:p>unlimited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buzon.uy/terms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waiting for response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1274299621582" calcext:value-type="float">
            <text:p>5.13</text:p>
          </table:table-cell>
          <table:table-cell table:style-name="ce441" office:value-type="string" calcext:value-type="string">
            <text:p>unlimited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8"/>
          <table:table-cell table:style-name="ce333" office:value-type="string" calcext:value-type="string">
            <text:p>disroot.org</text:p>
          </table:table-cell>
          <table:table-cell table:style-name="ce343" office:value-type="string" calcext:value-type="string">
            <text:p>disroot.org</text:p>
          </table:table-cell>
          <table:table-cell table:style-name="ce343" office:value-type="string" calcext:value-type="string">
            <text:p>invite</text:p>
          </table:table-cell>
          <table:table-cell table:style-name="ce402" office:value-type="string" calcext:value-type="string">
            <text:p>no*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isroot.org/en/privacy_policy" xlink:type="simple">Link</text:a></text:p>
          </table:table-cell>
          <table:table-cell table:style-name="ce449" office:value-type="string" calcext:value-type="string">
            <text:p>6+1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6.05561780929565" calcext:value-type="float">
            <text:p>6.06</text:p>
          </table:table-cell>
          <table:table-cell table:style-name="ce442" office:value-type="string" calcext:value-type="string">
            <text:p>1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8"/>
          <table:table-cell table:style-name="ce333" office:value-type="string" calcext:value-type="string">
            <text:p>e.email</text:p>
          </table:table-cell>
          <table:table-cell table:style-name="ce343" office:value-type="string" calcext:value-type="string">
            <text:p><text:span text:style-name="T3">e</text:span> Foundation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oc.e.foundation/legal-notice-and-privacy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46746134757996" calcext:value-type="float">
            <text:p>3.47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8" table:number-rows-repeated="8">
          <table:table-cell table:number-columns-repeated="3"/>
          <table:table-cell table:style-name="ce297"/>
          <table:table-cell table:style-name="ce296" table:number-columns-repeated="1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Public Rate Limits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432" office:value-type="string" calcext:value-type="string" table:number-columns-spanned="14" table:number-rows-spanned="1">
            <text:p>Links to public details about rate limits policies. "No" means it's not provided. 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Required Registration Data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The personal data providers ask for at account creation. <text:span text:style-name="T4">Yellow</text:span> if providers require your name. <text:span text:style-name="T4">Red</text:span> if providers require a phone number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Privacy Policy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Link to privacy policy. All providers have a public privacy policy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Provider Setup (Steps Needed)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How many steps the registration takes. <text:span text:style-name="T4">Yellow</text:span> if 5 or more. <text:span text:style-name="T4">Red</text:span> if users need to continue at some later date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Delta Chat Setup (Steps Needed)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How many steps the Delta Chat setup takes. <text:span text:style-name="T4">Yellow</text:span> if more than one step. <text:span text:style-name="T4">Red</text:span> if six or more steps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Provider Migration (Auto Forward)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If users can forward incoming mail to a different account. <text:span text:style-name="T4">Red</text:span> means that providers lock-in users, e.g. through required payment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Attachment Size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Limits to attachment size. 36MB is the limit set by Delta Chat. <text:span text:style-name="T4">Yellow</text:span> if less than 30MB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Speed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How many seconds it takes to deliver a 10KB test message. <text:span text:style-name="T4">Yellow</text:span> if more than 10 seconds. <text:span text:style-name="T4">Red</text:span> if more than 60 seconds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IMAP Features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<text:span text:style-name="T5">Supported IMAP features which are important for Delta Chat usability. </text:span><text:span text:style-name="T6">Yellow</text:span><text:span text:style-name="T5"> if available (Q)uota isn’t shown. </text:span><text:span text:style-name="T6">Red</text:span><text:span text:style-name="T7"> if push notification via (I)dle </text:span>is missing and/or unread state can’t be synchronized between devices with (C)ondstore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Q C I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<text:span text:style-name="T4">Q</text:span>: QUOTA, <text:span text:style-name="T4">C</text:span>: CONDSTORE, <text:span text:style-name="T4">I</text:span>: IDLE. Different IMAP Features which a server must support so Delta Chat provides the best possible user experience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Interoperability (Send)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Percent of tested providers which could be reached. <text:span text:style-name="T4">Yellow</text:span> means that the provider is blocked by some providers. <text:span text:style-name="T4">Purple</text:span> means that the provider made testing impossible through automated spam detection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Interoperability (Receive)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Percent of tested providers which weren’t blocked. <text:span text:style-name="T4">Yellow</text:span> means that the provider blocks some other providers. <text:span text:style-name="T4">Purple</text:span> means that the provider made testing impossible through automated spam detection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0" table:number-rows-repeated="11">
          <table:table-cell table:number-columns-repeated="6"/>
          <table:table-cell table:style-name="ce296"/>
          <table:table-cell table:style-name="ce434"/>
          <table:table-cell table:style-name="ce296"/>
          <table:table-cell table:number-columns-repeated="12"/>
          <table:table-cell table:style-name="Default" table:number-columns-repeated="24"/>
          <table:table-cell table:number-columns-repeated="979"/>
        </table:table-row>
        <table:table-row table:style-name="ro10" table:number-rows-repeated="9">
          <table:table-cell table:number-columns-repeated="6"/>
          <table:table-cell table:style-name="ce296"/>
          <table:table-cell table:style-name="ce434"/>
          <table:table-cell table:style-name="ce296"/>
          <table:table-cell table:number-columns-repeated="1015"/>
        </table:table-row>
        <table:table-row table:style-name="ro10">
          <table:table-cell table:number-columns-repeated="6"/>
          <table:table-cell table:style-name="ce296"/>
          <table:table-cell table:number-columns-repeated="1017"/>
        </table:table-row>
        <table:table-row table:style-name="ro10" table:number-rows-repeated="104850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etails" table:style-name="ta1">
        <office:forms form:automatic-focus="false" form:apply-design-mode="false"/>
        <table:table-column table:style-name="co20" table:default-cell-style-name="ce296"/>
        <table:table-column table:style-name="co21" table:default-cell-style-name="ce296"/>
        <table:table-column table:style-name="co3" table:default-cell-style-name="ce352"/>
        <table:table-column table:style-name="co4" table:default-cell-style-name="ce397"/>
        <table:table-column table:style-name="co5" table:default-cell-style-name="ce414"/>
        <table:table-column table:style-name="co22" table:default-cell-style-name="ce435"/>
        <table:table-column table:style-name="co23" table:default-cell-style-name="ce397"/>
        <table:table-column table:style-name="co24" table:default-cell-style-name="ce397"/>
        <table:table-column table:style-name="co25" table:default-cell-style-name="ce414"/>
        <table:table-column table:style-name="co11" table:default-cell-style-name="ce435"/>
        <table:table-column table:style-name="co26" table:default-cell-style-name="ce414"/>
        <table:table-column table:style-name="co27" table:default-cell-style-name="ce414"/>
        <table:table-column table:style-name="co13" table:default-cell-style-name="ce397"/>
        <table:table-column table:style-name="co28" table:default-cell-style-name="ce397"/>
        <table:table-column table:style-name="co15" table:default-cell-style-name="ce397"/>
        <table:table-column table:style-name="co29" table:default-cell-style-name="ce397"/>
        <table:table-column table:style-name="co17" table:default-cell-style-name="ce397"/>
        <table:table-column table:style-name="co15" table:number-columns-repeated="3" table:default-cell-style-name="ce397"/>
        <table:table-column table:style-name="co15" table:number-columns-repeated="2" table:default-cell-style-name="ce296"/>
        <table:table-column table:style-name="co15" table:number-columns-repeated="990" table:default-cell-style-name="ce397"/>
        <table:table-column table:style-name="co19" table:number-columns-repeated="12" table:default-cell-style-name="ce296"/>
        <table:table-row table:style-name="ro11">
          <table:table-cell table:style-name="ce495" table:number-columns-spanned="2" table:number-rows-spanned="1"/>
          <table:covered-table-cell table:style-name="ce504"/>
          <table:table-cell table:style-name="ce347"/>
          <table:table-cell table:style-name="ce378"/>
          <table:table-cell table:style-name="ce51"/>
          <table:table-cell table:style-name="ce73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60"/>
          <table:table-cell table:style-name="ce73" office:value-type="string" calcext:value-type="string" table:number-columns-spanned="6" table:number-rows-spanned="1">
            <text:p>Practicability</text:p>
          </table:table-cell>
          <table:covered-table-cell table:number-columns-repeated="3" table:style-name="ce51"/>
          <table:covered-table-cell table:style-name="ce464"/>
          <table:covered-table-cell table:style-name="ce469"/>
          <table:table-cell table:style-name="ce73" office:value-type="string" calcext:value-type="string" table:number-columns-spanned="6" table:number-rows-spanned="1">
            <text:p>Performance</text:p>
          </table:table-cell>
          <table:covered-table-cell table:style-name="ce51"/>
          <table:covered-table-cell table:number-columns-repeated="2" table:style-name="ce469"/>
          <table:covered-table-cell table:style-name="ce51"/>
          <table:covered-table-cell table:style-name="ce464"/>
          <table:table-cell table:number-columns-repeated="1004"/>
        </table:table-row>
        <table:table-row table:style-name="ro3">
          <table:table-cell table:style-name="ce496" office:value-type="string" calcext:value-type="string" table:number-columns-spanned="2" table:number-rows-spanned="2">
            <text:p>Provider</text:p>
          </table:table-cell>
          <table:covered-table-cell table:style-name="ce410"/>
          <table:table-cell table:style-name="ce348"/>
          <table:table-cell table:style-name="ce379"/>
          <table:table-cell table:style-name="ce409"/>
          <table:table-cell table:style-name="ce74" office:value-type="string" calcext:value-type="string" table:number-columns-spanned="1" table:number-rows-spanned="2">
            <text:p>Public Rate Limits </text:p>
          </table:table-cell>
          <table:table-cell table:style-name="ce74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74" office:value-type="string" calcext:value-type="string" table:number-columns-spanned="1" table:number-rows-spanned="2">
            <text:p>Privacy Policy</text:p>
          </table:table-cell>
          <table:table-cell table:style-name="ce451" office:value-type="string" calcext:value-type="string">
            <text:p>Provider Setup</text:p>
          </table:table-cell>
          <table:table-cell table:style-name="ce97" office:value-type="string" calcext:value-type="string" table:number-columns-spanned="3" table:number-rows-spanned="1">
            <text:p>Delta Chat Setup</text:p>
          </table:table-cell>
          <table:covered-table-cell table:number-columns-repeated="2" table:style-name="ce460"/>
          <table:table-cell table:style-name="ce74" office:value-type="string" calcext:value-type="string" table:number-columns-spanned="2" table:number-rows-spanned="1">
            <text:p>Provider Migration</text:p>
          </table:table-cell>
          <table:covered-table-cell table:style-name="ce470"/>
          <table:table-cell table:style-name="ce74" office:value-type="string" calcext:value-type="string">
            <text:p>Attachment Size</text:p>
          </table:table-cell>
          <table:table-cell table:style-name="ce97" office:value-type="string" calcext:value-type="string">
            <text:p>Speed</text:p>
          </table:table-cell>
          <table:table-cell table:style-name="ce74" office:value-type="string" calcext:value-type="string">
            <text:p>Mailbox Size</text:p>
          </table:table-cell>
          <table:table-cell table:style-name="ce74" office:value-type="string" calcext:value-type="string">
            <text:p>IMAP Features</text:p>
          </table:table-cell>
          <table:table-cell table:style-name="ce43" office:value-type="string" calcext:value-type="string" table:number-columns-spanned="2" table:number-rows-spanned="1">
            <text:p>Interoperability</text:p>
          </table:table-cell>
          <table:covered-table-cell table:style-name="ce491"/>
          <table:table-cell table:number-columns-repeated="1004"/>
        </table:table-row>
        <table:table-row table:style-name="ro4">
          <table:covered-table-cell table:number-columns-repeated="2" table:style-name="ce62"/>
          <table:table-cell table:style-name="ce349" office:value-type="string" calcext:value-type="string">
            <text:p>legal operator</text:p>
          </table:table-cell>
          <table:table-cell table:style-name="ce43" office:value-type="string" calcext:value-type="string">
            <text:p>open registration</text:p>
          </table:table-cell>
          <table:table-cell table:style-name="ce410" office:value-type="string" calcext:value-type="string">
            <text:p>costs (basic fare)</text:p>
          </table:table-cell>
          <table:covered-table-cell table:number-columns-repeated="2" table:style-name="ce62"/>
          <table:covered-table-cell table:style-name="ce444"/>
          <table:table-cell table:style-name="ce97" office:value-type="string" calcext:value-type="string">
            <text:p>Steps Needed</text:p>
          </table:table-cell>
          <table:table-cell table:style-name="ce74" office:value-type="string" calcext:value-type="string">
            <text:p>prep measures needed</text:p>
          </table:table-cell>
          <table:table-cell table:style-name="ce74" office:value-type="string" calcext:value-type="string">
            <text:p>Steps Needed</text:p>
          </table:table-cell>
          <table:table-cell table:style-name="ce74" office:value-type="string" calcext:value-type="string">
            <text:p>Extra Measures</text:p>
          </table:table-cell>
          <table:table-cell table:style-name="ce74" office:value-type="string" calcext:value-type="string">
            <text:p>Auto Forward</text:p>
          </table:table-cell>
          <table:table-cell table:style-name="ce74" office:value-type="string" calcext:value-type="string">
            <text:p>import / export</text:p>
          </table:table-cell>
          <table:table-cell table:style-name="ce62" table:number-columns-spanned="4" table:number-rows-spanned="1"/>
          <table:covered-table-cell table:style-name="ce62"/>
          <table:covered-table-cell table:number-columns-repeated="2" table:style-name="ce478"/>
          <table:table-cell table:style-name="ce43" office:value-type="string" calcext:value-type="string">
            <text:p>Send</text:p>
          </table:table-cell>
          <table:table-cell table:style-name="ce410" office:value-type="string" calcext:value-type="string">
            <text:p>Receive</text:p>
          </table:table-cell>
          <table:table-cell table:number-columns-repeated="2"/>
          <table:table-cell table:style-name="ce493" table:number-columns-repeated="990"/>
          <table:table-cell table:style-name="ce494" table:number-columns-repeated="10"/>
          <table:table-cell table:number-columns-repeated="2"/>
        </table:table-row>
        <table:table-row table:style-name="ro5">
          <table:table-cell table:style-name="ce497" office:value-type="string" calcext:value-type="string" table:number-columns-spanned="1" table:number-rows-spanned="14">
            <text:p>Freemium / Advertising </text:p>
          </table:table-cell>
          <table:table-cell table:style-name="ce505" office:value-type="string" calcext:value-type="string">
            <text:p>AOL Mail</text:p>
          </table:table-cell>
          <table:table-cell table:style-name="ce343" office:value-type="string" calcext:value-type="string">
            <text:p>Yahoo! Inc.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3" office:value-type="string" calcext:value-type="string">
            <text:p>no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privacy.aol.com/legacy/privacy-policy.1.html" xlink:type="simple">Link1</text:a> <text:a xlink:href="https://legal.yahoo.com/ie/en/yahoo/privacy/index.html" xlink:type="simple">Link2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1" office:value-type="string" calcext:value-type="string">
            <text:p>app password</text:p>
          </table:table-cell>
          <table:table-cell table:style-name="ce449" office:value-type="string" calcext:value-type="string">
            <text:p>No </text:p>
          </table:table-cell>
          <table:table-cell table:style-name="ce517" office:value-type="string" calcext:value-type="string">
            <text:p>yes, contacts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9.25557708740234" calcext:value-type="float">
            <text:p>9.26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Gmail Free</text:p>
          </table:table-cell>
          <table:table-cell table:style-name="ce343" office:value-type="string" calcext:value-type="string">
            <text:p>Google LLC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4" office:value-type="string" calcext:value-type="string">
            <text:p><text:a xlink:href="https://support.google.com/a/answer/166852#imap&amp;zippy=%2Cfree-trial-account-limits" xlink:type="simple">Link</text:a>, <text:a xlink:href="https://support.google.com/mail/answer/22839?hl=en" xlink:type="simple">Link</text:a>, <text:a xlink:href="https://support.google.com/a/answer/1366776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24" office:value-type="string" calcext:value-type="string">
            <text:p><text:a xlink:href="https://policies.google.com/privacy?hl=en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8" office:value-type="string" calcext:value-type="string">
            <text:p>prepare</text:p>
          </table:table-cell>
          <table:table-cell table:style-name="ce459" office:value-type="float" office:value="8" calcext:value-type="float">
            <text:p>8</text:p>
          </table:table-cell>
          <table:table-cell table:style-name="ce441" office:value-type="string" calcext:value-type="string">
            <text:p>app password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5.91371846199036" calcext:value-type="float">
            <text:p>5.91</text:p>
          </table:table-cell>
          <table:table-cell table:style-name="ce442" office:value-type="string" calcext:value-type="string">
            <text:p>1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GMX FreeMail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agb-server.gmx.net/datenschutz" xlink:type="simple">Link1</text:a> <text:a xlink:href="https://www.gmx.com/company/privacypolicy/" xlink:type="simple">Link2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4" calcext:value-type="float">
            <text:p>4</text:p>
          </table:table-cell>
          <table:table-cell table:style-name="ce517" office:value-type="string" calcext:value-type="string">
            <text:p>enable IMAP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, calendar</text:p>
          </table:table-cell>
          <table:table-cell table:style-name="ce458" office:value-type="string" calcext:value-type="string">
            <text:p>20MB</text:p>
          </table:table-cell>
          <table:table-cell table:style-name="ce471" office:value-type="float" office:value="1.55661845207214" calcext:value-type="float">
            <text:p>1.56</text:p>
          </table:table-cell>
          <table:table-cell table:style-name="ce441" office:value-type="string" calcext:value-type="string">
            <text:p>1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hotmail.com</text:p>
          </table:table-cell>
          <table:table-cell table:style-name="ce343" office:value-type="string" calcext:value-type="string">
            <text:p>Microsoft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<text:a xlink:href="https://privacy.microsoft.com/en-us/privacystatement" xlink:type="simple">Link</text:a></text:p>
          </table:table-cell>
          <table:table-cell table:style-name="ce449" office:value-type="string" calcext:value-type="string">
            <text:p>6+7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0MB</text:p>
          </table:table-cell>
          <table:table-cell table:style-name="ce471" office:value-type="float" office:value="5.0611424446106" calcext:value-type="float">
            <text:p>5.06</text:p>
          </table:table-cell>
          <table:table-cell table:style-name="ce441" office:value-type="string" calcext:value-type="string">
            <text:p>15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iCloud Mail</text:p>
          </table:table-cell>
          <table:table-cell table:style-name="ce343" office:value-type="string" calcext:value-type="string">
            <text:p>Apple Inc.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support.apple.com/en-us/HT202305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<text:a xlink:href="https://www.apple.com/legal/privacy/" xlink:type="simple">Link</text:a> </text:p>
          </table:table-cell>
          <table:table-cell table:style-name="ce447" office:value-type="float" office:value="5" calcext:value-type="float">
            <text:p>5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517" office:value-type="string" calcext:value-type="string">
            <text:p>app password on Apple device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6.69161128997803" calcext:value-type="float">
            <text:p>6.69</text:p>
          </table:table-cell>
          <table:table-cell table:style-name="ce442" office:value-type="string" calcext:value-type="string">
            <text:p>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ik.me</text:p>
          </table:table-cell>
          <table:table-cell table:style-name="ce344" office:value-type="string" calcext:value-type="string">
            <text:p>infomaniak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www.infomaniak.com/en/support/faq/search?q=rate+limits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www.infomaniak.com/de/agb/datenschutzrichtlinien" xlink:type="simple">Link1</text:a> <text:a xlink:href="https://www.infomaniak.com/en/legal/general-data-protection-regulation" xlink:type="simple">Link2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48" office:value-type="string" calcext:value-type="string">
            <text:p>ok</text:p>
          </table:table-cell>
          <table:table-cell table:style-name="ce448" office:value-type="float" office:value="1" calcext:value-type="float">
            <text:p>1</text:p>
          </table:table-cell>
          <table:table-cell table:style-name="ce424"/>
          <table:table-cell table:style-name="ce463" office:value-type="string" calcext:value-type="string">
            <text:p>not for free</text:p>
          </table:table-cell>
          <table:table-cell table:style-name="ce517" office:value-type="string" calcext:value-type="string">
            <text:p>yes, messages, contacts, calendar BUT export messages impossible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4.65144467353821" calcext:value-type="float">
            <text:p>4.65</text:p>
          </table:table-cell>
          <table:table-cell table:style-name="ce442" office:value-type="string" calcext:value-type="string">
            <text:p>20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mail.ru</text:p>
          </table:table-cell>
          <table:table-cell table:style-name="ce345" office:value-type="string" calcext:value-type="string">
            <text:p>Mail.Ru Group / LLC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7" office:value-type="string" calcext:value-type="string">
            <text:p><text:a xlink:href="https://help.mail.ru/enmail-help/rules/general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help.mail.ru/legal/terms/common/privacy" xlink:type="simple">Link1</text:a> <text:a xlink:href="https://help.mail.ru/legal/terms/agent/eng/privacy" xlink:type="simple">Link2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8" office:value-type="string" calcext:value-type="string">
            <text:p>prepare</text:p>
          </table:table-cell>
          <table:table-cell table:style-name="ce459" office:value-type="float" office:value="7" calcext:value-type="float">
            <text:p>7</text:p>
          </table:table-cell>
          <table:table-cell table:style-name="ce441" office:value-type="string" calcext:value-type="string">
            <text:p>app password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52844953536987" calcext:value-type="float">
            <text:p>3.53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mail.de</text:p>
          </table:table-cell>
          <table:table-cell table:style-name="ce343" office:value-type="string" calcext:value-type="string">
            <text:p>mail.de GmbH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7" office:value-type="string" calcext:value-type="string">
            <text:p><text:a xlink:href="https://mail.de/en/products/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2" office:value-type="string" calcext:value-type="string">
            <text:p><text:a xlink:href="https://mail.de/de/datenschutz/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55452346801758" calcext:value-type="float">
            <text:p>5.55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mailo.com</text:p>
          </table:table-cell>
          <table:table-cell table:style-name="ce345" office:value-type="string" calcext:value-type="string">
            <text:p>Mail Object company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7" office:value-type="string" calcext:value-type="string">
            <text:p>name, DOB, email address, gender</text:p>
          </table:table-cell>
          <table:table-cell table:style-name="ce442" office:value-type="string" calcext:value-type="string">
            <text:p><text:a xlink:href="https://www.mailo.com/mailo/en/privacy-rules.php?ea_screen=1836x939&amp;ea_encode=0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2" office:value-type="float" office:value="126.459357261658" calcext:value-type="float">
            <text:p>126.46</text:p>
          </table:table-cell>
          <table:table-cell table:style-name="ce442" office:value-type="string" calcext:value-type="string">
            <text:p>1G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Outlook.com</text:p>
          </table:table-cell>
          <table:table-cell table:style-name="ce343" office:value-type="string" calcext:value-type="string">
            <text:p>Microsoft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7" office:value-type="string" calcext:value-type="string">
            <text:p>name, region, DOB</text:p>
          </table:table-cell>
          <table:table-cell table:style-name="ce442" office:value-type="string" calcext:value-type="string">
            <text:p><text:a xlink:href="https://privacy.microsoft.com/en-us/privacystatement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8" office:value-type="string" calcext:value-type="string">
            <text:p>30MB</text:p>
          </table:table-cell>
          <table:table-cell table:style-name="ce471" office:value-type="float" office:value="4.91998648643494" calcext:value-type="float">
            <text:p>4.92</text:p>
          </table:table-cell>
          <table:table-cell table:style-name="ce441" office:value-type="string" calcext:value-type="string">
            <text:p>10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296" table:number-columns-repeated="990"/>
          <table:table-cell table:number-columns-repeated="12"/>
        </table:table-row>
        <table:table-row table:style-name="ro5">
          <table:covered-table-cell table:style-name="ce498"/>
          <table:table-cell table:style-name="ce506" office:value-type="string" calcext:value-type="string">
            <text:p>WEB.de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8">name, address, DOB, gender, unverified </text:span>phone</text:p>
          </table:table-cell>
          <table:table-cell table:style-name="ce442" office:value-type="string" calcext:value-type="string">
            <text:p><text:a xlink:href="https://agb-server.web.de/datenschutz#datenschutz_freemai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163" office:value-type="string" calcext:value-type="string">
            <text:p>enable IMAP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1.60815477371216" calcext:value-type="float">
            <text:p>1.61</text:p>
          </table:table-cell>
          <table:table-cell table:style-name="ce442" office:value-type="string" calcext:value-type="string">
            <text:p>1000M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Yahoo Mail</text:p>
          </table:table-cell>
          <table:table-cell table:style-name="ce344" office:value-type="string" calcext:value-type="string">
            <text:p>Yahoo! Inc. / Verizon Media EMEA Limited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8">name, address, DOB, gender, unverified </text:span>phone</text:p>
          </table:table-cell>
          <table:table-cell table:style-name="ce442" office:value-type="string" calcext:value-type="string">
            <text:p><text:a xlink:href="https://legal.yahoo.com/ie/de/yahoo/privacy/index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424" office:value-type="string" calcext:value-type="string">
            <text:p>app password</text:p>
          </table:table-cell>
          <table:table-cell table:style-name="ce463" office:value-type="string" calcext:value-type="string">
            <text:p>not for free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6.74836421012878" calcext:value-type="float">
            <text:p>6.75</text:p>
          </table:table-cell>
          <table:table-cell table:style-name="ce441" office:value-type="string" calcext:value-type="string">
            <text:p>1TB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Yandex.Mail</text:p>
          </table:table-cell>
          <table:table-cell table:style-name="ce344" office:value-type="string" calcext:value-type="string">
            <text:p>Yandex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yandex.com/support/mail/web/letter/create/send-many-letters.html" xlink:type="simple">Link</text:a></text:p>
          </table:table-cell>
          <table:table-cell table:style-name="ce436" office:value-type="string" calcext:value-type="string">
            <text:p><text:span text:style-name="T8">name, address, DOB, gender, unverified </text:span>phone</text:p>
          </table:table-cell>
          <table:table-cell table:style-name="ce442" office:value-type="string" calcext:value-type="string">
            <text:p><text:a xlink:href="https://yandex.com/support/partner2/gdpr-yan.html?lang=en" xlink:type="simple">Link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163" office:value-type="string" calcext:value-type="string">
            <text:p>app password + enable IMAP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 </text:p>
          </table:table-cell>
          <table:table-cell table:style-name="ce442" office:value-type="string" calcext:value-type="string">
            <text:p>35MB</text:p>
          </table:table-cell>
          <table:table-cell table:style-name="ce471" office:value-type="float" office:value="7.12363624572754" calcext:value-type="float">
            <text:p>7.12</text:p>
          </table:table-cell>
          <table:table-cell table:style-name="ce441" office:value-type="string" calcext:value-type="string">
            <text:p>1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Zoho Mail Lite</text:p>
          </table:table-cell>
          <table:table-cell table:style-name="ce345" office:value-type="string" calcext:value-type="string">
            <text:p>Zoho Corporation Private Limited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help.zoho.com/portal/en/kb/crm/connect-with-customers/email/articles/email-limits#Limits_for_Individual_Emails" xlink:type="simple">Link</text:a></text:p>
          </table:table-cell>
          <table:table-cell table:style-name="ce436" office:value-type="string" calcext:value-type="string">
            <text:p><text:span text:style-name="T8">name, address, DOB, gender, unverified </text:span>phone</text:p>
          </table:table-cell>
          <table:table-cell table:style-name="ce442" office:value-type="string" calcext:value-type="string">
            <text:p><text:a xlink:href="https://www.zoho.com/privacy.html" xlink:type="simple">Link</text:a></text:p>
          </table:table-cell>
          <table:table-cell table:style-name="ce448" office:value-type="float" office:value="2" calcext:value-type="float">
            <text:p>2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163" office:value-type="string" calcext:value-type="string">
            <text:p>enable IMAP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0MB</text:p>
          </table:table-cell>
          <table:table-cell table:style-name="ce473" office:value-type="float" office:value="10.3233742713928" calcext:value-type="float">
            <text:p>10.32</text:p>
          </table:table-cell>
          <table:table-cell table:style-name="ce441" office:value-type="string" calcext:value-type="string">
            <text:p>5GB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table-cell table:style-name="ce499"/>
          <table:table-cell table:style-name="ce507"/>
          <table:table-cell table:style-name="ce510"/>
          <table:table-cell table:style-name="ce350"/>
          <table:table-cell table:style-name="ce412"/>
          <table:table-cell table:style-name="ce431"/>
          <table:table-cell table:style-name="ce440"/>
          <table:table-cell table:style-name="ce419"/>
          <table:table-cell table:style-name="ce453" table:number-columns-repeated="3"/>
          <table:table-cell table:style-name="ce164"/>
          <table:table-cell table:style-name="ce456"/>
          <table:table-cell table:style-name="ce518"/>
          <table:table-cell table:style-name="ce456"/>
          <table:table-cell table:style-name="ce475"/>
          <table:table-cell table:style-name="ce456"/>
          <table:table-cell table:style-name="ce519"/>
          <table:table-cell table:style-name="ce489"/>
          <table:table-cell table:style-name="ce492"/>
          <table:table-cell table:number-columns-repeated="2"/>
          <table:table-cell table:style-name="ce352" table:number-columns-repeated="990"/>
          <table:table-cell table:style-name="ce297" table:number-columns-repeated="8"/>
          <table:table-cell table:number-columns-repeated="4"/>
        </table:table-row>
        <table:table-row table:style-name="ro5">
          <table:table-cell table:style-name="ce500" office:value-type="string" calcext:value-type="string" table:number-columns-spanned="1" table:number-rows-spanned="3">
            <text:p>Paying Users</text:p>
          </table:table-cell>
          <table:table-cell table:style-name="ce506" office:value-type="string" calcext:value-type="string">
            <text:p>fastmail</text:p>
          </table:table-cell>
          <table:table-cell table:style-name="ce345" office:value-type="string" calcext:value-type="string">
            <text:p>Fastmail Pty Ltd</text:p>
          </table:table-cell>
          <table:table-cell table:style-name="ce511" office:value-type="string" calcext:value-type="string">
            <text:p>yes</text:p>
          </table:table-cell>
          <table:table-cell table:style-name="ce515" office:value-type="string" calcext:value-type="string">
            <text:p>Yes: 3$/ month</text:p>
          </table:table-cell>
          <table:table-cell table:style-name="ce426" office:value-type="string" calcext:value-type="string">
            <text:p><text:a xlink:href="https://www.fastmail.help/hc/en-us/articles/1500000277382-Account-limits" xlink:type="simple">Link</text:a></text:p>
          </table:table-cell>
          <table:table-cell table:style-name="ce436" office:value-type="string" calcext:value-type="string">
            <text:p>phone</text:p>
          </table:table-cell>
          <table:table-cell table:style-name="ce442" office:value-type="string" calcext:value-type="string">
            <text:p><text:a xlink:href="https://www.fastmail.com/about/dpa/" xlink:type="simple">Link</text:a></text:p>
          </table:table-cell>
          <table:table-cell table:style-name="ce449" office:value-type="string" calcext:value-type="string">
            <text:p>3+4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1" office:value-type="string" calcext:value-type="string">
            <text:p>app password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7.8599271774292" calcext:value-type="float">
            <text:p>7.86</text:p>
          </table:table-cell>
          <table:table-cell table:style-name="ce448" office:value-type="string" calcext:value-type="string">
            <text:p><text:s/>27.94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501"/>
          <table:table-cell table:style-name="ce508" office:value-type="string" calcext:value-type="string">
            <text:p><text:span text:style-name="T11">mailbox.org Light</text:span><text:span text:style-name="T12">*</text:span></text:p>
          </table:table-cell>
          <table:table-cell table:style-name="ce343" office:value-type="string" calcext:value-type="string">
            <text:p>Heinlein Hosting GmbH</text:p>
          </table:table-cell>
          <table:table-cell table:style-name="ce511" office:value-type="string" calcext:value-type="string">
            <text:p>yes</text:p>
          </table:table-cell>
          <table:table-cell table:style-name="ce515" office:value-type="string" calcext:value-type="string">
            <text:p>Yes: 1€/ month</text:p>
          </table:table-cell>
          <table:table-cell table:style-name="ce426" office:value-type="string" calcext:value-type="string">
            <text:p><text:a xlink:href="https://kb.mailbox.org/en/private/e-mail-article/is-there-a-limit-on-the-amount-of-e-mails-that-i-can-send-from-my-account" xlink:type="simple">Link</text:a></text:p>
          </table:table-cell>
          <table:table-cell table:style-name="ce437" office:value-type="string" calcext:value-type="string">
            <text:p>name, DOB</text:p>
          </table:table-cell>
          <table:table-cell table:style-name="ce442" office:value-type="string" calcext:value-type="string">
            <text:p><text:a xlink:href="https://mailbox.org/en/data-protection-privacy-policy" xlink:type="simple">Link</text:a></text:p>
          </table:table-cell>
          <table:table-cell table:style-name="ce447" office:value-type="float" office:value="9" calcext:value-type="float">
            <text:p>9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8.39517450332642" calcext:value-type="float">
            <text:p>8.40</text:p>
          </table:table-cell>
          <table:table-cell table:style-name="ce442" office:value-type="string" calcext:value-type="string">
            <text:p>10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number-columns-repeated="1004"/>
        </table:table-row>
        <table:table-row table:style-name="ro5">
          <table:covered-table-cell table:style-name="ce501"/>
          <table:table-cell table:style-name="ce506" office:value-type="string" calcext:value-type="string">
            <text:p>Posteo</text:p>
          </table:table-cell>
          <table:table-cell table:style-name="ce343" office:value-type="string" calcext:value-type="string">
            <text:p>posteo</text:p>
          </table:table-cell>
          <table:table-cell table:style-name="ce511" office:value-type="string" calcext:value-type="string">
            <text:p>yes</text:p>
          </table:table-cell>
          <table:table-cell table:style-name="ce515" office:value-type="string" calcext:value-type="string">
            <text:p>Yes: 1€/ month</text:p>
          </table:table-cell>
          <table:table-cell table:style-name="ce426" office:value-type="string" calcext:value-type="string">
            <text:p><text:a xlink:href="https://posteo.de/en/site/terms" xlink:type="simple">Link</text:a></text:p>
          </table:table-cell>
          <table:table-cell table:style-name="ce439" office:value-type="string" calcext:value-type="string">
            <text:p>none</text:p>
          </table:table-cell>
          <table:table-cell table:style-name="ce442" office:value-type="string" calcext:value-type="string">
            <text:p><text:a xlink:href="https://posteo.de/en/site/privacy_policy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33089423179626" calcext:value-type="float">
            <text:p>3.33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number-columns-repeated="1004"/>
        </table:table-row>
        <table:table-row table:style-name="ro5">
          <table:table-cell table:style-name="ce499"/>
          <table:table-cell table:style-name="ce507"/>
          <table:table-cell table:style-name="ce350" table:number-columns-repeated="2"/>
          <table:table-cell table:style-name="ce412"/>
          <table:table-cell table:style-name="ce431"/>
          <table:table-cell table:style-name="ce440"/>
          <table:table-cell table:style-name="ce419"/>
          <table:table-cell table:style-name="ce453"/>
          <table:table-cell table:style-name="ce456" table:number-columns-repeated="2"/>
          <table:table-cell table:style-name="ce518"/>
          <table:table-cell table:style-name="ce456"/>
          <table:table-cell table:style-name="ce518"/>
          <table:table-cell table:style-name="ce456"/>
          <table:table-cell table:style-name="ce475"/>
          <table:table-cell table:style-name="ce456"/>
          <table:table-cell table:style-name="ce484"/>
          <table:table-cell table:style-name="ce489"/>
          <table:table-cell table:style-name="ce492"/>
          <table:table-cell table:number-columns-repeated="2"/>
          <table:table-cell table:style-name="ce352" table:number-columns-repeated="990"/>
          <table:table-cell table:style-name="ce297" table:number-columns-repeated="8"/>
          <table:table-cell table:number-columns-repeated="4"/>
        </table:table-row>
        <table:table-row table:style-name="ro5">
          <table:table-cell table:style-name="ce502" office:value-type="string" calcext:value-type="string" table:number-columns-spanned="1" table:number-rows-spanned="4">
            <text:p>Donations</text:p>
          </table:table-cell>
          <table:table-cell table:style-name="ce506" office:value-type="string" calcext:value-type="string">
            <text:p>riseup.net</text:p>
          </table:table-cell>
          <table:table-cell table:style-name="ce344" office:value-type="string" calcext:value-type="string">
            <text:p>RiseUp Collective</text:p>
          </table:table-cell>
          <table:table-cell table:style-name="ce512" office:value-type="string" calcext:value-type="string">
            <text:p>invite</text:p>
          </table:table-cell>
          <table:table-cell table:style-name="ce516" office:value-type="string" calcext:value-type="string">
            <text:p>no*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riseup.net/en/privacy-policy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 and export of messages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7.26051640510559" calcext:value-type="float">
            <text:p>7.26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buzon.uy</text:p>
          </table:table-cell>
          <table:table-cell table:style-name="ce343" office:value-type="string" calcext:value-type="string">
            <text:p><text:a xlink:href="https://isc.sans.edu/ipinfo.html?ip=buzon.uy" xlink:type="simple">https://isc.sans.edu/ipinfo.html?ip=buzon.uy</text:a></text:p>
          </table:table-cell>
          <table:table-cell table:style-name="ce512" office:value-type="string" calcext:value-type="string">
            <text:p>invite</text:p>
          </table:table-cell>
          <table:table-cell table:style-name="ce516" office:value-type="string" calcext:value-type="string">
            <text:p>no*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buzon.uy/terms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only manual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1274299621582" calcext:value-type="float">
            <text:p>5.13</text:p>
          </table:table-cell>
          <table:table-cell table:style-name="ce441" office:value-type="string" calcext:value-type="string">
            <text:p>unlimited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9" office:value-type="string" calcext:value-type="string">
            <text:p>disroot.org</text:p>
          </table:table-cell>
          <table:table-cell table:style-name="ce343" office:value-type="string" calcext:value-type="string">
            <text:p>disroot.org</text:p>
          </table:table-cell>
          <table:table-cell table:style-name="ce513" office:value-type="string" calcext:value-type="string">
            <text:p>invite</text:p>
          </table:table-cell>
          <table:table-cell table:style-name="ce514" office:value-type="string" calcext:value-type="string">
            <text:p>no*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isroot.org/en/privacy_policy" xlink:type="simple">Link</text:a></text:p>
          </table:table-cell>
          <table:table-cell table:style-name="ce449" office:value-type="string" calcext:value-type="string">
            <text:p>6+1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6.05561780929565" calcext:value-type="float">
            <text:p>6.06</text:p>
          </table:table-cell>
          <table:table-cell table:style-name="ce442" office:value-type="string" calcext:value-type="string">
            <text:p>1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9" office:value-type="string" calcext:value-type="string">
            <text:p>e.email</text:p>
          </table:table-cell>
          <table:table-cell table:style-name="ce343" office:value-type="string" calcext:value-type="string">
            <text:p><text:span text:style-name="T3">e</text:span> Foundation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oc.e.foundation/legal-notice-and-privacy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46746134757996" calcext:value-type="float">
            <text:p>3.47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8">
          <table:table-cell table:number-columns-repeated="2"/>
          <table:table-cell table:style-name="ce297"/>
          <table:table-cell table:style-name="ce296" table:number-columns-repeated="17"/>
          <table:table-cell table:number-columns-repeated="2"/>
          <table:table-cell table:style-name="ce296" table:number-columns-repeated="990"/>
          <table:table-cell table:number-columns-repeated="12"/>
        </table:table-row>
        <table:table-row table:style-name="ro10">
          <table:table-cell table:style-name="ce503" office:value-type="string" calcext:value-type="string" table:number-columns-spanned="2" table:number-rows-spanned="2">
            <text:p><text:span text:style-name="T10">*</text:span>at the moment the light version for 1€ is only accessible after 1 month standard version for 3€</text:p>
          </table:table-cell>
          <table:covered-table-cell/>
          <table:table-cell table:number-columns-repeated="3"/>
          <table:table-cell table:style-name="ce434"/>
          <table:table-cell table:style-name="ce296"/>
          <table:table-cell table:number-columns-repeated="1017"/>
        </table:table-row>
        <table:table-row table:style-name="ro12">
          <table:covered-table-cell table:number-columns-repeated="2"/>
          <table:table-cell table:number-columns-repeated="3"/>
          <table:table-cell table:style-name="ce434"/>
          <table:table-cell table:style-name="ce296"/>
          <table:table-cell table:number-columns-repeated="1017"/>
        </table:table-row>
        <table:table-row table:style-name="ro10" table:number-rows-repeated="20">
          <table:table-cell table:number-columns-repeated="5"/>
          <table:table-cell table:style-name="ce434"/>
          <table:table-cell table:style-name="ce296"/>
          <table:table-cell table:number-columns-repeated="1017"/>
        </table:table-row>
        <table:table-row table:style-name="ro10" table:number-rows-repeated="104852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ile test" table:style-name="ta2">
        <table:table-column table:style-name="co30" table:default-cell-style-name="Default"/>
        <table:table-column table:style-name="co19" table:number-columns-repeated="21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aol.com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gmx.de</text:p>
          </table:table-cell>
          <table:table-cell office:value-type="string" calcext:value-type="string">
            <text:p><text:s/>hot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outlook.com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web.de</text:p>
          </table:table-cell>
          <table:table-cell office:value-type="string" calcext:value-type="string">
            <text:p><text:s/>yahoo.com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sent 10KB file (in seconds):</text:p>
          </table:table-cell>
          <table:table-cell table:style-name="ce185" office:value-type="float" office:value="9.25557708740234" calcext:value-type="float">
            <text:p>9.25557708740234</text:p>
          </table:table-cell>
          <table:table-cell table:style-name="ce185" office:value-type="float" office:value="5.1274299621582" calcext:value-type="float">
            <text:p>5.1274299621582</text:p>
          </table:table-cell>
          <table:table-cell table:style-name="ce185" office:value-type="float" office:value="6.05561780929565" calcext:value-type="float">
            <text:p>6.05561780929565</text:p>
          </table:table-cell>
          <table:table-cell table:style-name="ce185" office:value-type="float" office:value="7.8599271774292" calcext:value-type="float">
            <text:p>7.8599271774292</text:p>
          </table:table-cell>
          <table:table-cell table:style-name="ce185" office:value-type="float" office:value="5.91371846199036" calcext:value-type="float">
            <text:p>5.91371846199036</text:p>
          </table:table-cell>
          <table:table-cell table:style-name="ce185" office:value-type="float" office:value="1.55661845207214" calcext:value-type="float">
            <text:p>1.55661845207214</text:p>
          </table:table-cell>
          <table:table-cell table:style-name="ce185" office:value-type="float" office:value="5.0611424446106" calcext:value-type="float">
            <text:p>5.0611424446106</text:p>
          </table:table-cell>
          <table:table-cell table:style-name="ce185" office:value-type="float" office:value="6.69161128997803" calcext:value-type="float">
            <text:p>6.69161128997803</text:p>
          </table:table-cell>
          <table:table-cell table:style-name="ce185" office:value-type="float" office:value="4.65144467353821" calcext:value-type="float">
            <text:p>4.65144467353821</text:p>
          </table:table-cell>
          <table:table-cell table:style-name="ce185" office:value-type="float" office:value="5.55452346801758" calcext:value-type="float">
            <text:p>5.55452346801758</text:p>
          </table:table-cell>
          <table:table-cell table:style-name="ce185" office:value-type="float" office:value="3.52844953536987" calcext:value-type="float">
            <text:p>3.52844953536987</text:p>
          </table:table-cell>
          <table:table-cell table:style-name="ce185" office:value-type="float" office:value="126.459357261658" calcext:value-type="float">
            <text:p>126.459357261658</text:p>
          </table:table-cell>
          <table:table-cell table:style-name="ce185" office:value-type="float" office:value="8.39517450332642" calcext:value-type="float">
            <text:p>8.39517450332642</text:p>
          </table:table-cell>
          <table:table-cell table:style-name="ce185" office:value-type="float" office:value="4.91998648643494" calcext:value-type="float">
            <text:p>4.91998648643494</text:p>
          </table:table-cell>
          <table:table-cell table:style-name="ce185" office:value-type="float" office:value="3.33089423179626" calcext:value-type="float">
            <text:p>3.33089423179626</text:p>
          </table:table-cell>
          <table:table-cell table:style-name="ce185" office:value-type="float" office:value="7.26051640510559" calcext:value-type="float">
            <text:p>7.26051640510559</text:p>
          </table:table-cell>
          <table:table-cell table:style-name="ce185" office:value-type="float" office:value="3.46746134757996" calcext:value-type="float">
            <text:p>3.46746134757996</text:p>
          </table:table-cell>
          <table:table-cell table:style-name="ce185" office:value-type="float" office:value="1.60815477371216" calcext:value-type="float">
            <text:p>1.60815477371216</text:p>
          </table:table-cell>
          <table:table-cell table:style-name="ce185" office:value-type="float" office:value="6.74836421012878" calcext:value-type="float">
            <text:p>6.74836421012878</text:p>
          </table:table-cell>
          <table:table-cell table:style-name="ce185" office:value-type="float" office:value="7.12363624572754" calcext:value-type="float">
            <text:p>7.12363624572754</text:p>
          </table:table-cell>
          <table:table-cell table:style-name="ce185" office:value-type="float" office:value="10.3233742713928" calcext:value-type="float">
            <text:p>10.3233742713928</text:p>
          </table:table-cell>
        </table:table-row>
        <table:table-row table:style-name="ro10">
          <table:table-cell office:value-type="string" calcext:value-type="string">
            <text:p>sent 10MB file (in seconds):</text:p>
          </table:table-cell>
          <table:table-cell table:style-name="ce186" office:value-type="float" office:value="17.6322205066681" calcext:value-type="float">
            <text:p>17.6322205066681</text:p>
          </table:table-cell>
          <table:table-cell table:style-name="ce186" office:value-type="float" office:value="9.52783441543579" calcext:value-type="float">
            <text:p>9.52783441543579</text:p>
          </table:table-cell>
          <table:table-cell table:style-name="ce186" office:value-type="float" office:value="16.4478940963745" calcext:value-type="float">
            <text:p>16.4478940963745</text:p>
          </table:table-cell>
          <table:table-cell table:style-name="ce186" office:value-type="float" office:value="20.376900434494" calcext:value-type="float">
            <text:p>20.376900434494</text:p>
          </table:table-cell>
          <table:table-cell table:style-name="ce186" office:value-type="float" office:value="15.3074810504913" calcext:value-type="float">
            <text:p>15.3074810504913</text:p>
          </table:table-cell>
          <table:table-cell table:style-name="ce186" office:value-type="float" office:value="22.1876032352448" calcext:value-type="float">
            <text:p>22.1876032352448</text:p>
          </table:table-cell>
          <table:table-cell table:style-name="ce186" office:value-type="float" office:value="23.0393974781036" calcext:value-type="float">
            <text:p>23.0393974781036</text:p>
          </table:table-cell>
          <table:table-cell table:style-name="ce186" office:value-type="float" office:value="23.9263300895691" calcext:value-type="float">
            <text:p>23.9263300895691</text:p>
          </table:table-cell>
          <table:table-cell table:style-name="ce186" office:value-type="float" office:value="12.8428494930267" calcext:value-type="float">
            <text:p>12.8428494930267</text:p>
          </table:table-cell>
          <table:table-cell table:style-name="ce186" office:value-type="float" office:value="25.7226202487946" calcext:value-type="float">
            <text:p>25.7226202487946</text:p>
          </table:table-cell>
          <table:table-cell table:style-name="ce186" office:value-type="float" office:value="34.4958009719849" calcext:value-type="float">
            <text:p>34.4958009719849</text:p>
          </table:table-cell>
          <table:table-cell table:style-name="ce186" office:value-type="float" office:value="158.35088300705" calcext:value-type="float">
            <text:p>158.35088300705</text:p>
          </table:table-cell>
          <table:table-cell table:style-name="ce186" office:value-type="float" office:value="16.2287247180939" calcext:value-type="float">
            <text:p>16.2287247180939</text:p>
          </table:table-cell>
          <table:table-cell table:style-name="ce186" office:value-type="float" office:value="22.1096155643463" calcext:value-type="float">
            <text:p>22.1096155643463</text:p>
          </table:table-cell>
          <table:table-cell table:style-name="ce186" office:value-type="float" office:value="48.9488046169281" calcext:value-type="float">
            <text:p>48.9488046169281</text:p>
          </table:table-cell>
          <table:table-cell table:style-name="ce186" office:value-type="float" office:value="26.8089964389801" calcext:value-type="float">
            <text:p>26.8089964389801</text:p>
          </table:table-cell>
          <table:table-cell table:style-name="ce186" office:value-type="float" office:value="12.6847989559174" calcext:value-type="float">
            <text:p>12.6847989559174</text:p>
          </table:table-cell>
          <table:table-cell table:style-name="ce186" office:value-type="float" office:value="16.5993101596832" calcext:value-type="float">
            <text:p>16.5993101596832</text:p>
          </table:table-cell>
          <table:table-cell table:style-name="ce186" office:value-type="float" office:value="26.4189052581787" calcext:value-type="float">
            <text:p>26.4189052581787</text:p>
          </table:table-cell>
          <table:table-cell table:style-name="ce186" office:value-type="float" office:value="21.2940137386322" calcext:value-type="float">
            <text:p>21.2940137386322</text:p>
          </table:table-cell>
          <table:table-cell table:style-name="ce186" office:value-type="float" office:value="24.1643009185791" calcext:value-type="float">
            <text:p>24.1643009185791</text:p>
          </table:table-cell>
        </table:table-row>
        <table:table-row table:style-name="ro10">
          <table:table-cell office:value-type="string" calcext:value-type="string">
            <text:p>sent 15MB file (in seconds):</text:p>
          </table:table-cell>
          <table:table-cell table:style-name="ce187" office:value-type="float" office:value="32.2356464862823" calcext:value-type="float">
            <text:p>32.2356464862823</text:p>
          </table:table-cell>
          <table:table-cell table:style-name="ce187" office:value-type="float" office:value="16.9958562850952" calcext:value-type="float">
            <text:p>16.9958562850952</text:p>
          </table:table-cell>
          <table:table-cell table:style-name="ce187" office:value-type="float" office:value="21.6691555976868" calcext:value-type="float">
            <text:p>21.6691555976868</text:p>
          </table:table-cell>
          <table:table-cell table:style-name="ce187" office:value-type="float" office:value="35.4866559505463" calcext:value-type="float">
            <text:p>35.4866559505463</text:p>
          </table:table-cell>
          <table:table-cell table:style-name="ce187" office:value-type="float" office:value="23.3045632839203" calcext:value-type="float">
            <text:p>23.3045632839203</text:p>
          </table:table-cell>
          <table:table-cell table:style-name="ce187" office:value-type="float" office:value="25.0192465782166" calcext:value-type="float">
            <text:p>25.0192465782166</text:p>
          </table:table-cell>
          <table:table-cell table:style-name="ce187" office:value-type="float" office:value="39.8139595985413" calcext:value-type="float">
            <text:p>39.8139595985413</text:p>
          </table:table-cell>
          <table:table-cell table:style-name="ce187" office:value-type="float" office:value="32.6476347446442" calcext:value-type="float">
            <text:p>32.6476347446442</text:p>
          </table:table-cell>
          <table:table-cell table:style-name="ce187" office:value-type="float" office:value="24.4405241012573" calcext:value-type="float">
            <text:p>24.4405241012573</text:p>
          </table:table-cell>
          <table:table-cell table:style-name="ce187" office:value-type="float" office:value="38.3237864971161" calcext:value-type="float">
            <text:p>38.3237864971161</text:p>
          </table:table-cell>
          <table:table-cell table:style-name="ce187" office:value-type="float" office:value="61.108473777771" calcext:value-type="float">
            <text:p>61.108473777771</text:p>
          </table:table-cell>
          <table:table-cell table:style-name="ce187" office:value-type="float" office:value="132.865698337555" calcext:value-type="float">
            <text:p>132.865698337555</text:p>
          </table:table-cell>
          <table:table-cell table:style-name="ce187" office:value-type="float" office:value="24.7070078849792" calcext:value-type="float">
            <text:p>24.7070078849792</text:p>
          </table:table-cell>
          <table:table-cell table:style-name="ce187" office:value-type="float" office:value="30.5134987831116" calcext:value-type="float">
            <text:p>30.5134987831116</text:p>
          </table:table-cell>
          <table:table-cell table:style-name="ce187" office:value-type="float" office:value="73.2752163410187" calcext:value-type="float">
            <text:p>73.2752163410187</text:p>
          </table:table-cell>
          <table:table-cell table:style-name="ce187" office:value-type="float" office:value="32.1068735122681" calcext:value-type="float">
            <text:p>32.1068735122681</text:p>
          </table:table-cell>
          <table:table-cell table:style-name="ce187" office:value-type="float" office:value="24.9536154270172" calcext:value-type="float">
            <text:p>24.9536154270172</text:p>
          </table:table-cell>
          <table:table-cell table:style-name="ce187" office:value-type="float" office:value="29.6608183383942" calcext:value-type="float">
            <text:p>29.6608183383942</text:p>
          </table:table-cell>
          <table:table-cell table:style-name="ce187" office:value-type="float" office:value="39.4444603919983" calcext:value-type="float">
            <text:p>39.4444603919983</text:p>
          </table:table-cell>
          <table:table-cell table:style-name="ce187" office:value-type="float" office:value="28.2778849601746" calcext:value-type="float">
            <text:p>28.2778849601746</text:p>
          </table:table-cell>
          <table:table-cell table:style-name="ce187" office:value-type="float" office:value="38.0752422809601" calcext:value-type="float">
            <text:p>38.0752422809601</text:p>
          </table:table-cell>
        </table:table-row>
        <table:table-row table:style-name="ro10">
          <table:table-cell office:value-type="string" calcext:value-type="string">
            <text:p>sent 20MB file (in seconds):</text:p>
          </table:table-cell>
          <table:table-cell table:style-name="ce188" office:value-type="float" office:value="33.2196366786957" calcext:value-type="float">
            <text:p>33.2196366786957</text:p>
          </table:table-cell>
          <table:table-cell table:style-name="ce188" office:value-type="float" office:value="16.972470998764" calcext:value-type="float">
            <text:p>16.972470998764</text:p>
          </table:table-cell>
          <table:table-cell table:style-name="ce188" office:value-type="float" office:value="18.7966487407684" calcext:value-type="float">
            <text:p>18.7966487407684</text:p>
          </table:table-cell>
          <table:table-cell table:style-name="ce188" office:value-type="float" office:value="33.5796523094177" calcext:value-type="float">
            <text:p>33.5796523094177</text:p>
          </table:table-cell>
          <table:table-cell table:style-name="ce188" office:value-type="float" office:value="23.4012606143951" calcext:value-type="float">
            <text:p>23.4012606143951</text:p>
          </table:table-cell>
          <table:table-cell table:style-name="ce188" office:value-type="float" office:value="30.0599143505096" calcext:value-type="float">
            <text:p>30.0599143505096</text:p>
          </table:table-cell>
          <table:table-cell table:style-name="ce188" office:value-type="float" office:value="37.7124865055084" calcext:value-type="float">
            <text:p>37.7124865055084</text:p>
          </table:table-cell>
          <table:table-cell table:style-name="ce200" office:value-type="string" calcext:value-type="string">
            <text:p><text:s/>Permanent SMTP error: permanent: 5.3.4 Error: message file too big</text:p>
          </table:table-cell>
          <table:table-cell table:style-name="ce188" office:value-type="float" office:value="23.0419945716858" calcext:value-type="float">
            <text:p>23.0419945716858</text:p>
          </table:table-cell>
          <table:table-cell table:style-name="ce188" office:value-type="float" office:value="38.7583086490631" calcext:value-type="float">
            <text:p>38.7583086490631</text:p>
          </table:table-cell>
          <table:table-cell table:style-name="ce188" office:value-type="float" office:value="65.4055798053741" calcext:value-type="float">
            <text:p>65.4055798053741</text:p>
          </table:table-cell>
          <table:table-cell table:style-name="ce188" office:value-type="float" office:value="165.150095462799" calcext:value-type="float">
            <text:p>165.150095462799</text:p>
          </table:table-cell>
          <table:table-cell table:style-name="ce188" office:value-type="float" office:value="19.8532245159149" calcext:value-type="float">
            <text:p>19.8532245159149</text:p>
          </table:table-cell>
          <table:table-cell table:style-name="ce188" office:value-type="float" office:value="34.5464608669281" calcext:value-type="float">
            <text:p>34.5464608669281</text:p>
          </table:table-cell>
          <table:table-cell table:style-name="ce188" office:value-type="float" office:value="80.2357542514801" calcext:value-type="float">
            <text:p>80.2357542514801</text:p>
          </table:table-cell>
          <table:table-cell table:style-name="ce201" office:value-type="string" calcext:value-type="string">
            <text:p><text:s/>Permanent SMTP error: permanent: 5.3.4 Error: message file too big</text:p>
          </table:table-cell>
          <table:table-cell table:style-name="ce188" office:value-type="float" office:value="15.5672872066498" calcext:value-type="float">
            <text:p>15.5672872066498</text:p>
          </table:table-cell>
          <table:table-cell table:style-name="ce200" office:value-type="string" calcext:value-type="string">
            <text:p><text:s/>Permanent SMTP error: permanent: Requested mail action aborted: exceeded storage allocation</text:p>
          </table:table-cell>
          <table:table-cell table:style-name="ce188" office:value-type="float" office:value="35.7088797092438" calcext:value-type="float">
            <text:p>35.7088797092438</text:p>
          </table:table-cell>
          <table:table-cell table:style-name="ce188" office:value-type="float" office:value="21.4269225597382" calcext:value-type="float">
            <text:p>21.4269225597382</text:p>
          </table:table-cell>
          <table:table-cell table:style-name="ce188" office:value-type="float" office:value="33.210634469986" calcext:value-type="float">
            <text:p>33.210634469986</text:p>
          </table:table-cell>
        </table:table-row>
        <table:table-row table:style-name="ro10">
          <table:table-cell office:value-type="string" calcext:value-type="string">
            <text:p>sent 25MB file (in seconds):</text:p>
          </table:table-cell>
          <table:table-cell table:style-name="ce189" office:value-type="float" office:value="44.1510620117188" calcext:value-type="float">
            <text:p>44.1510620117188</text:p>
          </table:table-cell>
          <table:table-cell table:style-name="ce189" office:value-type="float" office:value="23.8823707103729" calcext:value-type="float">
            <text:p>23.8823707103729</text:p>
          </table:table-cell>
          <table:table-cell table:style-name="ce189" office:value-type="float" office:value="26.5766990184784" calcext:value-type="float">
            <text:p>26.5766990184784</text:p>
          </table:table-cell>
          <table:table-cell table:style-name="ce189" office:value-type="float" office:value="43.2242224216461" calcext:value-type="float">
            <text:p>43.2242224216461</text:p>
          </table:table-cell>
          <table:table-cell table:style-name="ce189" office:value-type="float" office:value="29.8785202503204" calcext:value-type="float">
            <text:p>29.8785202503204</text:p>
          </table:table-cell>
          <table:table-cell table:style-name="ce199" office:value-type="string" calcext:value-type="string">
            <text:p><text:s/>Permanent SMTP error: permanent: Requested mail action aborted: exceeded storage allocation</text:p>
          </table:table-cell>
          <table:table-cell table:style-name="ce189" office:value-type="float" office:value="40.0448744297028" calcext:value-type="float">
            <text:p>40.0448744297028</text:p>
          </table:table-cell>
          <table:table-cell table:style-name="ce199" office:value-type="string" calcext:value-type="string">
            <text:p><text:s/>Permanent SMTP error: permanent: 5.3.4 Error: message file too big</text:p>
          </table:table-cell>
          <table:table-cell table:style-name="ce189" office:value-type="float" office:value="22.278669834137" calcext:value-type="float">
            <text:p>22.278669834137</text:p>
          </table:table-cell>
          <table:table-cell table:style-name="ce189" office:value-type="float" office:value="47.8266079425812" calcext:value-type="float">
            <text:p>47.8266079425812</text:p>
          </table:table-cell>
          <table:table-cell table:style-name="ce189" office:value-type="float" office:value="81.4271433353424" calcext:value-type="float">
            <text:p>81.4271433353424</text:p>
          </table:table-cell>
          <table:table-cell table:style-name="ce189" office:value-type="float" office:value="168.028190374374" calcext:value-type="float">
            <text:p>168.028190374374</text:p>
          </table:table-cell>
          <table:table-cell table:style-name="ce189" office:value-type="float" office:value="22.6674709320068" calcext:value-type="float">
            <text:p>22.6674709320068</text:p>
          </table:table-cell>
          <table:table-cell table:style-name="ce189" office:value-type="float" office:value="33.1905922889709" calcext:value-type="float">
            <text:p>33.1905922889709</text:p>
          </table:table-cell>
          <table:table-cell table:style-name="ce189" office:value-type="float" office:value="98.8475382328033" calcext:value-type="float">
            <text:p>98.8475382328033</text:p>
          </table:table-cell>
          <table:table-cell table:style-name="ce199" office:value-type="string" calcext:value-type="string">
            <text:p><text:s/>Permanent SMTP error: permanent: 5.3.4 Error: message file too big</text:p>
          </table:table-cell>
          <table:table-cell table:style-name="ce189" office:value-type="float" office:value="24.1094176769257" calcext:value-type="float">
            <text:p>24.1094176769257</text:p>
          </table:table-cell>
          <table:table-cell table:style-name="ce199" office:value-type="string" calcext:value-type="string">
            <text:p><text:s/>Permanent SMTP error: permanent: Requested mail action aborted: exceeded storage allocation</text:p>
          </table:table-cell>
          <table:table-cell table:style-name="ce189" office:value-type="float" office:value="45.4855122566223" calcext:value-type="float">
            <text:p>45.4855122566223</text:p>
          </table:table-cell>
          <table:table-cell table:style-name="ce189" office:value-type="float" office:value="26.1732897758484" calcext:value-type="float">
            <text:p>26.1732897758484</text:p>
          </table:table-cell>
          <table:table-cell table:style-name="ce199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0MB file (in seconds):</text:p>
          </table:table-cell>
          <table:table-cell table:style-name="ce190" office:value-type="string" calcext:value-type="string">
            <text:p><text:s/>Permanent SMTP error: permanent: Quota exceeded</text:p>
          </table:table-cell>
          <table:table-cell table:style-name="ce193" office:value-type="float" office:value="29.720981836319" calcext:value-type="float">
            <text:p>29.720981836319</text:p>
          </table:table-cell>
          <table:table-cell table:style-name="ce193" office:value-type="float" office:value="31.388020992279" calcext:value-type="float">
            <text:p>31.388020992279</text:p>
          </table:table-cell>
          <table:table-cell table:style-name="ce193" office:value-type="float" office:value="35.0422995090485" calcext:value-type="float">
            <text:p>35.0422995090485</text:p>
          </table:table-cell>
          <table:table-cell table:style-name="ce196" office:value-type="string" calcext:value-type="string">
            <text:p><text:s/>Permanent SMTP error: permanent: 5.2.3 Your message exceeded Google's message size limits. Please visit</text:p>
          </table:table-cell>
          <table:table-cell table:style-name="ce196" office:value-type="string" calcext:value-type="string">
            <text:p><text:s/>Permanent SMTP error: permanent: Requested mail action aborted: exceeded storage allocation</text:p>
          </table:table-cell>
          <table:table-cell table:style-name="ce193" office:value-type="float" office:value="41.7705736160278" calcext:value-type="float">
            <text:p>41.7705736160278</text:p>
          </table:table-cell>
          <table:table-cell table:style-name="ce196" office:value-type="string" calcext:value-type="string">
            <text:p><text:s/>Permanent SMTP error: permanent: 5.3.4 Error: message file too big</text:p>
          </table:table-cell>
          <table:table-cell table:style-name="ce196" office:value-type="string" calcext:value-type="string">
            <text:p><text:s/>Permanent SMTP error: permanent: 5.3.4 Message too large</text:p>
          </table:table-cell>
          <table:table-cell table:style-name="ce193" office:value-type="float" office:value="61.5823209285736" calcext:value-type="float">
            <text:p>61.5823209285736</text:p>
          </table:table-cell>
          <table:table-cell table:style-name="ce193" office:value-type="float" office:value="95.2812175750733" calcext:value-type="float">
            <text:p>95.2812175750733</text:p>
          </table:table-cell>
          <table:table-cell table:style-name="ce193" office:value-type="float" office:value="145.891464948654" calcext:value-type="float">
            <text:p>145.891464948654</text:p>
          </table:table-cell>
          <table:table-cell table:style-name="ce193" office:value-type="float" office:value="27.5300662517548" calcext:value-type="float">
            <text:p>27.5300662517548</text:p>
          </table:table-cell>
          <table:table-cell table:style-name="ce193" office:value-type="float" office:value="53.0560681819916" calcext:value-type="float">
            <text:p>53.0560681819916</text:p>
          </table:table-cell>
          <table:table-cell table:style-name="ce193" office:value-type="float" office:value="117.704188585281" calcext:value-type="float">
            <text:p>117.704188585281</text:p>
          </table:table-cell>
          <table:table-cell table:style-name="ce196" office:value-type="string" calcext:value-type="string">
            <text:p><text:s/>Permanent SMTP error: permanent: 5.3.4 Error: message file too big</text:p>
          </table:table-cell>
          <table:table-cell table:style-name="ce193" office:value-type="float" office:value="25.7888667583466" calcext:value-type="float">
            <text:p>25.7888667583466</text:p>
          </table:table-cell>
          <table:table-cell table:style-name="ce196" office:value-type="string" calcext:value-type="string">
            <text:p><text:s/>Permanent SMTP error: permanent: Requested mail action aborted: exceeded storage allocation</text:p>
          </table:table-cell>
          <table:table-cell table:style-name="ce196" office:value-type="string" calcext:value-type="string">
            <text:p><text:s/>Permanent SMTP error: permanent: Quota exceeded</text:p>
          </table:table-cell>
          <table:table-cell table:style-name="ce193" office:value-type="float" office:value="29.6262357234955" calcext:value-type="float">
            <text:p>29.6262357234955</text:p>
          </table:table-cell>
          <table:table-cell table:style-name="ce196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5MB file (in seconds):</text:p>
          </table:table-cell>
          <table:table-cell table:style-name="ce191" office:value-type="string" calcext:value-type="string">
            <text:p><text:s/>Permanent SMTP error: permanent: Quota exceeded</text:p>
          </table:table-cell>
          <table:table-cell table:style-name="ce194" office:value-type="float" office:value="29.7565805912018" calcext:value-type="float">
            <text:p>29.7565805912018</text:p>
          </table:table-cell>
          <table:table-cell table:style-name="ce194" office:value-type="float" office:value="32.3065690994263" calcext:value-type="float">
            <text:p>32.3065690994263</text:p>
          </table:table-cell>
          <table:table-cell table:style-name="ce194" office:value-type="float" office:value="43.8484053611755" calcext:value-type="float">
            <text:p>43.8484053611755</text:p>
          </table:table-cell>
          <table:table-cell table:style-name="ce197" office:value-type="string" calcext:value-type="string">
            <text:p><text:s/>Permanent SMTP error: permanent: 5.2.3 Your message exceeded Google's message size limits. Please visit</text:p>
          </table:table-cell>
          <table:table-cell table:style-name="ce197" office:value-type="string" calcext:value-type="string">
            <text:p><text:s/>Permanent SMTP error: permanent: Requested mail action aborted: exceeded storage allocation</text:p>
          </table:table-cell>
          <table:table-cell table:style-name="ce197" office:value-type="string" calcext:value-type="string">
            <text:p><text:s/>Permanent SMTP error: permanent: 5.3.4 Message size exceeds fixed maximum message size</text:p>
          </table:table-cell>
          <table:table-cell table:style-name="ce197" office:value-type="string" calcext:value-type="string">
            <text:p><text:s/>Permanent SMTP error: permanent: 5.3.4 Error: message file too big</text:p>
          </table:table-cell>
          <table:table-cell table:style-name="ce197" office:value-type="string" calcext:value-type="string">
            <text:p><text:s/>Permanent SMTP error: permanent: 5.3.4 Message too large</text:p>
          </table:table-cell>
          <table:table-cell table:style-name="ce194" office:value-type="float" office:value="66.7178735733032" calcext:value-type="float">
            <text:p>66.7178735733032</text:p>
          </table:table-cell>
          <table:table-cell table:style-name="ce194" office:value-type="float" office:value="112.331891536713" calcext:value-type="float">
            <text:p>112.331891536713</text:p>
          </table:table-cell>
          <table:table-cell table:style-name="ce194" office:value-type="float" office:value="147.852632045746" calcext:value-type="float">
            <text:p>147.852632045746</text:p>
          </table:table-cell>
          <table:table-cell table:style-name="ce194" office:value-type="float" office:value="30.4658210277557" calcext:value-type="float">
            <text:p>30.4658210277557</text:p>
          </table:table-cell>
          <table:table-cell table:style-name="ce197" office:value-type="string" calcext:value-type="string">
            <text:p><text:s/>Permanent SMTP error: permanent: 5.3.4 Message size exceeds fixed maximum message size</text:p>
          </table:table-cell>
          <table:table-cell table:style-name="ce194" office:value-type="float" office:value="135.511525154114" calcext:value-type="float">
            <text:p>135.511525154114</text:p>
          </table:table-cell>
          <table:table-cell table:style-name="ce197" office:value-type="string" calcext:value-type="string">
            <text:p><text:s/>Permanent SMTP error: permanent: 5.3.4 Error: message file too big</text:p>
          </table:table-cell>
          <table:table-cell table:style-name="ce194" office:value-type="float" office:value="26.3450536727905" calcext:value-type="float">
            <text:p>26.3450536727905</text:p>
          </table:table-cell>
          <table:table-cell table:style-name="ce197" office:value-type="string" calcext:value-type="string">
            <text:p><text:s/>Permanent SMTP error: permanent: Requested mail action aborted: exceeded storage allocation</text:p>
          </table:table-cell>
          <table:table-cell table:style-name="ce197" office:value-type="string" calcext:value-type="string">
            <text:p><text:s/>Permanent SMTP error: permanent: Quota exceeded</text:p>
          </table:table-cell>
          <table:table-cell table:style-name="ce194" office:value-type="float" office:value="34.6882874965668" calcext:value-type="float">
            <text:p>34.6882874965668</text:p>
          </table:table-cell>
          <table:table-cell table:style-name="ce197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6MB file (in seconds):</text:p>
          </table:table-cell>
          <table:table-cell table:style-name="ce192" office:value-type="string" calcext:value-type="string">
            <text:p><text:s/>Permanent SMTP error: permanent: Quota exceeded</text:p>
          </table:table-cell>
          <table:table-cell table:style-name="ce195" office:value-type="float" office:value="30.6968975067139" calcext:value-type="float">
            <text:p>30.6968975067139</text:p>
          </table:table-cell>
          <table:table-cell table:style-name="ce195" office:value-type="float" office:value="52.0943102836609" calcext:value-type="float">
            <text:p>52.0943102836609</text:p>
          </table:table-cell>
          <table:table-cell table:style-name="ce195" office:value-type="float" office:value="73.4670712947846" calcext:value-type="float">
            <text:p>73.4670712947846</text:p>
          </table:table-cell>
          <table:table-cell table:style-name="ce198" office:value-type="string" calcext:value-type="string">
            <text:p><text:s/>Permanent SMTP error: permanent: 5.2.3 Your message exceeded Google's message size limits. Please visit</text:p>
          </table:table-cell>
          <table:table-cell table:style-name="ce198" office:value-type="string" calcext:value-type="string">
            <text:p><text:s/>Permanent SMTP error: permanent: Requested mail action aborted: exceeded storage allocation</text:p>
          </table:table-cell>
          <table:table-cell table:style-name="ce198" office:value-type="string" calcext:value-type="string">
            <text:p><text:s/>Permanent SMTP error: permanent: 5.3.4 Message size exceeds fixed maximum message size</text:p>
          </table:table-cell>
          <table:table-cell table:style-name="ce198" office:value-type="string" calcext:value-type="string">
            <text:p><text:s/>Permanent SMTP error: permanent: 5.3.4 Error: message file too big</text:p>
          </table:table-cell>
          <table:table-cell table:style-name="ce198" office:value-type="string" calcext:value-type="string">
            <text:p><text:s/>Permanent SMTP error: permanent: 5.3.4 Message too large</text:p>
          </table:table-cell>
          <table:table-cell table:style-name="ce195" office:value-type="float" office:value="72.4883286952972" calcext:value-type="float">
            <text:p>72.4883286952972</text:p>
          </table:table-cell>
          <table:table-cell table:style-name="ce195" office:value-type="float" office:value="109.845331907272" calcext:value-type="float">
            <text:p>109.845331907272</text:p>
          </table:table-cell>
          <table:table-cell table:style-name="ce195" office:value-type="float" office:value="173.089267015457" calcext:value-type="float">
            <text:p>173.089267015457</text:p>
          </table:table-cell>
          <table:table-cell table:style-name="ce195" office:value-type="float" office:value="32.2404112815857" calcext:value-type="float">
            <text:p>32.2404112815857</text:p>
          </table:table-cell>
          <table:table-cell table:style-name="ce198" office:value-type="string" calcext:value-type="string">
            <text:p><text:s/>Permanent SMTP error: permanent: 5.3.4 Message size exceeds fixed maximum message size</text:p>
          </table:table-cell>
          <table:table-cell table:style-name="ce195" office:value-type="float" office:value="102.750546693802" calcext:value-type="float">
            <text:p>102.750546693802</text:p>
          </table:table-cell>
          <table:table-cell table:style-name="ce198" office:value-type="string" calcext:value-type="string">
            <text:p><text:s/>Permanent SMTP error: permanent: 5.3.4 Error: message file too big</text:p>
          </table:table-cell>
          <table:table-cell table:style-name="ce195" office:value-type="float" office:value="28.2855389118195" calcext:value-type="float">
            <text:p>28.2855389118195</text:p>
          </table:table-cell>
          <table:table-cell table:style-name="ce198" office:value-type="string" calcext:value-type="string">
            <text:p><text:s/>Permanent SMTP error: permanent: Requested mail action aborted: exceeded storage allocation</text:p>
          </table:table-cell>
          <table:table-cell table:style-name="ce198" office:value-type="string" calcext:value-type="string">
            <text:p><text:s/>Permanent SMTP error: permanent: Quota exceeded</text:p>
          </table:table-cell>
          <table:table-cell table:style-name="ce198" office:value-type="string" calcext:value-type="string">
            <text:p><text:s/>Permanent SMTP error: permanent: 5.7.1 [2] Message rejected under suspicion of SPAM</text:p>
          </table:table-cell>
          <table:table-cell table:style-name="ce198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hop 1:</text:p>
          </table:table-cell>
          <table:table-cell office:value-type="string" calcext:value-type="string">
            <text:p><text:s/>2022-01-13T19:28:29+01:00</text:p>
          </table:table-cell>
          <table:table-cell office:value-type="string" calcext:value-type="string">
            <text:p><text:s/>2022-01-13T19:28:33+01:00</text:p>
          </table:table-cell>
          <table:table-cell office:value-type="string" calcext:value-type="string">
            <text:p><text:s/>2022-01-13T19:28:36+01:00</text:p>
          </table:table-cell>
          <table:table-cell office:value-type="string" calcext:value-type="string">
            <text:p><text:s/>2022-01-13T19:28:39+01:00</text:p>
          </table:table-cell>
          <table:table-cell office:value-type="string" calcext:value-type="string">
            <text:p><text:s/>2022-01-13T19:28:42+01:00</text:p>
          </table:table-cell>
          <table:table-cell office:value-type="string" calcext:value-type="string">
            <text:p><text:s/>2022-01-13T19:28:45+01:00</text:p>
          </table:table-cell>
          <table:table-cell office:value-type="string" calcext:value-type="string">
            <text:p><text:s/>2022-01-13T19:28:49+01:00</text:p>
          </table:table-cell>
          <table:table-cell office:value-type="string" calcext:value-type="string">
            <text:p><text:s/>2022-01-13T19:28:52+01:00</text:p>
          </table:table-cell>
          <table:table-cell office:value-type="string" calcext:value-type="string">
            <text:p><text:s/>2022-01-13T19:28:55+01:00</text:p>
          </table:table-cell>
          <table:table-cell office:value-type="string" calcext:value-type="string">
            <text:p><text:s/>2022-01-13T19:28:58+01:00</text:p>
          </table:table-cell>
          <table:table-cell office:value-type="string" calcext:value-type="string">
            <text:p><text:s/>2022-01-13T19:29:01+01:00</text:p>
          </table:table-cell>
          <table:table-cell office:value-type="string" calcext:value-type="string">
            <text:p><text:s/>2022-01-13T19:29:05+01:00</text:p>
          </table:table-cell>
          <table:table-cell office:value-type="string" calcext:value-type="string">
            <text:p><text:s/>2022-01-13T19:29:08+01:00</text:p>
          </table:table-cell>
          <table:table-cell office:value-type="string" calcext:value-type="string">
            <text:p><text:s/>2022-01-13T19:29:11+01:00</text:p>
          </table:table-cell>
          <table:table-cell office:value-type="string" calcext:value-type="string">
            <text:p><text:s/>2022-01-13T19:29:14+01:00</text:p>
          </table:table-cell>
          <table:table-cell office:value-type="string" calcext:value-type="string">
            <text:p><text:s/>2022-01-13T19:29:17+01:00</text:p>
          </table:table-cell>
          <table:table-cell office:value-type="string" calcext:value-type="string">
            <text:p><text:s/>2022-01-13T19:29:21+01:00</text:p>
          </table:table-cell>
          <table:table-cell office:value-type="string" calcext:value-type="string">
            <text:p><text:s/>2022-01-13T19:29:24+01:00</text:p>
          </table:table-cell>
          <table:table-cell office:value-type="string" calcext:value-type="string">
            <text:p><text:s/>2022-01-13T19:29:27+01:00</text:p>
          </table:table-cell>
          <table:table-cell office:value-type="string" calcext:value-type="string">
            <text:p><text:s/>2022-01-13T19:29:30+01:00</text:p>
          </table:table-cell>
          <table:table-cell office:value-type="string" calcext:value-type="string">
            <text:p><text:s/>2022-01-13T19:29:33+01:00</text:p>
          </table:table-cell>
        </table:table-row>
        <table:table-row table:style-name="ro10">
          <table:table-cell office:value-type="string" calcext:value-type="string">
            <text:p>hop 2:</text:p>
          </table:table-cell>
          <table:table-cell office:value-type="string" calcext:value-type="string">
            <text:p><text:s/>By: kubenode506.mail-prod1.omega.ir2.yahoo.com Date: Thu 13 Jan 2022 19:28:34 +0100</text:p>
          </table:table-cell>
          <table:table-cell office:value-type="string" calcext:value-type="string">
            <text:p><text:s/>From: [127.0.0.1] By: mail.buzon.uy Date: Thu 13 Jan 2022 19:28:36 +0100</text:p>
          </table:table-cell>
          <table:table-cell office:value-type="string" calcext:value-type="string">
            <text:p><text:s/>From: [127.0.0.1] By: disroot.org Date: Thu 13 Jan 2022 19:28:39 +0100</text:p>
          </table:table-cell>
          <table:table-cell office:value-type="string" calcext:value-type="string">
            <text:p><text:s/>By: mail.messagingengine.com Date: Thu 13 Jan 2022 19:28:44 +0100</text:p>
          </table:table-cell>
          <table:table-cell office:value-type="string" calcext:value-type="string">
            <text:p><text:s/>From: [127.0.0.1] By: smtp.gmail.com </text:p>
          </table:table-cell>
          <table:table-cell office:value-type="string" calcext:value-type="string">
            <text:p><text:s/>From: [127.0.0.1] By: mail.gmx.net Date: Thu 13 Jan 2022 19:28:50 +0100</text:p>
          </table:table-cell>
          <table:table-cell office:value-type="string" calcext:value-type="string">
            <text:p><text:s/>From: AM6P193MB0471.EURP193.PROD.OUTLOOK.COM By: AM6P193MB0471.EURP193.PROD.OUTLOOK.COM Date: Thu 13 Jan 2022 19:28:55 +0100</text:p>
          </table:table-cell>
          <table:table-cell office:value-type="string" calcext:value-type="string">
            <text:p><text:s/>From: [127.0.0.1] By: st43p00im-zteg10073501.me.com Date: Thu 13 Jan 2022 19:28:57 +0100</text:p>
          </table:table-cell>
          <table:table-cell office:value-type="string" calcext:value-type="string">
            <text:p><text:s/>From: [127.0.0.1] By: smtp-3-0000.mail.infomaniak.ch </text:p>
          </table:table-cell>
          <table:table-cell office:value-type="string" calcext:value-type="string">
            <text:p><text:s/>From: [127.0.0.1] By: smtp01.mail.de Date: Thu 13 Jan 2022 19:29:02 +0100</text:p>
          </table:table-cell>
          <table:table-cell office:value-type="string" calcext:value-type="string">
            <text:p><text:s/>From: &lt;mustermarga@mail.ru&gt;) By: smtpng1.m.smailru.net Date: Thu 13 Jan 2022 19:29:24 +0100</text:p>
          </table:table-cell>
          <table:table-cell office:value-type="string" calcext:value-type="string">
            <text:p><text:s/>By: b-2.in.mailobj.net Date: Thu 13 Jan 2022 19:29:10 +0100</text:p>
          </table:table-cell>
          <table:table-cell office:value-type="string" calcext:value-type="string">
            <text:p><text:s/>From: smtp2.mailbox.org By: mout-p-101.mailbox.org Date: Thu 13 Jan 2022 19:29:15 +0100</text:p>
          </table:table-cell>
          <table:table-cell office:value-type="string" calcext:value-type="string">
            <text:p><text:s/>From: AM7P190MB0742.EURP190.PROD.OUTLOOK.COM By: AM7P190MB0742.EURP190.PROD.OUTLOOK.COM Date: Thu 13 Jan 2022 19:29:17 +0100</text:p>
          </table:table-cell>
          <table:table-cell office:value-type="string" calcext:value-type="string">
            <text:p><text:s/>From: customer By: submission Date: Thu 13 Jan 2022 19:29:18 +0100</text:p>
          </table:table-cell>
          <table:table-cell office:value-type="string" calcext:value-type="string">
            <text:p><text:s/>From: [127.0.0.1] By: fews1.riseup.net Date: Thu 13 Jan 2022 19:29:22 +0100</text:p>
          </table:table-cell>
          <table:table-cell office:value-type="string" calcext:value-type="string">
            <text:p><text:s/>From: authenticated-user By: mail.ecloud.global Date: Thu 13 Jan 2022 19:29:24 +0100</text:p>
          </table:table-cell>
          <table:table-cell office:value-type="string" calcext:value-type="string">
            <text:p><text:s/>From: [127.0.0.1] By: smtp.web.de Date: Thu 13 Jan 2022 19:29:29 +0100</text:p>
          </table:table-cell>
          <table:table-cell office:value-type="string" calcext:value-type="string">
            <text:p><text:s/>By: kubenode508.mail-prod1.omega.ir2.yahoo.com Date: Thu 13 Jan 2022 19:29:32 +0100</text:p>
          </table:table-cell>
          <table:table-cell office:value-type="string" calcext:value-type="string">
            <text:p><text:s/>By: iva8-a4a480c9f089.qloud-c.yandex.net </text:p>
          </table:table-cell>
          <table:table-cell office:value-type="string" calcext:value-type="string">
            <text:p><text:s/>From: [127.0.0.1] By: mx.zoho.eu Date: Thu 13 Jan 2022 19:29:38 +0100</text:p>
          </table:table-cell>
        </table:table-row>
        <table:table-row table:style-name="ro10">
          <table:table-cell office:value-type="string" calcext:value-type="string">
            <text:p>hop 3:</text:p>
          </table:table-cell>
          <table:table-cell office:value-type="string" calcext:value-type="string">
            <text:p><text:s/>From: sonic.gate.mail.ne1.yahoo.com By: sonic311.consmr.mail.ir2.yahoo.com Date: Thu 13 Jan 2022 19:28:49 +0100</text:p>
          </table:table-cell>
          <table:table-cell office:value-type="string" calcext:value-type="string">
            <text:p><text:s/>From: mail.buzon.uy By: hq5.merlinux.eu Date: Thu 13 Jan 2022 19:28:40 +0100</text:p>
          </table:table-cell>
          <table:table-cell office:value-type="string" calcext:value-type="string">
            <text:p><text:s/>From: knopi.disroot.org By: localhost Date: Thu 13 Jan 2022 19:28:46 +0100</text:p>
          </table:table-cell>
          <table:table-cell office:value-type="string" calcext:value-type="string">
            <text:p><text:s/>From: mailfrontend2 By: compute4.internal Date: Thu 13 Jan 2022 19:28:52 +0100</text:p>
          </table:table-cell>
          <table:table-cell office:value-type="string" calcext:value-type="string">
            <text:p><text:s/>By: mail-wr1-x443.google.com Date: Thu 13 Jan 2022 19:28:55 +0100</text:p>
          </table:table-cell>
          <table:table-cell office:value-type="string" calcext:value-type="string">
            <text:p><text:s/>From: mout-xforward.gmx.net By: hq5.merlinux.eu Date: Thu 13 Jan 2022 19:28:59 +0100</text:p>
          </table:table-cell>
          <table:table-cell office:value-type="string" calcext:value-type="string">
            <text:p><text:s/>From: AM6P193MB0471.EURP193.PROD.OUTLOOK.COM By: AM9P193MB1491.EURP193.PROD.OUTLOOK.COM </text:p>
          </table:table-cell>
          <table:table-cell office:value-type="string" calcext:value-type="string">
            <text:p><text:s/>From: st43p00im-zteg10073501.me.com By: hq5.merlinux.eu Date: Thu 13 Jan 2022 19:29:10 +0100</text:p>
          </table:table-cell>
          <table:table-cell office:value-type="string" calcext:value-type="string">
            <text:p><text:s/>From: smtp-3-0000.mail.infomaniak.ch By: smtp-2-3000.mail.infomaniak.ch Date: Thu 13 Jan 2022 19:29:01 +0100</text:p>
          </table:table-cell>
          <table:table-cell office:value-type="string" calcext:value-type="string">
            <text:p><text:s/>From: smtp01.mail.de By: postfix01.mail.de Date: Thu 13 Jan 2022 19:29:07 +0100</text:p>
          </table:table-cell>
          <table:table-cell office:value-type="string" calcext:value-type="string">
            <text:p><text:s/>From: smtpng1.i.mail.ru By: hq5.merlinux.eu Date: Thu 13 Jan 2022 19:29:25 +0100</text:p>
          </table:table-cell>
          <table:table-cell office:value-type="string" calcext:value-type="string">
            <text:p><text:s/>From: msg-4.mailo.com By: hq5.merlinux.eu Date: Thu 13 Jan 2022 19:31:11 +0100</text:p>
          </table:table-cell>
          <table:table-cell office:value-type="string" calcext:value-type="string">
            <text:p><text:s/>From: mout-p-101.mailbox.org By: hq5.merlinux.eu Date: Thu 13 Jan 2022 19:29:16 +0100</text:p>
          </table:table-cell>
          <table:table-cell office:value-type="string" calcext:value-type="string">
            <text:p><text:s/>From: AM7P190MB0742.EURP190.PROD.OUTLOOK.COM By: AM7P190MB0614.EURP190.PROD.OUTLOOK.COM </text:p>
          </table:table-cell>
          <table:table-cell office:value-type="string" calcext:value-type="string">
            <text:p><text:s/>From: submission By: mout01.posteo.de Date: Thu 13 Jan 2022 19:30:05 +0100</text:p>
          </table:table-cell>
          <table:table-cell office:value-type="string" calcext:value-type="string">
            <text:p><text:s/>From: fews1.riseup.net By: mx1.riseup.net Date: Thu 13 Jan 2022 19:29:26 +0100</text:p>
          </table:table-cell>
          <table:table-cell office:value-type="string" calcext:value-type="string">
            <text:p><text:s/>From: mail.ecloud.global By: hq5.merlinux.eu Date: Thu 13 Jan 2022 19:29:32 +0100</text:p>
          </table:table-cell>
          <table:table-cell office:value-type="string" calcext:value-type="string">
            <text:p><text:s/>From: mout-xforward.web.de By: hq5.merlinux.eu Date: Thu 13 Jan 2022 19:29:36 +0100</text:p>
          </table:table-cell>
          <table:table-cell office:value-type="string" calcext:value-type="string">
            <text:p><text:s/>From: sonic.gate.mail.ne1.yahoo.com By: sonic306.consmr.mail.ir2.yahoo.com Date: Thu 13 Jan 2022 19:29:47 +0100</text:p>
          </table:table-cell>
          <table:table-cell office:value-type="string" calcext:value-type="string">
            <text:p><text:s/>From: iva8-a4a480c9f089.qloud-c.yandex.net By: iva8-3dc9d2458f1d.qloud-c.yandex.net </text:p>
          </table:table-cell>
          <table:table-cell office:value-type="string" calcext:value-type="string">
            <text:p><text:s/>From: sender11-pp-o93.zoho.eu By: hq5.merlinux.eu Date: Thu 13 Jan 2022 19:29:53 +0100</text:p>
          </table:table-cell>
        </table:table-row>
        <table:table-row table:style-name="ro10">
          <table:table-cell office:value-type="string" calcext:value-type="string">
            <text:p>hop 4:</text:p>
          </table:table-cell>
          <table:table-cell office:value-type="string" calcext:value-type="string">
            <text:p><text:s/>From: sonic311-31.consmr.mail.ir2.yahoo.com By: hq5.merlinux.eu Date: Thu 13 Jan 2022 19:28:50 +0100</text:p>
          </table:table-cell>
          <table:table-cell office:value-type="string" calcext:value-type="string">
            <text:p><text:s/>From: hq5.merlinux.eu By: hq5.merlinux.eu Date: Thu 13 Jan 2022 19:28:42 +0100</text:p>
          </table:table-cell>
          <table:table-cell office:value-type="string" calcext:value-type="string">
            <text:p><text:s/>From: localhost By: disroot.org Date: Thu 13 Jan 2022 19:28:49 +0100</text:p>
          </table:table-cell>
          <table:table-cell office:value-type="string" calcext:value-type="string">
            <text:p><text:s/>From: compute4.internal By: mailout.nyi.internal Date: Thu 13 Jan 2022 19:28:52 +0100</text:p>
          </table:table-cell>
          <table:table-cell office:value-type="string" calcext:value-type="string">
            <text:p><text:s/>From: mail-wr1-x443.google.com By: hq5.merlinux.eu </text:p>
          </table:table-cell>
          <table:table-cell office:value-type="string" calcext:value-type="string">
            <text:p><text:s/>From: hq5.merlinux.eu By: hq5.merlinux.eu Date: Thu 13 Jan 2022 19:29:01 +0100</text:p>
          </table:table-cell>
          <table:table-cell office:value-type="string" calcext:value-type="string">
            <text:p><text:s/>From: EUR05-DB8-obe.outbound.protection.outlook.com By: hq5.merlinux.eu Date: Thu 13 Jan 2022 19:29:09 +0100</text:p>
          </table:table-cell>
          <table:table-cell office:value-type="string" calcext:value-type="string">
            <text:p><text:s/>From: hq5.merlinux.eu By: hq5.merlinux.eu Date: Thu 13 Jan 2022 19:29:13 +0100</text:p>
          </table:table-cell>
          <table:table-cell office:value-type="string" calcext:value-type="string">
            <text:p><text:s/>From: smtp-bc0d.mail.infomaniak.ch By: hq5.merlinux.eu Date: Thu 13 Jan 2022 19:29:02 +0100</text:p>
          </table:table-cell>
          <table:table-cell office:value-type="string" calcext:value-type="string">
            <text:p><text:s/>From: postfix01.mail.de By: shout01.mail.de Date: Thu 13 Jan 2022 19:29:20 +0100</text:p>
          </table:table-cell>
          <table:table-cell office:value-type="string" calcext:value-type="string">
            <text:p><text:s/>From: hq5.merlinux.eu By: hq5.merlinux.eu Date: Thu 13 Jan 2022 19:29:43 +0100</text:p>
          </table:table-cell>
          <table:table-cell office:value-type="string" calcext:value-type="string">
            <text:p><text:s/>From: hq5.merlinux.eu By: hq5.merlinux.eu Date: Thu 13 Jan 2022 19:31:13 +0100</text:p>
          </table:table-cell>
          <table:table-cell office:value-type="string" calcext:value-type="string">
            <text:p><text:s/>From: hq5.merlinux.eu By: hq5.merlinux.eu Date: Thu 13 Jan 2022 19:29:18 +0100</text:p>
          </table:table-cell>
          <table:table-cell office:value-type="string" calcext:value-type="string">
            <text:p><text:s/>From: EUR02-AM5-obe.outbound.protection.outlook.com By: hq5.merlinux.eu Date: Thu 13 Jan 2022 19:29:26 +0100</text:p>
          </table:table-cell>
          <table:table-cell office:value-type="string" calcext:value-type="string">
            <text:p><text:s/>From: mout01.posteo.de By: hq5.merlinux.eu Date: Thu 13 Jan 2022 19:30:20 +0100</text:p>
          </table:table-cell>
          <table:table-cell office:value-type="string" calcext:value-type="string">
            <text:p><text:s/>From: mx1.riseup.net By: hq5.merlinux.eu Date: Thu 13 Jan 2022 19:29:33 +0100</text:p>
          </table:table-cell>
          <table:table-cell office:value-type="string" calcext:value-type="string">
            <text:p><text:s/>From: hq5.merlinux.eu By: hq5.merlinux.eu Date: Thu 13 Jan 2022 19:29:34 +0100</text:p>
          </table:table-cell>
          <table:table-cell office:value-type="string" calcext:value-type="string">
            <text:p><text:s/>From: hq5.merlinux.eu By: hq5.merlinux.eu Date: Thu 13 Jan 2022 19:29:39 +0100</text:p>
          </table:table-cell>
          <table:table-cell office:value-type="string" calcext:value-type="string">
            <text:p><text:s/>From: sonic306-20.consmr.mail.ir2.yahoo.com By: hq5.merlinux.eu Date: Thu 13 Jan 2022 19:29:48 +0100</text:p>
          </table:table-cell>
          <table:table-cell office:value-type="string" calcext:value-type="string">
            <text:p><text:s/>From: iva8-3dc9d2458f1d.qloud-c.yandex.net By: forward501p.mail.yandex.net </text:p>
          </table:table-cell>
          <table:table-cell office:value-type="string" calcext:value-type="string">
            <text:p><text:s/>From: hq5.merlinux.eu By: hq5.merlinux.eu Date: Thu 13 Jan 2022 19:29:55 +0100</text:p>
          </table:table-cell>
        </table:table-row>
        <table:table-row table:style-name="ro10">
          <table:table-cell office:value-type="string" calcext:value-type="string">
            <text:p>hop 5:</text:p>
          </table:table-cell>
          <table:table-cell office:value-type="string" calcext:value-type="string">
            <text:p><text:s/>From: hq5.merlinux.eu By: hq5.merlinux.eu Date: Thu 13 Jan 2022 19:28:53 +0100</text:p>
          </table:table-cell>
          <table:table-cell office:value-type="string" calcext:value-type="string">
            <text:p><text:s/>2022-01-13T19:28:50+01:00</text:p>
          </table:table-cell>
          <table:table-cell office:value-type="string" calcext:value-type="string">
            <text:p><text:s/>From: knopi.disroot.org By: hq5.merlinux.eu Date: Thu 13 Jan 2022 19:28:50 +0100</text:p>
          </table:table-cell>
          <table:table-cell office:value-type="string" calcext:value-type="string">
            <text:p><text:s/>From: out4-smtp.messagingengine.com By: hq5.merlinux.eu Date: Thu 13 Jan 2022 19:28:54 +0100</text:p>
          </table:table-cell>
          <table:table-cell office:value-type="string" calcext:value-type="string">
            <text:p><text:s/>From: hq5.merlinux.eu By: hq5.merlinux.eu Date: Thu 13 Jan 2022 19:28:56 +0100</text:p>
          </table:table-cell>
          <table:table-cell office:value-type="string" calcext:value-type="string">
            <text:p><text:s/>2022-01-13T19:29:11+01:00</text:p>
          </table:table-cell>
          <table:table-cell office:value-type="string" calcext:value-type="string">
            <text:p><text:s/>From: hq5.merlinux.eu By: hq5.merlinux.eu Date: Thu 13 Jan 2022 19:29:14 +0100</text:p>
          </table:table-cell>
          <table:table-cell office:value-type="string" calcext:value-type="string">
            <text:p><text:s/>2022-01-13T19:29:25+01:00</text:p>
          </table:table-cell>
          <table:table-cell office:value-type="string" calcext:value-type="string">
            <text:p><text:s/>From: hq5.merlinux.eu By: hq5.merlinux.eu Date: Thu 13 Jan 2022 19:29:05 +0100</text:p>
          </table:table-cell>
          <table:table-cell office:value-type="string" calcext:value-type="string">
            <text:p><text:s/>From: shout01.mail.de By: hq5.merlinux.eu </text:p>
          </table:table-cell>
          <table:table-cell office:value-type="string" calcext:value-type="string">
            <text:p><text:s/>2022-01-13T19:30:03+01:00</text:p>
          </table:table-cell>
          <table:table-cell office:value-type="string" calcext:value-type="string">
            <text:p><text:s/>2022-01-13T19:31:18+01:00</text:p>
          </table:table-cell>
          <table:table-cell office:value-type="string" calcext:value-type="string">
            <text:p><text:s/>2022-01-13T19:29:33+01:00</text:p>
          </table:table-cell>
          <table:table-cell office:value-type="string" calcext:value-type="string">
            <text:p><text:s/>From: hq5.merlinux.eu By: hq5.merlinux.eu Date: Thu 13 Jan 2022 19:29:28 +0100</text:p>
          </table:table-cell>
          <table:table-cell office:value-type="string" calcext:value-type="string">
            <text:p><text:s/>From: hq5.merlinux.eu By: hq5.merlinux.eu Date: Thu 13 Jan 2022 19:30:23 +0100</text:p>
          </table:table-cell>
          <table:table-cell office:value-type="string" calcext:value-type="string">
            <text:p><text:s/>From: hq5.merlinux.eu By: hq5.merlinux.eu Date: Thu 13 Jan 2022 19:29:38 +0100</text:p>
          </table:table-cell>
          <table:table-cell office:value-type="string" calcext:value-type="string">
            <text:p><text:s/>2022-01-13T19:29:46+01:00</text:p>
          </table:table-cell>
          <table:table-cell office:value-type="string" calcext:value-type="string">
            <text:p><text:s/>2022-01-13T19:29:54+01:00</text:p>
          </table:table-cell>
          <table:table-cell office:value-type="string" calcext:value-type="string">
            <text:p><text:s/>From: hq5.merlinux.eu By: hq5.merlinux.eu Date: Thu 13 Jan 2022 19:29:50 +0100</text:p>
          </table:table-cell>
          <table:table-cell office:value-type="string" calcext:value-type="string">
            <text:p><text:s/>From: forward501p.mail.yandex.net By: hq5.merlinux.eu Date: Thu 13 Jan 2022 19:29:41 +0100</text:p>
          </table:table-cell>
          <table:table-cell office:value-type="string" calcext:value-type="string">
            <text:p><text:s/>2022-01-13T19:30:12+01:00</text:p>
          </table:table-cell>
        </table:table-row>
        <table:table-row table:style-name="ro10">
          <table:table-cell office:value-type="string" calcext:value-type="string">
            <text:p>hop 6:</text:p>
          </table:table-cell>
          <table:table-cell office:value-type="string" calcext:value-type="string">
            <text:p><text:s/>2022-01-13T19:29:02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From: hq5.merlinux.eu By: hq5.merlinux.eu Date: Thu 13 Jan 2022 19:28:52 +0100</text:p>
          </table:table-cell>
          <table:table-cell office:value-type="string" calcext:value-type="string">
            <text:p><text:s/>From: hq5.merlinux.eu By: hq5.merlinux.eu Date: Thu 13 Jan 2022 19:28:56 +0100</text:p>
          </table:table-cell>
          <table:table-cell office:value-type="string" calcext:value-type="string">
            <text:p><text:s/>2022-01-13T19:29:06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022-01-13T19:29:29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022-01-13T19:29:20+01:00</text:p>
          </table:table-cell>
          <table:table-cell office:value-type="string" calcext:value-type="string">
            <text:p><text:s/>From: hq5.merlinux.eu By: hq5.merlinux.eu Date: Thu 13 Jan 2022 19:29:23 +010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2022-01-13T19:29:42+01:00</text:p>
          </table:table-cell>
          <table:table-cell office:value-type="string" calcext:value-type="string">
            <text:p><text:s/>2022-01-13T19:30:28+01:00</text:p>
          </table:table-cell>
          <table:table-cell office:value-type="string" calcext:value-type="string">
            <text:p><text:s/>2022-01-13T19:29:50+01:0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2022-01-13T19:30:07+01:00</text:p>
          </table:table-cell>
          <table:table-cell office:value-type="string" calcext:value-type="string">
            <text:p><text:s/>From: hq5.merlinux.eu By: hq5.merlinux.eu Date: Thu 13 Jan 2022 19:29:43 +0100</text:p>
          </table:table-cell>
          <table:table-cell office:value-type="string" calcext:value-type="string">
            <text:p><text:s/></text:p>
          </table:table-cell>
        </table:table-row>
        <table:table-row table:style-name="ro10">
          <table:table-cell office:value-type="string" calcext:value-type="string">
            <text:p>hop 7: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2022-01-13T19:28:58+01:00</text:p>
          </table:table-cell>
          <table:table-cell office:value-type="string" calcext:value-type="string">
            <text:p><text:s/>2022-01-13T19:29:15+01:0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2022-01-13T19:29:37+01:00</text:p>
          </table:table-cell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2022-01-13T19:29:59+01:00</text:p>
          </table:table-cell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'file test'.B2:'file test'.V2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3:'file test'.V3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4:'file test'.V4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5:'file test'.H5 'file test'.J5:'file test'.R5 'file test'.T5:'file test'.V5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6:'file test'.V6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7:'file test'.V7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8:'file test'.V8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9:'file test'.V9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7:'file test'.B7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8:'file test'.B8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9:'file test'.B9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</calcext:conditional-formats>
      </table:table>
      <table:table table:name="IMAP features" table:style-name="ta2"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40" table:number-columns-repeated="2" table:default-cell-style-name="Default"/>
        <table:table-column table:style-name="co41" table:number-columns-repeated="2" table:default-cell-style-name="Default"/>
        <table:table-column table:style-name="co32" table:number-columns-repeated="3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aol.com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gmx.de</text:p>
          </table:table-cell>
          <table:table-cell office:value-type="string" calcext:value-type="string">
            <text:p><text:s/>hot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outlook.com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web.de</text:p>
          </table:table-cell>
          <table:table-cell office:value-type="string" calcext:value-type="string">
            <text:p><text:s/>yahoo.com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IMAP QUOTA:</text:p>
          </table:table-cell>
          <table:table-cell table:number-columns-repeated="2" table:style-name="ce200" office:value-type="string" calcext:value-type="string">
            <text:p><text:s/>Not Supported</text:p>
          </table:table-cell>
          <table:table-cell table:style-name="ce203" office:value-type="string" calcext:value-type="string">
            <text:p><text:s/>1024.0MB</text:p>
          </table:table-cell>
          <table:table-cell table:style-name="ce203" office:value-type="string" calcext:value-type="string">
            <text:p><text:s/>27.94GB</text:p>
          </table:table-cell>
          <table:table-cell table:style-name="ce203" office:value-type="string" calcext:value-type="string">
            <text:p><text:s/>15.0GB</text:p>
          </table:table-cell>
          <table:table-cell table:number-columns-repeated="2" table:style-name="ce200" office:value-type="string" calcext:value-type="string">
            <text:p><text:s/>Not Supported</text:p>
          </table:table-cell>
          <table:table-cell table:style-name="ce203" office:value-type="string" calcext:value-type="string">
            <text:p><text:s/>5.0GB</text:p>
          </table:table-cell>
          <table:table-cell table:style-name="ce203" office:value-type="string" calcext:value-type="string">
            <text:p><text:s/>20.0GB</text:p>
          </table:table-cell>
          <table:table-cell table:style-name="ce203" office:value-type="string" calcext:value-type="string">
            <text:p><text:s/>2.0GB</text:p>
          </table:table-cell>
          <table:table-cell table:style-name="ce200" office:value-type="string" calcext:value-type="string">
            <text:p><text:s/>Not Supported</text:p>
          </table:table-cell>
          <table:table-cell table:style-name="ce203" office:value-type="string" calcext:value-type="string">
            <text:p><text:s/>1024.0MB</text:p>
          </table:table-cell>
          <table:table-cell table:style-name="ce203" office:value-type="string" calcext:value-type="string">
            <text:p><text:s/>10.0GB</text:p>
          </table:table-cell>
          <table:table-cell table:style-name="ce200" office:value-type="string" calcext:value-type="string">
            <text:p><text:s/>Not Supported</text:p>
          </table:table-cell>
          <table:table-cell table:style-name="ce203" office:value-type="string" calcext:value-type="string">
            <text:p><text:s/>2.0GB</text:p>
          </table:table-cell>
          <table:table-cell table:number-columns-repeated="3" table:style-name="ce203" office:value-type="string" calcext:value-type="string">
            <text:p><text:s/>1000.0MB</text:p>
          </table:table-cell>
          <table:table-cell table:number-columns-repeated="3" table:style-name="ce200" office:value-type="string" calcext:value-type="string">
            <text:p><text:s/>Not Supported</text:p>
          </table:table-cell>
        </table:table-row>
        <table:table-row table:style-name="ro10">
          <table:table-cell office:value-type="string" calcext:value-type="string">
            <text:p>IDLE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9"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7"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2" table:style-name="ce204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CONDSTORE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4" table:style-name="ce204" office:value-type="float" office:value="1" calcext:value-type="float">
            <text:p>1</text:p>
          </table:table-cell>
          <table:table-cell table:number-columns-repeated="2" table:style-name="ce204" office:value-type="float" office:value="0" calcext:value-type="float">
            <text:p>0</text:p>
          </table:table-cell>
          <table:table-cell table:number-columns-repeated="3" table:style-name="ce204" office:value-type="float" office:value="1" calcext:value-type="float">
            <text:p>1</text:p>
          </table:table-cell>
          <table:table-cell table:number-columns-repeated="2"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3" table:style-name="ce204" office:value-type="float" office:value="1" calcext:value-type="float">
            <text:p>1</text:p>
          </table:table-cell>
          <table:table-cell table:number-columns-repeated="3"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QRESYNC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3" table:style-name="ce204" office:value-type="float" office:value="1" calcext:value-type="float">
            <text:p>1</text:p>
          </table:table-cell>
          <table:table-cell table:number-columns-repeated="3" table:style-name="ce204" office:value-type="float" office:value="0" calcext:value-type="float">
            <text:p>0</text:p>
          </table:table-cell>
          <table:table-cell table:number-columns-repeated="3" table:style-name="ce204" office:value-type="float" office:value="1" calcext:value-type="float">
            <text:p>1</text:p>
          </table:table-cell>
          <table:table-cell table:number-columns-repeated="2"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3" table:style-name="ce204" office:value-type="float" office:value="1" calcext:value-type="float">
            <text:p>1</text:p>
          </table:table-cell>
          <table:table-cell table:number-columns-repeated="4" table:style-name="ce204"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MPRESS=DEFLATE</text:p>
          </table:table-cell>
          <table:table-cell table:number-columns-repeated="3" table:style-name="ce204" office:value-type="float" office:value="0" calcext:value-type="float">
            <text:p>0</text:p>
          </table:table-cell>
          <table:table-cell table:number-columns-repeated="2" table:style-name="ce204" office:value-type="float" office:value="1" calcext:value-type="float">
            <text:p>1</text:p>
          </table:table-cell>
          <table:table-cell table:number-columns-repeated="4"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3" table:style-name="ce204" office:value-type="float" office:value="1" calcext:value-type="float">
            <text:p>1</text:p>
          </table:table-cell>
          <table:table-cell table:number-columns-repeated="4" table:style-name="ce204"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UIDPLUS</text:p>
          </table:table-cell>
          <table:table-cell table:number-columns-repeated="21" table:style-name="ce204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MOVE</text:p>
          </table:table-cell>
          <table:table-cell table:number-columns-repeated="7"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3"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9" table:style-name="ce204" office:value-type="float" office:value="1" calcext:value-type="float">
            <text:p>1</text:p>
          </table:table-cell>
        </table:table-row>
        <table:table-row table:style-name="ro10" table:number-rows-repeated="1048567">
          <table:table-cell table:number-columns-repeated="22"/>
        </table:table-row>
        <table:table-row table:style-name="ro10">
          <table:table-cell table:number-columns-repeated="22"/>
        </table:table-row>
        <calcext:conditional-formats>
          <calcext:conditional-format calcext:target-range-address="'IMAP features'.B3:'IMAP features'.V8">
            <calcext:color-scale>
              <calcext:color-scale-entry calcext:value="0" calcext:type="minimum" calcext:color="#ff6d6d"/>
              <calcext:color-scale-entry calcext:value="50" calcext:type="percentile" calcext:color="#b6eb75"/>
              <calcext:color-scale-entry calcext:value="0" calcext:type="maximum" calcext:color="#b6eb75"/>
            </calcext:color-scale>
          </calcext:conditional-format>
        </calcext:conditional-formats>
      </table:table>
      <table:table table:name="interoperability" table:style-name="ta2"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5" table:number-columns-repeated="2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3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Received by deltatest@buzon.uy:</text:p>
          </table:table-cell>
          <table:table-cell table:style-name="ce207" office:value-type="string" calcext:value-type="string">
            <text:p><text:s/>self</text:p>
          </table:table-cell>
          <table:table-cell table:style-name="ce207" office:value-type="float" office:value="76.8735468387604" calcext:value-type="float">
            <text:p>76.8735468387604</text:p>
          </table:table-cell>
          <table:table-cell table:style-name="ce207" office:value-type="float" office:value="11.4427881240845" calcext:value-type="float">
            <text:p>11.4427881240845</text:p>
          </table:table-cell>
          <table:table-cell table:style-name="ce207" office:value-type="float" office:value="99.1869850158691" calcext:value-type="float">
            <text:p>99.1869850158691</text:p>
          </table:table-cell>
          <table:table-cell table:style-name="ce207" office:value-type="float" office:value="8.77568483352661" calcext:value-type="float">
            <text:p>8.77568483352661</text:p>
          </table:table-cell>
          <table:table-cell table:style-name="ce207" office:value-type="float" office:value="143.133207321167" calcext:value-type="float">
            <text:p>143.133207321167</text:p>
          </table:table-cell>
          <table:table-cell table:style-name="ce207" office:value-type="float" office:value="6.53761267662048" calcext:value-type="float">
            <text:p>6.53761267662048</text:p>
          </table:table-cell>
          <table:table-cell table:style-name="ce207" office:value-type="float" office:value="11.0137379169464" calcext:value-type="float">
            <text:p>11.0137379169464</text:p>
          </table:table-cell>
          <table:table-cell table:style-name="ce207" office:value-type="float" office:value="107.864314317703" calcext:value-type="float">
            <text:p>107.864314317703</text:p>
          </table:table-cell>
          <table:table-cell table:style-name="ce207" office:value-type="float" office:value="12.4384977817535" calcext:value-type="float">
            <text:p>12.4384977817535</text:p>
          </table:table-cell>
          <table:table-cell table:style-name="ce207" office:value-type="float" office:value="8.32127332687378" calcext:value-type="float">
            <text:p>8.32127332687378</text:p>
          </table:table-cell>
          <table:table-cell table:style-name="ce207" office:value-type="float" office:value="71.2113206386566" calcext:value-type="float">
            <text:p>71.2113206386566</text:p>
          </table:table-cell>
          <table:table-cell table:style-name="ce207" office:value-type="float" office:value="9.16375207901001" calcext:value-type="float">
            <text:p>9.16375207901001</text:p>
          </table:table-cell>
          <table:table-cell table:style-name="ce207" office:value-type="float" office:value="107.781257867813" calcext:value-type="float">
            <text:p>107.781257867813</text:p>
          </table:table-cell>
          <table:table-cell table:style-name="ce207" office:value-type="float" office:value="13.2970609664917" calcext:value-type="float">
            <text:p>13.2970609664917</text:p>
          </table:table-cell>
        </table:table-row>
        <table:table-row table:style-name="ro10">
          <table:table-cell office:value-type="string" calcext:value-type="string">
            <text:p>Received by deltatest@disroot.org:</text:p>
          </table:table-cell>
          <table:table-cell table:style-name="ce207" office:value-type="float" office:value="4.76336407661438" calcext:value-type="float">
            <text:p>4.76336407661438</text:p>
          </table:table-cell>
          <table:table-cell table:style-name="ce207" office:value-type="string" calcext:value-type="string">
            <text:p><text:s/>self</text:p>
          </table:table-cell>
          <table:table-cell table:style-name="ce207" office:value-type="float" office:value="78.2160985469818" calcext:value-type="float">
            <text:p>78.2160985469818</text:p>
          </table:table-cell>
          <table:table-cell table:style-name="ce207" office:value-type="float" office:value="104.17036652565" calcext:value-type="float">
            <text:p>104.17036652565</text:p>
          </table:table-cell>
          <table:table-cell table:style-name="ce207" office:value-type="float" office:value="94.1728756427765" calcext:value-type="float">
            <text:p>94.1728756427765</text:p>
          </table:table-cell>
          <table:table-cell table:style-name="ce207" office:value-type="float" office:value="31.9873723983765" calcext:value-type="float">
            <text:p>31.9873723983765</text:p>
          </table:table-cell>
          <table:table-cell table:style-name="ce207" office:value-type="float" office:value="172.884938955307" calcext:value-type="float">
            <text:p>172.884938955307</text:p>
          </table:table-cell>
          <table:table-cell table:style-name="ce207" office:value-type="float" office:value="220.947200536728" calcext:value-type="float">
            <text:p>220.947200536728</text:p>
          </table:table-cell>
          <table:table-cell table:style-name="ce207" office:value-type="float" office:value="260.366365432739" calcext:value-type="float">
            <text:p>260.366365432739</text:p>
          </table:table-cell>
          <table:table-cell table:style-name="ce207" office:value-type="float" office:value="243.589627981186" calcext:value-type="float">
            <text:p>243.589627981186</text:p>
          </table:table-cell>
          <table:table-cell table:style-name="ce207" office:value-type="float" office:value="182.417171478271" calcext:value-type="float">
            <text:p>182.417171478271</text:p>
          </table:table-cell>
          <table:table-cell table:style-name="ce207" office:value-type="float" office:value="320.554364204407" calcext:value-type="float">
            <text:p>320.554364204407</text:p>
          </table:table-cell>
          <table:table-cell table:style-name="ce207" office:value-type="float" office:value="186.292255401611" calcext:value-type="float">
            <text:p>186.292255401611</text:p>
          </table:table-cell>
          <table:table-cell table:style-name="ce207" office:value-type="float" office:value="180.725213289261" calcext:value-type="float">
            <text:p>180.725213289261</text:p>
          </table:table-cell>
          <table:table-cell table:style-name="ce207" office:value-type="float" office:value="196.810677528381" calcext:value-type="float">
            <text:p>196.810677528381</text:p>
          </table:table-cell>
        </table:table-row>
        <table:table-row table:style-name="ro10">
          <table:table-cell office:value-type="string" calcext:value-type="string">
            <text:p>Received by deltatest@fastmail.com:</text:p>
          </table:table-cell>
          <table:table-cell table:style-name="ce207" office:value-type="float" office:value="5.55055689811707" calcext:value-type="float">
            <text:p>5.55055689811707</text:p>
          </table:table-cell>
          <table:table-cell table:style-name="ce207" office:value-type="float" office:value="9.08797764778137" calcext:value-type="float">
            <text:p>9.08797764778137</text:p>
          </table:table-cell>
          <table:table-cell table:style-name="ce207" office:value-type="string" calcext:value-type="string">
            <text:p><text:s/>self</text:p>
          </table:table-cell>
          <table:table-cell table:style-name="ce207" office:value-type="float" office:value="95.1602916717529" calcext:value-type="float">
            <text:p>95.1602916717529</text:p>
          </table:table-cell>
          <table:table-cell table:style-name="ce207" office:value-type="float" office:value="75.202535867691" calcext:value-type="float">
            <text:p>75.202535867691</text:p>
          </table:table-cell>
          <table:table-cell table:style-name="ce207" office:value-type="float" office:value="91.7535851001739" calcext:value-type="float">
            <text:p>91.7535851001739</text:p>
          </table:table-cell>
          <table:table-cell table:style-name="ce207" office:value-type="float" office:value="111.497720241547" calcext:value-type="float">
            <text:p>111.497720241547</text:p>
          </table:table-cell>
          <table:table-cell table:style-name="ce207" office:value-type="float" office:value="193.809023857117" calcext:value-type="float">
            <text:p>193.809023857117</text:p>
          </table:table-cell>
          <table:table-cell table:style-name="ce207" office:value-type="float" office:value="37.2873296737671" calcext:value-type="float">
            <text:p>37.2873296737671</text:p>
          </table:table-cell>
          <table:table-cell table:style-name="ce207" office:value-type="float" office:value="128.851777076721" calcext:value-type="float">
            <text:p>128.851777076721</text:p>
          </table:table-cell>
          <table:table-cell table:style-name="ce207" office:value-type="float" office:value="154.103142738342" calcext:value-type="float">
            <text:p>154.103142738342</text:p>
          </table:table-cell>
          <table:table-cell table:style-name="ce207" office:value-type="float" office:value="13.7602345943451" calcext:value-type="float">
            <text:p>13.7602345943451</text:p>
          </table:table-cell>
          <table:table-cell table:style-name="ce207" office:value-type="float" office:value="87.5119619369507" calcext:value-type="float">
            <text:p>87.5119619369507</text:p>
          </table:table-cell>
          <table:table-cell table:style-name="ce207" office:value-type="float" office:value="95.0124287605286" calcext:value-type="float">
            <text:p>95.0124287605286</text:p>
          </table:table-cell>
          <table:table-cell table:style-name="ce207" office:value-type="float" office:value="1395.90952634811" calcext:value-type="float">
            <text:p>1395.90952634811</text:p>
          </table:table-cell>
        </table:table-row>
        <table:table-row table:style-name="ro10">
          <table:table-cell office:value-type="string" calcext:value-type="string">
            <text:p>Received by manudresner@gmail.com:</text:p>
          </table:table-cell>
          <table:table-cell table:style-name="ce207" office:value-type="float" office:value="128.727746009827" calcext:value-type="float">
            <text:p>128.727746009827</text:p>
          </table:table-cell>
          <table:table-cell table:style-name="ce207" office:value-type="float" office:value="65.1132423877716" calcext:value-type="float">
            <text:p>65.1132423877716</text:p>
          </table:table-cell>
          <table:table-cell table:style-name="ce207" office:value-type="float" office:value="179.245644807816" calcext:value-type="float">
            <text:p>179.245644807816</text:p>
          </table:table-cell>
          <table:table-cell table:style-name="ce207" office:value-type="string" calcext:value-type="string">
            <text:p><text:s/>self</text:p>
          </table:table-cell>
          <table:table-cell table:style-name="ce207" office:value-type="float" office:value="5.60606670379639" calcext:value-type="float">
            <text:p>5.60606670379639</text:p>
          </table:table-cell>
          <table:table-cell table:style-name="ce207" office:value-type="float" office:value="66.9448783397675" calcext:value-type="float">
            <text:p>66.9448783397675</text:p>
          </table:table-cell>
          <table:table-cell table:style-name="ce207" office:value-type="float" office:value="8.45796608924866" calcext:value-type="float">
            <text:p>8.45796608924866</text:p>
          </table:table-cell>
          <table:table-cell table:style-name="ce207" office:value-type="float" office:value="80.1222927570343" calcext:value-type="float">
            <text:p>80.1222927570343</text:p>
          </table:table-cell>
          <table:table-cell table:style-name="ce207" office:value-type="float" office:value="22.2044970989227" calcext:value-type="float">
            <text:p>22.2044970989227</text:p>
          </table:table-cell>
          <table:table-cell table:style-name="ce207" office:value-type="float" office:value="8.29155015945435" calcext:value-type="float">
            <text:p>8.29155015945435</text:p>
          </table:table-cell>
          <table:table-cell table:style-name="ce207" office:value-type="float" office:value="143.555144071579" calcext:value-type="float">
            <text:p>143.555144071579</text:p>
          </table:table-cell>
          <table:table-cell table:style-name="ce207" office:value-type="float" office:value="71.8405537605286" calcext:value-type="float">
            <text:p>71.8405537605286</text:p>
          </table:table-cell>
          <table:table-cell table:style-name="ce207" office:value-type="float" office:value="86.0725107192993" calcext:value-type="float">
            <text:p>86.0725107192993</text:p>
          </table:table-cell>
          <table:table-cell table:style-name="ce207" office:value-type="float" office:value="8.35253405570984" calcext:value-type="float">
            <text:p>8.35253405570984</text:p>
          </table:table-cell>
          <table:table-cell table:style-name="ce207" office:value-type="float" office:value="1303.67135047913" calcext:value-type="float">
            <text:p>1303.67135047913</text:p>
          </table:table-cell>
        </table:table-row>
        <table:table-row table:style-name="ro10">
          <table:table-cell office:value-type="string" calcext:value-type="string">
            <text:p>Received by deltachat.test@icloud.com:</text:p>
          </table:table-cell>
          <table:table-cell table:style-name="ce207" office:value-type="float" office:value="10.1592645645142" calcext:value-type="float">
            <text:p>10.1592645645142</text:p>
          </table:table-cell>
          <table:table-cell table:style-name="ce207" office:value-type="float" office:value="12.5991532802582" calcext:value-type="float">
            <text:p>12.5991532802582</text:p>
          </table:table-cell>
          <table:table-cell table:style-name="ce207" office:value-type="float" office:value="7.66648554801941" calcext:value-type="float">
            <text:p>7.66648554801941</text:p>
          </table:table-cell>
          <table:table-cell table:style-name="ce207" office:value-type="float" office:value="163.463896989822" calcext:value-type="float">
            <text:p>163.463896989822</text:p>
          </table:table-cell>
          <table:table-cell table:style-name="ce207" office:value-type="string" calcext:value-type="string">
            <text:p><text:s/>self</text:p>
          </table:table-cell>
          <table:table-cell table:style-name="ce207" office:value-type="float" office:value="79.6097543239594" calcext:value-type="float">
            <text:p>79.6097543239594</text:p>
          </table:table-cell>
          <table:table-cell table:style-name="ce207" office:value-type="float" office:value="5.69753837585449" calcext:value-type="float">
            <text:p>5.69753837585449</text:p>
          </table:table-cell>
          <table:table-cell table:style-name="ce207" office:value-type="float" office:value="10.8080041408539" calcext:value-type="float">
            <text:p>10.8080041408539</text:p>
          </table:table-cell>
          <table:table-cell table:style-name="ce207" office:value-type="float" office:value="181.414373636246" calcext:value-type="float">
            <text:p>181.414373636246</text:p>
          </table:table-cell>
          <table:table-cell table:style-name="ce207" office:value-type="float" office:value="12.7951152324677" calcext:value-type="float">
            <text:p>12.7951152324677</text:p>
          </table:table-cell>
          <table:table-cell table:style-name="ce207" office:value-type="float" office:value="83.5720043182373" calcext:value-type="float">
            <text:p>83.5720043182373</text:p>
          </table:table-cell>
          <table:table-cell table:style-name="ce207" office:value-type="float" office:value="87.5146615505219" calcext:value-type="float">
            <text:p>87.5146615505219</text:p>
          </table:table-cell>
          <table:table-cell table:style-name="ce207" office:value-type="float" office:value="20.4864032268524" calcext:value-type="float">
            <text:p>20.4864032268524</text:p>
          </table:table-cell>
          <table:table-cell table:style-name="ce207" office:value-type="float" office:value="10.1534860134125" calcext:value-type="float">
            <text:p>10.1534860134125</text:p>
          </table:table-cell>
          <table:table-cell table:style-name="ce207" office:value-type="float" office:value="11.5961191654205" calcext:value-type="float">
            <text:p>11.5961191654205</text:p>
          </table:table-cell>
        </table:table-row>
        <table:table-row table:style-name="ro10">
          <table:table-cell office:value-type="string" calcext:value-type="string">
            <text:p>Received by cole.luca@ik.me:</text:p>
          </table:table-cell>
          <table:table-cell table:style-name="ce207" office:value-type="float" office:value="7.53149700164795" calcext:value-type="float">
            <text:p>7.53149700164795</text:p>
          </table:table-cell>
          <table:table-cell table:style-name="ce207" office:value-type="float" office:value="5.20513963699341" calcext:value-type="float">
            <text:p>5.20513963699341</text:p>
          </table:table-cell>
          <table:table-cell table:style-name="ce207" office:value-type="float" office:value="6.31540107727051" calcext:value-type="float">
            <text:p>6.31540107727051</text:p>
          </table:table-cell>
          <table:table-cell table:style-name="ce207" office:value-type="float" office:value="3.66328525543213" calcext:value-type="float">
            <text:p>3.66328525543213</text:p>
          </table:table-cell>
          <table:table-cell table:style-name="ce207" office:value-type="float" office:value="5.13654208183289" calcext:value-type="float">
            <text:p>5.13654208183289</text:p>
          </table:table-cell>
          <table:table-cell table:style-name="ce207" office:value-type="string" calcext:value-type="string">
            <text:p><text:s/>self</text:p>
          </table:table-cell>
          <table:table-cell table:style-name="ce207" office:value-type="float" office:value="5.83586573600769" calcext:value-type="float">
            <text:p>5.83586573600769</text:p>
          </table:table-cell>
          <table:table-cell table:style-name="ce207" office:value-type="float" office:value="4.84162473678589" calcext:value-type="float">
            <text:p>4.84162473678589</text:p>
          </table:table-cell>
          <table:table-cell table:style-name="ce207" office:value-type="float" office:value="42.9624471664429" calcext:value-type="float">
            <text:p>42.9624471664429</text:p>
          </table:table-cell>
          <table:table-cell table:style-name="ce207" office:value-type="float" office:value="5.73718547821045" calcext:value-type="float">
            <text:p>5.73718547821045</text:p>
          </table:table-cell>
          <table:table-cell table:style-name="ce207" office:value-type="float" office:value="3.38442468643188" calcext:value-type="float">
            <text:p>3.38442468643188</text:p>
          </table:table-cell>
          <table:table-cell table:style-name="ce207" office:value-type="float" office:value="6.03011965751648" calcext:value-type="float">
            <text:p>6.03011965751648</text:p>
          </table:table-cell>
          <table:table-cell table:style-name="ce207" office:value-type="float" office:value="3.24228048324585" calcext:value-type="float">
            <text:p>3.24228048324585</text:p>
          </table:table-cell>
          <table:table-cell table:style-name="ce207" office:value-type="float" office:value="3.83331704139709" calcext:value-type="float">
            <text:p>3.83331704139709</text:p>
          </table:table-cell>
          <table:table-cell table:style-name="ce207" office:value-type="float" office:value="10.3480315208435" calcext:value-type="float">
            <text:p>10.3480315208435</text:p>
          </table:table-cell>
        </table:table-row>
        <table:table-row table:style-name="ro10">
          <table:table-cell office:value-type="string" calcext:value-type="string">
            <text:p>Received by deltatest@mail.de:</text:p>
          </table:table-cell>
          <table:table-cell table:style-name="ce207" office:value-type="float" office:value="4.40411138534546" calcext:value-type="float">
            <text:p>4.40411138534546</text:p>
          </table:table-cell>
          <table:table-cell table:style-name="ce207" office:value-type="float" office:value="151.38379240036" calcext:value-type="float">
            <text:p>151.38379240036</text:p>
          </table:table-cell>
          <table:table-cell table:style-name="ce207" office:value-type="float" office:value="5.82408285140991" calcext:value-type="float">
            <text:p>5.82408285140991</text:p>
          </table:table-cell>
          <table:table-cell table:style-name="ce207" office:value-type="float" office:value="89.0228881835938" calcext:value-type="float">
            <text:p>89.0228881835938</text:p>
          </table:table-cell>
          <table:table-cell table:style-name="ce207" office:value-type="float" office:value="4.37581729888916" calcext:value-type="float">
            <text:p>4.37581729888916</text:p>
          </table:table-cell>
          <table:table-cell table:style-name="ce207" office:value-type="float" office:value="2.23725128173828" calcext:value-type="float">
            <text:p>2.23725128173828</text:p>
          </table:table-cell>
          <table:table-cell table:style-name="ce207" office:value-type="string" calcext:value-type="string">
            <text:p><text:s/>self</text:p>
          </table:table-cell>
          <table:table-cell table:style-name="ce207" office:value-type="float" office:value="102.693041563034" calcext:value-type="float">
            <text:p>102.693041563034</text:p>
          </table:table-cell>
          <table:table-cell table:style-name="ce207" office:value-type="float" office:value="42.0536119937897" calcext:value-type="float">
            <text:p>42.0536119937897</text:p>
          </table:table-cell>
          <table:table-cell table:style-name="ce207" office:value-type="float" office:value="4.95657300949097" calcext:value-type="float">
            <text:p>4.95657300949097</text:p>
          </table:table-cell>
          <table:table-cell table:style-name="ce207" office:value-type="float" office:value="4.34480929374695" calcext:value-type="float">
            <text:p>4.34480929374695</text:p>
          </table:table-cell>
          <table:table-cell table:style-name="ce207" office:value-type="float" office:value="6.90439176559448" calcext:value-type="float">
            <text:p>6.90439176559448</text:p>
          </table:table-cell>
          <table:table-cell table:style-name="ce207" office:value-type="float" office:value="3.53171920776367" calcext:value-type="float">
            <text:p>3.53171920776367</text:p>
          </table:table-cell>
          <table:table-cell table:style-name="ce207" office:value-type="float" office:value="96.2280430793762" calcext:value-type="float">
            <text:p>96.2280430793762</text:p>
          </table:table-cell>
          <table:table-cell table:style-name="ce207" office:value-type="float" office:value="13.5294597148895" calcext:value-type="float">
            <text:p>13.5294597148895</text:p>
          </table:table-cell>
        </table:table-row>
        <table:table-row table:style-name="ro10">
          <table:table-cell office:value-type="string" calcext:value-type="string">
            <text:p>Received by mustermarga@mail.ru:</text:p>
          </table:table-cell>
          <table:table-cell table:style-name="ce207" office:value-type="float" office:value="2556.27414131165" calcext:value-type="float">
            <text:p>2556.27414131165</text:p>
          </table:table-cell>
          <table:table-cell table:style-name="ce207" office:value-type="float" office:value="2496.60153055191" calcext:value-type="float">
            <text:p>2496.60153055191</text:p>
          </table:table-cell>
          <table:table-cell table:style-name="ce207" office:value-type="float" office:value="2436.94214439392" calcext:value-type="float">
            <text:p>2436.94214439392</text:p>
          </table:table-cell>
          <table:table-cell table:style-name="ce207" office:value-type="float" office:value="2353.26480054855" calcext:value-type="float">
            <text:p>2353.26480054855</text:p>
          </table:table-cell>
          <table:table-cell table:style-name="ce207" office:value-type="float" office:value="2267.55865931511" calcext:value-type="float">
            <text:p>2267.55865931511</text:p>
          </table:table-cell>
          <table:table-cell table:style-name="ce207" office:value-type="float" office:value="2209.91720366478" calcext:value-type="float">
            <text:p>2209.91720366478</text:p>
          </table:table-cell>
          <table:table-cell table:style-name="ce207" office:value-type="float" office:value="2134.22360372543" calcext:value-type="float">
            <text:p>2134.22360372543</text:p>
          </table:table-cell>
          <table:table-cell table:style-name="ce207" office:value-type="string" calcext:value-type="string">
            <text:p><text:s/>self</text:p>
          </table:table-cell>
          <table:table-cell table:style-name="ce207" office:value-type="float" office:value="2006.78453111649" calcext:value-type="float">
            <text:p>2006.78453111649</text:p>
          </table:table-cell>
          <table:table-cell table:style-name="ce207" office:value-type="float" office:value="1926.13483524323" calcext:value-type="float">
            <text:p>1926.13483524323</text:p>
          </table:table-cell>
          <table:table-cell table:style-name="ce207" office:value-type="float" office:value="1853.40133452415" calcext:value-type="float">
            <text:p>1853.40133452415</text:p>
          </table:table-cell>
          <table:table-cell table:style-name="ce207" office:value-type="float" office:value="1781.68804049492" calcext:value-type="float">
            <text:p>1781.68804049492</text:p>
          </table:table-cell>
          <table:table-cell table:style-name="ce207" office:value-type="float" office:value="1710.98250436783" calcext:value-type="float">
            <text:p>1710.98250436783</text:p>
          </table:table-cell>
          <table:table-cell table:style-name="ce207" office:value-type="float" office:value="1625.26206707954" calcext:value-type="float">
            <text:p>1625.26206707954</text:p>
          </table:table-cell>
          <table:table-cell table:style-name="ce207" office:value-type="float" office:value="1544.55421757698" calcext:value-type="float">
            <text:p>1544.55421757698</text:p>
          </table:table-cell>
        </table:table-row>
        <table:table-row table:style-name="ro10">
          <table:table-cell office:value-type="string" calcext:value-type="string">
            <text:p>Received by deltatest@mailo.com:</text:p>
          </table:table-cell>
          <table:table-cell table:style-name="ce207" office:value-type="float" office:value="393.07052731514" calcext:value-type="float">
            <text:p>393.07052731514</text:p>
          </table:table-cell>
          <table:table-cell table:style-name="ce207" office:value-type="float" office:value="334.413989305496" calcext:value-type="float">
            <text:p>334.413989305496</text:p>
          </table:table-cell>
          <table:table-cell table:style-name="ce207" office:value-type="float" office:value="266.76876449585" calcext:value-type="float">
            <text:p>266.76876449585</text:p>
          </table:table-cell>
          <table:table-cell table:style-name="ce207" office:value-type="float" office:value="182.105416297913" calcext:value-type="float">
            <text:p>182.105416297913</text:p>
          </table:table-cell>
          <table:table-cell table:style-name="ce207" office:value-type="float" office:value="103.388153076172" calcext:value-type="float">
            <text:p>103.388153076172</text:p>
          </table:table-cell>
          <table:table-cell table:style-name="ce207" office:value-type="float" office:value="45.1747832298279" calcext:value-type="float">
            <text:p>45.1747832298279</text:p>
          </table:table-cell>
          <table:table-cell table:style-name="ce207" office:value-type="float" office:value="30.4562668800354" calcext:value-type="float">
            <text:p>30.4562668800354</text:p>
          </table:table-cell>
          <table:table-cell table:style-name="ce207" office:value-type="float" office:value="33.7877190113068" calcext:value-type="float">
            <text:p>33.7877190113068</text:p>
          </table:table-cell>
          <table:table-cell table:style-name="ce207" office:value-type="string" calcext:value-type="string">
            <text:p><text:s/>self</text:p>
          </table:table-cell>
          <table:table-cell table:style-name="ce207" office:value-type="float" office:value="127.907390832901" calcext:value-type="float">
            <text:p>127.907390832901</text:p>
          </table:table-cell>
          <table:table-cell table:style-name="ce207" office:value-type="float" office:value="54.5523681640625" calcext:value-type="float">
            <text:p>54.5523681640625</text:p>
          </table:table-cell>
          <table:table-cell table:style-name="ce207" office:value-type="float" office:value="47.735399723053" calcext:value-type="float">
            <text:p>47.735399723053</text:p>
          </table:table-cell>
          <table:table-cell table:style-name="ce207" office:value-type="float" office:value="37.2759711742401" calcext:value-type="float">
            <text:p>37.2759711742401</text:p>
          </table:table-cell>
          <table:table-cell table:style-name="ce207" office:value-type="float" office:value="12.639449596405" calcext:value-type="float">
            <text:p>12.639449596405</text:p>
          </table:table-cell>
          <table:table-cell table:style-name="ce207" office:value-type="float" office:value="56.638756275177" calcext:value-type="float">
            <text:p>56.638756275177</text:p>
          </table:table-cell>
        </table:table-row>
        <table:table-row table:style-name="ro10">
          <table:table-cell office:value-type="string" calcext:value-type="string">
            <text:p>Received by deltatest@mailbox.org:</text:p>
          </table:table-cell>
          <table:table-cell table:style-name="ce207" office:value-type="float" office:value="7.61015892028809" calcext:value-type="float">
            <text:p>7.61015892028809</text:p>
          </table:table-cell>
          <table:table-cell table:style-name="ce207" office:value-type="float" office:value="83.1280362606049" calcext:value-type="float">
            <text:p>83.1280362606049</text:p>
          </table:table-cell>
          <table:table-cell table:style-name="ce207" office:value-type="float" office:value="88.3092257976532" calcext:value-type="float">
            <text:p>88.3092257976532</text:p>
          </table:table-cell>
          <table:table-cell table:style-name="ce207" office:value-type="float" office:value="6.85267210006714" calcext:value-type="float">
            <text:p>6.85267210006714</text:p>
          </table:table-cell>
          <table:table-cell table:style-name="ce207" office:value-type="float" office:value="77.1060698032379" calcext:value-type="float">
            <text:p>77.1060698032379</text:p>
          </table:table-cell>
          <table:table-cell table:style-name="ce207" office:value-type="float" office:value="24.8524279594421" calcext:value-type="float">
            <text:p>24.8524279594421</text:p>
          </table:table-cell>
          <table:table-cell table:style-name="ce207" office:value-type="float" office:value="284.291469097137" calcext:value-type="float">
            <text:p>284.291469097137</text:p>
          </table:table-cell>
          <table:table-cell table:style-name="ce207" office:value-type="string" calcext:value-type="string">
            <text:p><text:s/>timeout</text:p>
          </table:table-cell>
          <table:table-cell table:style-name="ce207" office:value-type="float" office:value="243.943013191223" calcext:value-type="float">
            <text:p>243.943013191223</text:p>
          </table:table-cell>
          <table:table-cell table:style-name="ce207" office:value-type="string" calcext:value-type="string">
            <text:p><text:s/>self</text:p>
          </table:table-cell>
          <table:table-cell table:style-name="ce207" office:value-type="float" office:value="6.9744336605072" calcext:value-type="float">
            <text:p>6.9744336605072</text:p>
          </table:table-cell>
          <table:table-cell table:style-name="ce207" office:value-type="float" office:value="14.0338494777679" calcext:value-type="float">
            <text:p>14.0338494777679</text:p>
          </table:table-cell>
          <table:table-cell table:style-name="ce207" office:value-type="float" office:value="102.171259880066" calcext:value-type="float">
            <text:p>102.171259880066</text:p>
          </table:table-cell>
          <table:table-cell table:style-name="ce207" office:value-type="float" office:value="90.9261121749878" calcext:value-type="float">
            <text:p>90.9261121749878</text:p>
          </table:table-cell>
          <table:table-cell table:style-name="ce207" office:value-type="float" office:value="19.6054379940033" calcext:value-type="float">
            <text:p>19.6054379940033</text:p>
          </table:table-cell>
        </table:table-row>
        <table:table-row table:style-name="ro10">
          <table:table-cell office:value-type="string" calcext:value-type="string">
            <text:p>Received by deltachat-dev@posteo.de:</text:p>
          </table:table-cell>
          <table:table-cell table:style-name="ce207" office:value-type="float" office:value="8.61113786697388" calcext:value-type="float">
            <text:p>8.61113786697388</text:p>
          </table:table-cell>
          <table:table-cell table:style-name="ce207" office:value-type="float" office:value="4.91708254814148" calcext:value-type="float">
            <text:p>4.91708254814148</text:p>
          </table:table-cell>
          <table:table-cell table:style-name="ce207" office:value-type="float" office:value="6.44988179206848" calcext:value-type="float">
            <text:p>6.44988179206848</text:p>
          </table:table-cell>
          <table:table-cell table:style-name="ce207" office:value-type="float" office:value="3.55742502212524" calcext:value-type="float">
            <text:p>3.55742502212524</text:p>
          </table:table-cell>
          <table:table-cell table:style-name="ce207" office:value-type="float" office:value="6.3503725528717" calcext:value-type="float">
            <text:p>6.3503725528717</text:p>
          </table:table-cell>
          <table:table-cell table:style-name="ce207" office:value-type="float" office:value="3.60157060623169" calcext:value-type="float">
            <text:p>3.60157060623169</text:p>
          </table:table-cell>
          <table:table-cell table:style-name="ce207" office:value-type="float" office:value="3.59769511222839" calcext:value-type="float">
            <text:p>3.59769511222839</text:p>
          </table:table-cell>
          <table:table-cell table:style-name="ce207" office:value-type="float" office:value="11.6923761367798" calcext:value-type="float">
            <text:p>11.6923761367798</text:p>
          </table:table-cell>
          <table:table-cell table:style-name="ce207" office:value-type="float" office:value="14.6389992237091" calcext:value-type="float">
            <text:p>14.6389992237091</text:p>
          </table:table-cell>
          <table:table-cell table:style-name="ce207" office:value-type="float" office:value="7.77811002731323" calcext:value-type="float">
            <text:p>7.77811002731323</text:p>
          </table:table-cell>
          <table:table-cell table:style-name="ce207" office:value-type="string" calcext:value-type="string">
            <text:p><text:s/>self</text:p>
          </table:table-cell>
          <table:table-cell table:style-name="ce207" office:value-type="float" office:value="1237.3071141243" calcext:value-type="float">
            <text:p>1237.3071141243</text:p>
          </table:table-cell>
          <table:table-cell table:style-name="ce207" office:value-type="float" office:value="1167.5920586586" calcext:value-type="float">
            <text:p>1167.5920586586</text:p>
          </table:table-cell>
          <table:table-cell table:style-name="ce207" office:value-type="string" calcext:value-type="string">
            <text:p><text:s/>timeout</text:p>
          </table:table-cell>
          <table:table-cell table:style-name="ce207" office:value-type="float" office:value="1008.18570590019" calcext:value-type="float">
            <text:p>1008.18570590019</text:p>
          </table:table-cell>
        </table:table-row>
        <table:table-row table:style-name="ro10">
          <table:table-cell office:value-type="string" calcext:value-type="string">
            <text:p>Received by deltatest@riseup.net:</text:p>
          </table:table-cell>
          <table:table-cell table:style-name="ce207" office:value-type="float" office:value="4.81732416152954" calcext:value-type="float">
            <text:p>4.81732416152954</text:p>
          </table:table-cell>
          <table:table-cell table:style-name="ce207" office:value-type="float" office:value="85.299348115921" calcext:value-type="float">
            <text:p>85.299348115921</text:p>
          </table:table-cell>
          <table:table-cell table:style-name="ce207" office:value-type="float" office:value="90.752715587616" calcext:value-type="float">
            <text:p>90.752715587616</text:p>
          </table:table-cell>
          <table:table-cell table:style-name="ce207" office:value-type="float" office:value="83.7359607219696" calcext:value-type="float">
            <text:p>83.7359607219696</text:p>
          </table:table-cell>
          <table:table-cell table:style-name="ce207" office:value-type="float" office:value="74.4435448646545" calcext:value-type="float">
            <text:p>74.4435448646545</text:p>
          </table:table-cell>
          <table:table-cell table:style-name="ce207" office:value-type="float" office:value="6.68083119392395" calcext:value-type="float">
            <text:p>6.68083119392395</text:p>
          </table:table-cell>
          <table:table-cell table:style-name="ce207" office:value-type="float" office:value="218.599251270294" calcext:value-type="float">
            <text:p>218.599251270294</text:p>
          </table:table-cell>
          <table:table-cell table:style-name="ce207" office:value-type="float" office:value="9.85809111595154" calcext:value-type="float">
            <text:p>9.85809111595154</text:p>
          </table:table-cell>
          <table:table-cell table:style-name="ce207" office:value-type="float" office:value="150.36319065094" calcext:value-type="float">
            <text:p>150.36319065094</text:p>
          </table:table-cell>
          <table:table-cell table:style-name="ce207" office:value-type="float" office:value="77.421204328537" calcext:value-type="float">
            <text:p>77.421204328537</text:p>
          </table:table-cell>
          <table:table-cell table:style-name="ce207" office:value-type="float" office:value="158.09193944931" calcext:value-type="float">
            <text:p>158.09193944931</text:p>
          </table:table-cell>
          <table:table-cell table:style-name="ce207" office:value-type="string" calcext:value-type="string">
            <text:p><text:s/>self</text:p>
          </table:table-cell>
          <table:table-cell table:style-name="ce207" office:value-type="float" office:value="106.540527820587" calcext:value-type="float">
            <text:p>106.540527820587</text:p>
          </table:table-cell>
          <table:table-cell table:style-name="ce207" office:value-type="float" office:value="80.8516817092896" calcext:value-type="float">
            <text:p>80.8516817092896</text:p>
          </table:table-cell>
          <table:table-cell table:style-name="ce207" office:value-type="float" office:value="1397.61920619011" calcext:value-type="float">
            <text:p>1397.61920619011</text:p>
          </table:table-cell>
        </table:table-row>
        <table:table-row table:style-name="ro10">
          <table:table-cell office:value-type="string" calcext:value-type="string">
            <text:p>Received by namilefherz@e.email:</text:p>
          </table:table-cell>
          <table:table-cell table:style-name="ce207" office:value-type="float" office:value="3.73863959312439" calcext:value-type="float">
            <text:p>3.73863959312439</text:p>
          </table:table-cell>
          <table:table-cell table:style-name="ce207" office:value-type="float" office:value="7.3292281627655" calcext:value-type="float">
            <text:p>7.3292281627655</text:p>
          </table:table-cell>
          <table:table-cell table:style-name="ce207" office:value-type="float" office:value="8.29332447052002" calcext:value-type="float">
            <text:p>8.29332447052002</text:p>
          </table:table-cell>
          <table:table-cell table:style-name="ce207" office:value-type="float" office:value="4.29390907287598" calcext:value-type="float">
            <text:p>4.29390907287598</text:p>
          </table:table-cell>
          <table:table-cell table:style-name="ce207" office:value-type="float" office:value="4.94699501991272" calcext:value-type="float">
            <text:p>4.94699501991272</text:p>
          </table:table-cell>
          <table:table-cell table:style-name="ce207" office:value-type="float" office:value="4.72899651527405" calcext:value-type="float">
            <text:p>4.72899651527405</text:p>
          </table:table-cell>
          <table:table-cell table:style-name="ce207" office:value-type="float" office:value="7.27755999565125" calcext:value-type="float">
            <text:p>7.27755999565125</text:p>
          </table:table-cell>
          <table:table-cell table:style-name="ce207" office:value-type="float" office:value="6.42814898490906" calcext:value-type="float">
            <text:p>6.42814898490906</text:p>
          </table:table-cell>
          <table:table-cell table:style-name="ce207" office:value-type="float" office:value="140.693328857422" calcext:value-type="float">
            <text:p>140.693328857422</text:p>
          </table:table-cell>
          <table:table-cell table:style-name="ce207" office:value-type="float" office:value="7.32494115829468" calcext:value-type="float">
            <text:p>7.32494115829468</text:p>
          </table:table-cell>
          <table:table-cell table:style-name="ce207" office:value-type="float" office:value="4.37184739112854" calcext:value-type="float">
            <text:p>4.37184739112854</text:p>
          </table:table-cell>
          <table:table-cell table:style-name="ce207" office:value-type="float" office:value="8.60714626312256" calcext:value-type="float">
            <text:p>8.60714626312256</text:p>
          </table:table-cell>
          <table:table-cell table:style-name="ce207" office:value-type="string" calcext:value-type="string">
            <text:p><text:s/>self</text:p>
          </table:table-cell>
          <table:table-cell table:style-name="ce207" office:value-type="float" office:value="4.39598441123962" calcext:value-type="float">
            <text:p>4.39598441123962</text:p>
          </table:table-cell>
          <table:table-cell table:style-name="ce207" office:value-type="float" office:value="6.88761115074158" calcext:value-type="float">
            <text:p>6.88761115074158</text:p>
          </table:table-cell>
        </table:table-row>
        <table:table-row table:style-name="ro10">
          <table:table-cell office:value-type="string" calcext:value-type="string">
            <text:p>Received by musterfraum@yandex.ru:</text:p>
          </table:table-cell>
          <table:table-cell table:style-name="ce207" office:value-type="float" office:value="11.2302634716034" calcext:value-type="float">
            <text:p>11.2302634716034</text:p>
          </table:table-cell>
          <table:table-cell table:style-name="ce207" office:value-type="float" office:value="20.0099351406097" calcext:value-type="float">
            <text:p>20.0099351406097</text:p>
          </table:table-cell>
          <table:table-cell table:style-name="ce207" office:value-type="float" office:value="16.9512147903442" calcext:value-type="float">
            <text:p>16.9512147903442</text:p>
          </table:table-cell>
          <table:table-cell table:style-name="ce207" office:value-type="float" office:value="90.9581162929535" calcext:value-type="float">
            <text:p>90.9581162929535</text:p>
          </table:table-cell>
          <table:table-cell table:style-name="ce207" office:value-type="float" office:value="88.7104322910309" calcext:value-type="float">
            <text:p>88.7104322910309</text:p>
          </table:table-cell>
          <table:table-cell table:style-name="ce207" office:value-type="float" office:value="100.473827123642" calcext:value-type="float">
            <text:p>100.473827123642</text:p>
          </table:table-cell>
          <table:table-cell table:style-name="ce207" office:value-type="float" office:value="21.1630136966705" calcext:value-type="float">
            <text:p>21.1630136966705</text:p>
          </table:table-cell>
          <table:table-cell table:style-name="ce207" office:value-type="float" office:value="13.7605845928192" calcext:value-type="float">
            <text:p>13.7605845928192</text:p>
          </table:table-cell>
          <table:table-cell table:style-name="ce207" office:value-type="float" office:value="153.331578016281" calcext:value-type="float">
            <text:p>153.331578016281</text:p>
          </table:table-cell>
          <table:table-cell table:style-name="ce207" office:value-type="float" office:value="17.7156541347504" calcext:value-type="float">
            <text:p>17.7156541347504</text:p>
          </table:table-cell>
          <table:table-cell table:style-name="ce207" office:value-type="float" office:value="11.6396651268005" calcext:value-type="float">
            <text:p>11.6396651268005</text:p>
          </table:table-cell>
          <table:table-cell table:style-name="ce207" office:value-type="float" office:value="1328.77515530586" calcext:value-type="float">
            <text:p>1328.77515530586</text:p>
          </table:table-cell>
          <table:table-cell table:style-name="ce207" office:value-type="float" office:value="1254.04752135277" calcext:value-type="float">
            <text:p>1254.04752135277</text:p>
          </table:table-cell>
          <table:table-cell table:style-name="ce207" office:value-type="string" calcext:value-type="string">
            <text:p><text:s/>self</text:p>
          </table:table-cell>
          <table:table-cell table:style-name="ce207" office:value-type="float" office:value="1078.55675578117" calcext:value-type="float">
            <text:p>1078.55675578117</text:p>
          </table:table-cell>
        </table:table-row>
        <table:table-row table:style-name="ro10">
          <table:table-cell office:value-type="string" calcext:value-type="string">
            <text:p>Received by delta_test@zohomail.eu:</text:p>
          </table:table-cell>
          <table:table-cell table:style-name="ce207" office:value-type="float" office:value="12.0812845230103" calcext:value-type="float">
            <text:p>12.0812845230103</text:p>
          </table:table-cell>
          <table:table-cell table:style-name="ce207" office:value-type="float" office:value="9.60696172714233" calcext:value-type="float">
            <text:p>9.60696172714233</text:p>
          </table:table-cell>
          <table:table-cell table:style-name="ce207" office:value-type="float" office:value="12.6588006019592" calcext:value-type="float">
            <text:p>12.6588006019592</text:p>
          </table:table-cell>
          <table:table-cell table:style-name="ce207" office:value-type="float" office:value="7.97398138046265" calcext:value-type="float">
            <text:p>7.97398138046265</text:p>
          </table:table-cell>
          <table:table-cell table:style-name="ce207" office:value-type="float" office:value="9.2531578540802" calcext:value-type="float">
            <text:p>9.2531578540802</text:p>
          </table:table-cell>
          <table:table-cell table:style-name="ce207" office:value-type="float" office:value="6.47562408447266" calcext:value-type="float">
            <text:p>6.47562408447266</text:p>
          </table:table-cell>
          <table:table-cell table:style-name="ce207" office:value-type="float" office:value="4.23227500915527" calcext:value-type="float">
            <text:p>4.23227500915527</text:p>
          </table:table-cell>
          <table:table-cell table:style-name="ce207" office:value-type="float" office:value="7.70500612258911" calcext:value-type="float">
            <text:p>7.70500612258911</text:p>
          </table:table-cell>
          <table:table-cell table:style-name="ce207" office:value-type="float" office:value="144.38071513176" calcext:value-type="float">
            <text:p>144.38071513176</text:p>
          </table:table-cell>
          <table:table-cell table:style-name="ce207" office:value-type="float" office:value="16.1985964775085" calcext:value-type="float">
            <text:p>16.1985964775085</text:p>
          </table:table-cell>
          <table:table-cell table:style-name="ce207" office:value-type="float" office:value="8.92586398124695" calcext:value-type="float">
            <text:p>8.92586398124695</text:p>
          </table:table-cell>
          <table:table-cell table:style-name="ce207" office:value-type="float" office:value="10.8935956954956" calcext:value-type="float">
            <text:p>10.8935956954956</text:p>
          </table:table-cell>
          <table:table-cell table:style-name="ce207" office:value-type="float" office:value="11.9982132911682" calcext:value-type="float">
            <text:p>11.9982132911682</text:p>
          </table:table-cell>
          <table:table-cell table:style-name="ce207" office:value-type="float" office:value="7.76398658752441" calcext:value-type="float">
            <text:p>7.76398658752441</text:p>
          </table:table-cell>
          <table:table-cell table:style-name="ce207" office:value-type="string" calcext:value-type="string">
            <text:p><text:s/>self</text:p>
          </table:table-cell>
        </table:table-row>
        <table:table-row table:style-name="ro10">
          <table:table-cell office:value-type="string" calcext:value-type="string">
            <text:p>could send messages to other providers:</text:p>
          </table:table-cell>
          <table:table-cell table:number-columns-repeated="7" table:style-name="ce205" office:value-type="string" calcext:value-type="string">
            <text:p><text:s/>100.0%</text:p>
          </table:table-cell>
          <table:table-cell table:style-name="ce205" office:value-type="string" calcext:value-type="string">
            <text:p><text:s/>92.85714285714286%</text:p>
          </table:table-cell>
          <table:table-cell table:number-columns-repeated="5" table:style-name="ce205" office:value-type="string" calcext:value-type="string">
            <text:p><text:s/>100.0%</text:p>
          </table:table-cell>
          <table:table-cell table:style-name="ce205" office:value-type="string" calcext:value-type="string">
            <text:p><text:s/>92.85714285714286%</text:p>
          </table:table-cell>
          <table:table-cell table:style-name="ce205" office:value-type="string" calcext:value-type="string">
            <text:p><text:s/>100.0%</text:p>
          </table:table-cell>
        </table:table-row>
        <table:table-row table:style-name="ro10">
          <table:table-cell office:value-type="string" calcext:value-type="string">
            <text:p>received messages from other providers:</text:p>
          </table:table-cell>
          <table:table-cell table:number-columns-repeated="9" table:style-name="ce205" office:value-type="string" calcext:value-type="string">
            <text:p><text:s/>100.0%</text:p>
          </table:table-cell>
          <table:table-cell table:number-columns-repeated="2" table:style-name="ce205" office:value-type="string" calcext:value-type="string">
            <text:p><text:s/>92.85714285714286%</text:p>
          </table:table-cell>
          <table:table-cell table:number-columns-repeated="4" table:style-name="ce205" office:value-type="string" calcext:value-type="string">
            <text:p><text:s/>100.0%</text:p>
          </table:table-cell>
        </table:table-row>
        <table:table-row table:style-name="ro10" table:number-rows-repeated="1048557">
          <table:table-cell table:number-columns-repeated="16"/>
        </table:table-row>
        <table:table-row table:style-name="ro10">
          <table:table-cell table:number-columns-repeated="16"/>
        </table:table-row>
        <calcext:conditional-formats>
          <calcext:conditional-format calcext:target-range-address="interoperability.B2:interoperability.P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ea75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overview.B24:overview.O26" table:contains-header="false" table:orientation="column"/>
        <table:database-range table:name="__Anonymous_Sheet_DB__1" table:target-range-address="details.A19:details.N2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ränzl, Gerald</meta:initial-creator>
    <meta:creation-date>2021-07-03T09:09:16Z</meta:creation-date>
    <dc:date>2023-04-26T08:02:58.542407185</dc:date>
    <meta:editing-duration>P3DT23H2M8S</meta:editing-duration>
    <meta:editing-cycles>144</meta:editing-cycles>
    <meta:print-date>2022-01-19T16:45:51.629708886</meta:print-date>
    <meta:document-statistic meta:table-count="5" meta:cell-count="1712" meta:object-count="0"/>
  </office:meta>
</office:document-meta>
</file>